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67cm"/>
    </style:style>
    <style:style style:name="gr9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3.391cm"/>
    </style:style>
    <style:style style:name="gr10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2.427cm"/>
    </style:style>
    <style:style style:name="gr11" style:family="graphic" style:parent-style-name="standard">
      <style:graphic-properties draw:fill="solid" draw:fill-color="#ff808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.226cm"/>
    </style:style>
    <style:style style:name="gr13" style:family="graphic" style:parent-style-name="standard">
      <style:graphic-properties draw:stroke="none" draw:fill="none" fo:min-height="0.426cm"/>
    </style:style>
    <style:style style:name="gr14" style:family="graphic" style:parent-style-name="standard">
      <style:graphic-properties draw:stroke="none" draw:fill="none" fo:min-height="0.4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7cm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>
      <style:graphic-properties draw:fill="solid" draw:fill-color="#ff8080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color="#000000" draw:fill="solid" draw:fill-color="#ff808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.1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0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cm" fo:min-width="2.9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center"/>
      <style:text-properties style:font-name="Times" fo:font-size="12pt" style:font-size-asian="12pt" style:font-size-complex="12pt"/>
    </style:style>
    <style:style style:name="P4" style:family="paragraph">
      <style:text-properties style:font-name="Times" fo:font-size="12pt" style:font-size-asian="12pt" style:font-size-complex="12pt"/>
    </style:style>
    <style:style style:name="P5" style:family="paragraph">
      <style:text-properties style:font-name="Times"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fo:font-size="12pt"/>
    </style:style>
    <style:style style:name="T1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" fo:font-size="14pt" style:font-size-asian="14pt" style:font-size-complex="14pt"/>
    </style:style>
    <style:style style:name="T6" style:family="text">
      <style:text-properties style:font-name="Time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59cm" svg:y1="4.016cm" svg:x2="3.879cm" svg:y2="5.611cm">
          <text:p/>
        </draw:line>
        <draw:line draw:style-name="gr1" draw:text-style-name="P1" draw:layer="layout" svg:x1="5.16cm" svg:y1="4.017cm" svg:x2="6.532cm" svg:y2="5.181cm">
          <text:p/>
        </draw:line>
        <draw:ellipse draw:style-name="gr2" draw:text-style-name="P2" draw:layer="layout" svg:width="1.266cm" svg:height="0.913cm" svg:x="4.567cm" svg:y="3.588cm">
          <text:p text:style-name="P1"><text:span text:style-name="T1">B</text:span></text:p>
        </draw:ellipse>
        <draw:line draw:style-name="gr1" draw:text-style-name="P1" draw:layer="layout" svg:x1="5.426cm" svg:y1="16.456cm" svg:x2="4.154cm" svg:y2="14.774cm">
          <text:p/>
        </draw:line>
        <draw:line draw:style-name="gr1" draw:text-style-name="P1" draw:layer="layout" svg:x1="3.36cm" svg:y1="16.36cm" svg:x2="4.154cm" svg:y2="14.774cm">
          <text:p/>
        </draw:line>
        <draw:ellipse draw:style-name="gr2" draw:text-style-name="P2" draw:layer="layout" svg:width="1.583cm" svg:height="0.913cm" svg:x="4.483cm" svg:y="15.978cm">
          <text:p text:style-name="P1"><text:span text:style-name="T1">Waluigi</text:span></text:p>
        </draw:ellipse>
        <draw:ellipse draw:style-name="gr2" draw:text-style-name="P2" draw:layer="layout" svg:width="1.583cm" svg:height="0.913cm" svg:x="2.51cm" svg:y="15.977cm">
          <text:p text:style-name="P1"><text:span text:style-name="T1">Luigi</text:span></text:p>
        </draw:ellipse>
        <draw:ellipse draw:style-name="gr2" draw:text-style-name="P2" draw:layer="layout" svg:width="1.583cm" svg:height="0.913cm" svg:x="3.581cm" svg:y="14.476cm">
          <text:p text:style-name="P1"><text:span text:style-name="T1">Luther</text:span></text:p>
        </draw:ellipse>
        <draw:line draw:style-name="gr1" draw:text-style-name="P1" draw:layer="layout" svg:x1="6.586cm" svg:y1="21cm" svg:x2="4.954cm" svg:y2="19.945cm">
          <text:p/>
        </draw:line>
        <draw:line draw:style-name="gr1" draw:text-style-name="P1" draw:layer="layout" svg:x1="3.511cm" svg:y1="21.068cm" svg:x2="5.096cm" svg:y2="22.297cm">
          <text:p/>
        </draw:line>
        <draw:line draw:style-name="gr1" draw:text-style-name="P1" draw:layer="layout" svg:x1="8.94cm" svg:y1="23.931cm" svg:x2="7.668cm" svg:y2="22.249cm">
          <text:p/>
        </draw:line>
        <draw:line draw:style-name="gr1" draw:text-style-name="P1" draw:layer="layout" svg:x1="6.586cm" svg:y1="21.001cm" svg:x2="7.667cm" svg:y2="22.249cm">
          <text:p/>
        </draw:line>
        <draw:line draw:style-name="gr1" draw:text-style-name="P1" draw:layer="layout" svg:x1="6.874cm" svg:y1="23.835cm" svg:x2="7.668cm" svg:y2="22.249cm">
          <text:p/>
        </draw:line>
        <draw:ellipse draw:style-name="gr2" draw:text-style-name="P2" draw:layer="layout" svg:width="1.583cm" svg:height="0.913cm" svg:x="7.997cm" svg:y="23.453cm">
          <text:p text:style-name="P1"><text:span text:style-name="T1">Waluigi</text:span></text:p>
        </draw:ellipse>
        <draw:ellipse draw:style-name="gr2" draw:text-style-name="P2" draw:layer="layout" svg:width="1.583cm" svg:height="0.913cm" svg:x="6.024cm" svg:y="23.452cm">
          <text:p text:style-name="P1"><text:span text:style-name="T1">Luigi</text:span></text:p>
        </draw:ellipse>
        <draw:ellipse draw:style-name="gr2" draw:text-style-name="P2" draw:layer="layout" svg:width="1.583cm" svg:height="0.913cm" svg:x="7.095cm" svg:y="21.951cm">
          <text:p text:style-name="P1"><text:span text:style-name="T1">Luther</text:span></text:p>
        </draw:ellipse>
        <draw:ellipse draw:style-name="gr2" draw:text-style-name="P2" draw:layer="layout" svg:width="1.266cm" svg:height="0.913cm" svg:x="5.995cm" svg:y="20.55cm">
          <text:p text:style-name="P1"><text:span text:style-name="T1">Fred</text:span></text:p>
        </draw:ellipse>
        <draw:line draw:style-name="gr1" draw:text-style-name="P1" draw:layer="layout" svg:x1="5.086cm" svg:y1="22.501cm" svg:x2="3.596cm" svg:y2="23.797cm">
          <text:p/>
        </draw:line>
        <draw:ellipse draw:style-name="gr2" draw:text-style-name="P2" draw:layer="layout" svg:width="1.583cm" svg:height="0.913cm" svg:x="2.796cm" svg:y="23.392cm">
          <text:p text:style-name="P1"><text:span text:style-name="T1">Calista</text:span></text:p>
        </draw:ellipse>
        <draw:ellipse draw:style-name="gr2" draw:text-style-name="P2" draw:layer="layout" svg:width="1.583cm" svg:height="0.913cm" svg:x="4.296cm" svg:y="21.892cm">
          <text:p text:style-name="P1"><text:span text:style-name="T1">Daisy</text:span></text:p>
        </draw:ellipse>
        <draw:line draw:style-name="gr1" draw:text-style-name="P1" draw:layer="layout" svg:x1="5.025cm" svg:y1="19.848cm" svg:x2="3.535cm" svg:y2="21.144cm">
          <text:p/>
        </draw:line>
        <draw:ellipse draw:style-name="gr2" draw:text-style-name="P2" draw:layer="layout" svg:width="1.494cm" svg:height="0.913cm" svg:x="4.182cm" svg:y="19.501cm">
          <text:p text:style-name="P1"><text:span text:style-name="T1">Eunice</text:span></text:p>
        </draw:ellipse>
        <draw:custom-shape draw:style-name="gr3" draw:text-style-name="P3" draw:layer="layout" svg:width="1.506cm" svg:height="1.542cm" svg:x="3.198cm" svg:y="5.388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66cm" svg:y1="5.616cm" svg:x2="5.38cm" svg:y2="7.211cm">
          <text:p/>
        </draw:line>
        <draw:custom-shape draw:style-name="gr3" draw:text-style-name="P3" draw:layer="layout" svg:width="1.506cm" svg:height="1.542cm" svg:x="4.699cm" svg:y="6.988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698cm" svg:y1="5.432cm" svg:x2="8.281cm" svg:y2="7.211cm">
          <text:p/>
        </draw:line>
        <draw:custom-shape draw:style-name="gr3" draw:text-style-name="P3" draw:layer="layout" svg:width="1.506cm" svg:height="1.542cm" svg:x="7.6cm" svg:y="6.98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6.167cm" svg:y="4.989cm">
          <text:p text:style-name="P1"><text:span text:style-name="T1">D</text:span></text:p>
        </draw:ellipse>
        <draw:line draw:style-name="gr1" draw:text-style-name="P1" draw:layer="layout" svg:x1="14.259cm" svg:y1="5.416cm" svg:x2="12.979cm" svg:y2="7.011cm">
          <text:p/>
        </draw:line>
        <draw:line draw:style-name="gr1" draw:text-style-name="P1" draw:layer="layout" svg:x1="14.34cm" svg:y1="5.377cm" svg:x2="15.702cm" svg:y2="3.979cm">
          <text:p/>
        </draw:line>
        <draw:custom-shape draw:style-name="gr3" draw:text-style-name="P3" draw:layer="layout" svg:width="1.506cm" svg:height="1.542cm" svg:x="12.298cm" svg:y="6.888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247cm" svg:y1="5.162cm" svg:x2="15.323cm" svg:y2="7.032cm">
          <text:p/>
        </draw:line>
        <draw:custom-shape draw:style-name="gr3" draw:text-style-name="P3" draw:layer="layout" svg:width="1.506cm" svg:height="1.542cm" svg:x="14.499cm" svg:y="6.888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98cm" svg:y1="4.032cm" svg:x2="17.381cm" svg:y2="5.811cm">
          <text:p/>
        </draw:line>
        <draw:custom-shape draw:style-name="gr3" draw:text-style-name="P3" draw:layer="layout" svg:width="1.506cm" svg:height="1.542cm" svg:x="16.7cm" svg:y="5.58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5.137cm" svg:y="3.431cm">
          <text:p text:style-name="P1"><text:span text:style-name="T1">D</text:span></text:p>
        </draw:ellipse>
        <draw:ellipse draw:style-name="gr2" draw:text-style-name="P2" draw:layer="layout" svg:width="1.266cm" svg:height="0.913cm" svg:x="13.667cm" svg:y="4.988cm">
          <text:p text:style-name="P1"><text:span text:style-name="T1">B</text:span></text:p>
        </draw:ellipse>
        <draw:line draw:style-name="gr4" draw:text-style-name="P1" draw:layer="layout" svg:x1="8.819cm" svg:y1="4.719cm" svg:x2="12.619cm" svg:y2="4.754cm">
          <text:p/>
        </draw:line>
        <draw:frame draw:style-name="gr5" draw:text-style-name="P4" draw:layer="layout" svg:width="3.415cm" svg:height="0.675cm" svg:x="8.827cm" svg:y="4.066cm">
          <draw:text-box>
            <text:p><text:span text:style-name="T2">Rotation about D</text:span></text:p>
          </draw:text-box>
        </draw:frame>
        <draw:line draw:style-name="gr6" draw:text-style-name="P1" draw:layer="layout" svg:x1="8.819cm" svg:y1="5.119cm" svg:x2="12.619cm" svg:y2="5.154cm">
          <text:p/>
        </draw:line>
        <draw:frame draw:style-name="gr5" draw:text-style-name="P4" draw:layer="layout" svg:width="3.393cm" svg:height="0.675cm" svg:x="8.927cm" svg:y="5.266cm">
          <draw:text-box>
            <text:p><text:span text:style-name="T2">Rotation about B</text:span></text:p>
          </draw:text-box>
        </draw:frame>
        <draw:line draw:style-name="gr1" draw:text-style-name="P1" draw:layer="layout" svg:x1="4.76cm" svg:y1="11.806cm" svg:x2="3.128cm" svg:y2="10.751cm">
          <text:p/>
        </draw:line>
        <draw:ellipse draw:style-name="gr2" draw:text-style-name="P2" draw:layer="layout" svg:width="1.266cm" svg:height="0.913cm" svg:x="4.169cm" svg:y="11.356cm">
          <text:p text:style-name="P1"><text:span text:style-name="T1">Fred</text:span></text:p>
        </draw:ellipse>
        <draw:ellipse draw:style-name="gr2" draw:text-style-name="P2" draw:layer="layout" svg:width="1.266cm" svg:height="0.913cm" svg:x="2.584cm" svg:y="10.307cm">
          <text:p text:style-name="P1"><text:span text:style-name="T1">Binky</text:span></text:p>
        </draw:ellipse>
        <draw:line draw:style-name="gr4" draw:text-style-name="P1" draw:layer="layout" svg:x1="5.719cm" svg:y1="11.02cm" svg:x2="10.048cm" svg:y2="11.055cm">
          <text:p/>
        </draw:line>
        <draw:frame draw:style-name="gr7" draw:text-style-name="P4" draw:layer="layout" svg:width="3.891cm" svg:height="0.675cm" svg:x="5.728cm" svg:y="10.367cm">
          <draw:text-box>
            <text:p><text:span text:style-name="T2">Rotation about Fred</text:span></text:p>
          </draw:text-box>
        </draw:frame>
        <draw:line draw:style-name="gr6" draw:text-style-name="P1" draw:layer="layout" svg:x1="5.719cm" svg:y1="11.42cm" svg:x2="10.048cm" svg:y2="11.455cm">
          <text:p/>
        </draw:line>
        <draw:frame draw:style-name="gr8" draw:text-style-name="P4" draw:layer="layout" svg:width="4.143cm" svg:height="0.675cm" svg:x="5.841cm" svg:y="11.567cm">
          <draw:text-box>
            <text:p><text:span text:style-name="T2">Rotation about Binky</text:span></text:p>
          </draw:text-box>
        </draw:frame>
        <draw:line draw:style-name="gr1" draw:text-style-name="P1" draw:layer="layout" svg:x1="13.24cm" svg:y1="10.726cm" svg:x2="11.835cm" svg:y2="11.875cm">
          <text:p/>
        </draw:line>
        <draw:ellipse draw:style-name="gr2" draw:text-style-name="P2" draw:layer="layout" svg:width="1.266cm" svg:height="0.913cm" svg:x="12.638cm" svg:y="10.302cm">
          <text:p text:style-name="P1"><text:span text:style-name="T1">Fred</text:span></text:p>
        </draw:ellipse>
        <draw:ellipse draw:style-name="gr2" draw:text-style-name="P2" draw:layer="layout" svg:width="1.266cm" svg:height="0.913cm" svg:x="11.085cm" svg:y="11.36cm">
          <text:p text:style-name="P1"><text:span text:style-name="T1">Binky</text:span></text:p>
        </draw:ellipse>
        <draw:frame draw:style-name="gr9" draw:text-style-name="P3" draw:layer="layout" svg:width="3.978cm" svg:height="1.523cm" svg:x="15.212cm" svg:y="10.583cm">
          <draw:text-box>
            <text:p text:style-name="P1"><text:span text:style-name="T2">In this example, the</text:span></text:p>
            <text:p text:style-name="P1"><text:span text:style-name="T2">A, C, and E subtrees</text:span></text:p>
            <text:p text:style-name="P1"><text:span text:style-name="T2">are all empty.</text:span></text:p>
          </draw:text-box>
        </draw:frame>
        <draw:line draw:style-name="gr1" draw:text-style-name="P1" draw:layer="layout" svg:x1="13.567cm" svg:y1="13.63cm" svg:x2="12.45cm" svg:y2="14.748cm">
          <text:p/>
        </draw:line>
        <draw:line draw:style-name="gr1" draw:text-style-name="P1" draw:layer="layout" svg:x1="11.06cm" svg:y1="16.361cm" svg:x2="12.386cm" svg:y2="14.843cm">
          <text:p/>
        </draw:line>
        <draw:ellipse draw:style-name="gr2" draw:text-style-name="P2" draw:layer="layout" svg:width="1.583cm" svg:height="0.913cm" svg:x="13.077cm" svg:y="13.106cm">
          <text:p text:style-name="P1"><text:span text:style-name="T1">Waluigi</text:span></text:p>
        </draw:ellipse>
        <draw:ellipse draw:style-name="gr2" draw:text-style-name="P2" draw:layer="layout" svg:width="1.583cm" svg:height="0.913cm" svg:x="10.21cm" svg:y="15.978cm">
          <text:p text:style-name="P1"><text:span text:style-name="T1">Luigi</text:span></text:p>
        </draw:ellipse>
        <draw:ellipse draw:style-name="gr2" draw:text-style-name="P2" draw:layer="layout" svg:width="1.583cm" svg:height="0.913cm" svg:x="11.581cm" svg:y="14.477cm">
          <text:p text:style-name="P1"><text:span text:style-name="T1">Luther</text:span></text:p>
        </draw:ellipse>
        <draw:line draw:style-name="gr4" draw:text-style-name="P1" draw:layer="layout" svg:x1="6.02cm" svg:y1="15.121cm" svg:x2="10.349cm" svg:y2="15.156cm">
          <text:p/>
        </draw:line>
        <draw:frame draw:style-name="gr7" draw:text-style-name="P4" draw:layer="layout" svg:width="4.431cm" svg:height="0.675cm" svg:x="6.029cm" svg:y="14.468cm">
          <draw:text-box>
            <text:p><text:span text:style-name="T2">Rotation about Waluigi</text:span></text:p>
          </draw:text-box>
        </draw:frame>
        <draw:line draw:style-name="gr6" draw:text-style-name="P1" draw:layer="layout" svg:x1="6.02cm" svg:y1="15.521cm" svg:x2="10.349cm" svg:y2="15.556cm">
          <text:p/>
        </draw:line>
        <draw:frame draw:style-name="gr8" draw:text-style-name="P4" draw:layer="layout" svg:width="4.236cm" svg:height="0.675cm" svg:x="6.142cm" svg:y="15.668cm">
          <draw:text-box>
            <text:p><text:span text:style-name="T2">Rotation about Luther</text:span></text:p>
          </draw:text-box>
        </draw:frame>
        <draw:frame draw:style-name="gr9" draw:text-style-name="P3" draw:layer="layout" svg:width="3.891cm" svg:height="2.371cm" svg:x="15.112cm" svg:y="14.484cm">
          <draw:text-box>
            <text:p text:style-name="P1"><text:span text:style-name="T2">Now the C and E</text:span></text:p>
            <text:p text:style-name="P1"><text:span text:style-name="T2">subtrees are empty, </text:span></text:p>
            <text:p text:style-name="P1"><text:span text:style-name="T2">but the A subtree</text:span></text:p>
            <text:p text:style-name="P1"><text:span text:style-name="T2">is composed of a</text:span></text:p>
            <text:p text:style-name="P1"><text:span text:style-name="T2">single node.</text:span></text:p>
          </draw:text-box>
        </draw:frame>
        <draw:line draw:style-name="gr1" draw:text-style-name="P1" draw:layer="layout" svg:x1="2.267cm" svg:y1="22.377cm" svg:x2="3.535cm" svg:y2="21.144cm">
          <text:p/>
        </draw:line>
        <draw:ellipse draw:style-name="gr2" draw:text-style-name="P2" draw:layer="layout" svg:width="1.583cm" svg:height="0.913cm" svg:x="2.735cm" svg:y="20.739cm">
          <text:p text:style-name="P1"><text:span text:style-name="T1">Binky</text:span></text:p>
        </draw:ellipse>
        <draw:ellipse draw:style-name="gr2" draw:text-style-name="P2" draw:layer="layout" svg:width="1.859cm" svg:height="1.072cm" svg:x="1.197cm" svg:y="21.834cm">
          <text:p text:style-name="P1"><text:span text:style-name="T1">Baby</text:span></text:p>
          <text:p text:style-name="P1"><text:span text:style-name="T1">Daisy</text:span></text:p>
        </draw:ellipse>
        <draw:line draw:style-name="gr1" draw:text-style-name="P1" draw:layer="layout" svg:x1="17.287cm" svg:y1="21.901cm" svg:x2="15.655cm" svg:y2="20.846cm">
          <text:p/>
        </draw:line>
        <draw:line draw:style-name="gr1" draw:text-style-name="P1" draw:layer="layout" svg:x1="15.646cm" svg:y1="20.819cm" svg:x2="14.145cm" svg:y2="22.351cm">
          <text:p/>
        </draw:line>
        <draw:line draw:style-name="gr1" draw:text-style-name="P1" draw:layer="layout" svg:x1="19.641cm" svg:y1="24.832cm" svg:x2="18.369cm" svg:y2="23.15cm">
          <text:p/>
        </draw:line>
        <draw:line draw:style-name="gr1" draw:text-style-name="P1" draw:layer="layout" svg:x1="17.287cm" svg:y1="21.902cm" svg:x2="18.368cm" svg:y2="23.15cm">
          <text:p/>
        </draw:line>
        <draw:line draw:style-name="gr1" draw:text-style-name="P1" draw:layer="layout" svg:x1="17.575cm" svg:y1="24.736cm" svg:x2="18.369cm" svg:y2="23.15cm">
          <text:p/>
        </draw:line>
        <draw:ellipse draw:style-name="gr2" draw:text-style-name="P2" draw:layer="layout" svg:width="1.583cm" svg:height="0.913cm" svg:x="18.698cm" svg:y="24.354cm">
          <text:p text:style-name="P1"><text:span text:style-name="T1">Waluigi</text:span></text:p>
        </draw:ellipse>
        <draw:ellipse draw:style-name="gr2" draw:text-style-name="P2" draw:layer="layout" svg:width="1.583cm" svg:height="0.913cm" svg:x="16.725cm" svg:y="24.353cm">
          <text:p text:style-name="P1"><text:span text:style-name="T1">Luigi</text:span></text:p>
        </draw:ellipse>
        <draw:ellipse draw:style-name="gr2" draw:text-style-name="P2" draw:layer="layout" svg:width="1.583cm" svg:height="0.913cm" svg:x="17.796cm" svg:y="22.852cm">
          <text:p text:style-name="P1"><text:span text:style-name="T1">Luther</text:span></text:p>
        </draw:ellipse>
        <draw:ellipse draw:style-name="gr2" draw:text-style-name="P2" draw:layer="layout" svg:width="1.266cm" svg:height="0.913cm" svg:x="16.696cm" svg:y="21.451cm">
          <text:p text:style-name="P1"><text:span text:style-name="T1">Fred</text:span></text:p>
        </draw:ellipse>
        <draw:line draw:style-name="gr1" draw:text-style-name="P1" draw:layer="layout" svg:x1="14.187cm" svg:y1="22.502cm" svg:x2="12.697cm" svg:y2="23.798cm">
          <text:p/>
        </draw:line>
        <draw:ellipse draw:style-name="gr2" draw:text-style-name="P2" draw:layer="layout" svg:width="1.583cm" svg:height="0.913cm" svg:x="11.897cm" svg:y="23.393cm">
          <text:p text:style-name="P1"><text:span text:style-name="T1">Calista</text:span></text:p>
        </draw:ellipse>
        <draw:ellipse draw:style-name="gr2" draw:text-style-name="P2" draw:layer="layout" svg:width="1.583cm" svg:height="0.913cm" svg:x="13.397cm" svg:y="21.893cm">
          <text:p text:style-name="P1"><text:span text:style-name="T1">Daisy</text:span></text:p>
        </draw:ellipse>
        <draw:line draw:style-name="gr1" draw:text-style-name="P1" draw:layer="layout" svg:x1="15.726cm" svg:y1="20.749cm" svg:x2="14.113cm" svg:y2="19.478cm">
          <text:p/>
        </draw:line>
        <draw:ellipse draw:style-name="gr2" draw:text-style-name="P2" draw:layer="layout" svg:width="1.494cm" svg:height="0.913cm" svg:x="14.883cm" svg:y="20.402cm">
          <text:p text:style-name="P1"><text:span text:style-name="T1">Eunice</text:span></text:p>
        </draw:ellipse>
        <draw:line draw:style-name="gr1" draw:text-style-name="P1" draw:layer="layout" svg:x1="12.68cm" svg:y1="20.789cm" svg:x2="13.948cm" svg:y2="19.556cm">
          <text:p/>
        </draw:line>
        <draw:ellipse draw:style-name="gr2" draw:text-style-name="P2" draw:layer="layout" svg:width="1.583cm" svg:height="0.913cm" svg:x="13.277cm" svg:y="18.895cm">
          <text:p text:style-name="P1"><text:span text:style-name="T1">Binky</text:span></text:p>
        </draw:ellipse>
        <draw:ellipse draw:style-name="gr2" draw:text-style-name="P2" draw:layer="layout" svg:width="1.859cm" svg:height="1.072cm" svg:x="11.579cm" svg:y="20.469cm">
          <text:p text:style-name="P1"><text:span text:style-name="T1">Baby</text:span></text:p>
          <text:p text:style-name="P1"><text:span text:style-name="T1">Daisy</text:span></text:p>
        </draw:ellipse>
        <draw:line draw:style-name="gr4" draw:text-style-name="P1" draw:layer="layout" svg:x1="7.22cm" svg:y1="19.622cm" svg:x2="11.549cm" svg:y2="19.657cm">
          <text:p/>
        </draw:line>
        <draw:frame draw:style-name="gr7" draw:text-style-name="P4" draw:layer="layout" svg:width="4.143cm" svg:height="0.675cm" svg:x="7.229cm" svg:y="18.969cm">
          <draw:text-box>
            <text:p><text:span text:style-name="T2">Rotation about Binky</text:span></text:p>
          </draw:text-box>
        </draw:frame>
        <draw:line draw:style-name="gr6" draw:text-style-name="P1" draw:layer="layout" svg:x1="7.22cm" svg:y1="20.022cm" svg:x2="11.549cm" svg:y2="20.057cm">
          <text:p/>
        </draw:line>
        <draw:frame draw:style-name="gr8" draw:text-style-name="P4" draw:layer="layout" svg:width="4.287cm" svg:height="0.675cm" svg:x="7.342cm" svg:y="20.169cm">
          <draw:text-box>
            <text:p><text:span text:style-name="T2">Rotation about Eunice</text:span></text:p>
          </draw:text-box>
        </draw:frame>
        <draw:frame draw:style-name="gr10" draw:text-style-name="P3" draw:layer="layout" svg:width="3.004cm" svg:height="1.099cm" svg:x="16.928cm" svg:y="19.717cm">
          <draw:text-box>
            <text:p text:style-name="P1"><text:span text:style-name="T2">A, C and E are</text:span></text:p>
            <text:p text:style-name="P1"><text:span text:style-name="T2">all non-empty.</text:span></text:p>
          </draw:text-box>
        </draw:frame>
      </draw:page>
      <draw:page draw:name="page2" draw:style-name="dp1" draw:master-page-name="Default">
        <draw:line draw:style-name="gr1" draw:text-style-name="P1" draw:layer="layout" svg:x1="5.019cm" svg:y1="21.074cm" svg:x2="3.739cm" svg:y2="22.669cm">
          <text:p/>
        </draw:line>
        <draw:line draw:style-name="gr1" draw:text-style-name="P1" draw:layer="layout" svg:x1="5.02cm" svg:y1="21.075cm" svg:x2="6.392cm" svg:y2="22.239cm">
          <text:p/>
        </draw:line>
        <draw:ellipse draw:style-name="gr2" draw:text-style-name="P2" draw:layer="layout" svg:width="1.266cm" svg:height="0.913cm" svg:x="4.427cm" svg:y="20.646cm">
          <text:p text:style-name="P1"><text:span text:style-name="T1">B</text:span></text:p>
        </draw:ellipse>
        <draw:line draw:style-name="gr1" draw:text-style-name="P1" draw:layer="layout" svg:x1="6.589cm" svg:y1="4.004cm" svg:x2="4.957cm" svg:y2="2.949cm">
          <text:p/>
        </draw:line>
        <draw:line draw:style-name="gr1" draw:text-style-name="P1" draw:layer="layout" svg:x1="3.514cm" svg:y1="4.072cm" svg:x2="5.099cm" svg:y2="5.301cm">
          <text:p/>
        </draw:line>
        <draw:line draw:style-name="gr1" draw:text-style-name="P1" draw:layer="layout" svg:x1="8.943cm" svg:y1="6.935cm" svg:x2="7.671cm" svg:y2="5.253cm">
          <text:p/>
        </draw:line>
        <draw:line draw:style-name="gr1" draw:text-style-name="P1" draw:layer="layout" svg:x1="6.589cm" svg:y1="4.005cm" svg:x2="7.67cm" svg:y2="5.253cm">
          <text:p/>
        </draw:line>
        <draw:line draw:style-name="gr1" draw:text-style-name="P1" draw:layer="layout" svg:x1="6.877cm" svg:y1="6.839cm" svg:x2="7.671cm" svg:y2="5.253cm">
          <text:p/>
        </draw:line>
        <draw:ellipse draw:style-name="gr2" draw:text-style-name="P2" draw:layer="layout" svg:width="1.583cm" svg:height="0.913cm" svg:x="8cm" svg:y="6.457cm">
          <text:p text:style-name="P1"><text:span text:style-name="T1">Waluigi</text:span></text:p>
        </draw:ellipse>
        <draw:ellipse draw:style-name="gr2" draw:text-style-name="P2" draw:layer="layout" svg:width="1.583cm" svg:height="0.913cm" svg:x="6.027cm" svg:y="6.456cm">
          <text:p text:style-name="P1"><text:span text:style-name="T1">Luigi</text:span></text:p>
        </draw:ellipse>
        <draw:ellipse draw:style-name="gr2" draw:text-style-name="P2" draw:layer="layout" svg:width="1.583cm" svg:height="0.913cm" svg:x="7.098cm" svg:y="4.955cm">
          <text:p text:style-name="P1"><text:span text:style-name="T1">Luther</text:span></text:p>
        </draw:ellipse>
        <draw:ellipse draw:style-name="gr2" draw:text-style-name="P2" draw:layer="layout" svg:width="1.266cm" svg:height="0.913cm" svg:x="5.998cm" svg:y="3.554cm">
          <text:p text:style-name="P1"><text:span text:style-name="T1">Fred</text:span></text:p>
        </draw:ellipse>
        <draw:line draw:style-name="gr1" draw:text-style-name="P1" draw:layer="layout" svg:x1="5.089cm" svg:y1="5.505cm" svg:x2="3.599cm" svg:y2="6.801cm">
          <text:p/>
        </draw:line>
        <draw:ellipse draw:style-name="gr2" draw:text-style-name="P2" draw:layer="layout" svg:width="1.583cm" svg:height="0.913cm" svg:x="2.799cm" svg:y="6.396cm">
          <text:p text:style-name="P1"><text:span text:style-name="T1">Calista</text:span></text:p>
        </draw:ellipse>
        <draw:ellipse draw:style-name="gr2" draw:text-style-name="P2" draw:layer="layout" svg:width="1.583cm" svg:height="0.913cm" svg:x="4.299cm" svg:y="4.896cm">
          <text:p text:style-name="P1"><text:span text:style-name="T1">Daisy</text:span></text:p>
        </draw:ellipse>
        <draw:line draw:style-name="gr1" draw:text-style-name="P1" draw:layer="layout" svg:x1="5.028cm" svg:y1="2.852cm" svg:x2="3.538cm" svg:y2="4.148cm">
          <text:p/>
        </draw:line>
        <draw:ellipse draw:style-name="gr2" draw:text-style-name="P2" draw:layer="layout" svg:width="1.494cm" svg:height="0.913cm" svg:x="4.185cm" svg:y="2.505cm">
          <text:p text:style-name="P1"><text:span text:style-name="T1">Eunice</text:span></text:p>
        </draw:ellipse>
        <draw:custom-shape draw:style-name="gr3" draw:text-style-name="P3" draw:layer="layout" svg:width="1.506cm" svg:height="1.542cm" svg:x="3.058cm" svg:y="22.4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52cm" svg:y1="22.674cm" svg:x2="5.24cm" svg:y2="24.269cm">
          <text:p/>
        </draw:line>
        <draw:custom-shape draw:style-name="gr3" draw:text-style-name="P3" draw:layer="layout" svg:width="1.506cm" svg:height="1.542cm" svg:x="4.559cm" svg:y="24.04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558cm" svg:y1="22.49cm" svg:x2="8.141cm" svg:y2="24.269cm">
          <text:p/>
        </draw:line>
        <draw:custom-shape draw:style-name="gr3" draw:text-style-name="P3" draw:layer="layout" svg:width="1.506cm" svg:height="1.542cm" svg:x="7.46cm" svg:y="24.04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6.027cm" svg:y="22.047cm">
          <text:p text:style-name="P1"><text:span text:style-name="T1">D</text:span></text:p>
        </draw:ellipse>
        <draw:line draw:style-name="gr1" draw:text-style-name="P1" draw:layer="layout" svg:x1="14.119cm" svg:y1="22.474cm" svg:x2="12.839cm" svg:y2="24.069cm">
          <text:p/>
        </draw:line>
        <draw:line draw:style-name="gr1" draw:text-style-name="P1" draw:layer="layout" svg:x1="14.2cm" svg:y1="22.435cm" svg:x2="15.562cm" svg:y2="21.037cm">
          <text:p/>
        </draw:line>
        <draw:custom-shape draw:style-name="gr3" draw:text-style-name="P3" draw:layer="layout" svg:width="1.506cm" svg:height="1.542cm" svg:x="12.158cm" svg:y="23.9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107cm" svg:y1="22.22cm" svg:x2="15.183cm" svg:y2="24.09cm">
          <text:p/>
        </draw:line>
        <draw:custom-shape draw:style-name="gr3" draw:text-style-name="P3" draw:layer="layout" svg:width="1.506cm" svg:height="1.542cm" svg:x="14.359cm" svg:y="23.94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658cm" svg:y1="21.09cm" svg:x2="17.241cm" svg:y2="22.869cm">
          <text:p/>
        </draw:line>
        <draw:custom-shape draw:style-name="gr3" draw:text-style-name="P3" draw:layer="layout" svg:width="1.506cm" svg:height="1.542cm" svg:x="16.56cm" svg:y="22.64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4.997cm" svg:y="20.489cm">
          <text:p text:style-name="P1"><text:span text:style-name="T1">D</text:span></text:p>
        </draw:ellipse>
        <draw:ellipse draw:style-name="gr2" draw:text-style-name="P2" draw:layer="layout" svg:width="1.266cm" svg:height="0.913cm" svg:x="13.527cm" svg:y="22.046cm">
          <text:p text:style-name="P1"><text:span text:style-name="T1">B</text:span></text:p>
        </draw:ellipse>
        <draw:line draw:style-name="gr4" draw:text-style-name="P1" draw:layer="layout" svg:x1="8.679cm" svg:y1="21.777cm" svg:x2="12.479cm" svg:y2="21.812cm">
          <text:p/>
        </draw:line>
        <draw:frame draw:style-name="gr5" draw:text-style-name="P4" draw:layer="layout" svg:width="3.415cm" svg:height="0.675cm" svg:x="8.687cm" svg:y="21.124cm">
          <draw:text-box>
            <text:p><text:span text:style-name="T2">Rotation about D</text:span></text:p>
          </draw:text-box>
        </draw:frame>
        <draw:line draw:style-name="gr6" draw:text-style-name="P1" draw:layer="layout" svg:x1="8.679cm" svg:y1="22.177cm" svg:x2="12.479cm" svg:y2="22.212cm">
          <text:p/>
        </draw:line>
        <draw:frame draw:style-name="gr5" draw:text-style-name="P4" draw:layer="layout" svg:width="3.393cm" svg:height="0.675cm" svg:x="8.787cm" svg:y="22.324cm">
          <draw:text-box>
            <text:p><text:span text:style-name="T2">Rotation about B</text:span></text:p>
          </draw:text-box>
        </draw:frame>
        <draw:line draw:style-name="gr1" draw:text-style-name="P1" draw:layer="layout" svg:x1="2.27cm" svg:y1="5.381cm" svg:x2="3.538cm" svg:y2="4.148cm">
          <text:p/>
        </draw:line>
        <draw:ellipse draw:style-name="gr2" draw:text-style-name="P2" draw:layer="layout" svg:width="1.583cm" svg:height="0.913cm" svg:x="2.738cm" svg:y="3.743cm">
          <text:p text:style-name="P1"><text:span text:style-name="T1">Binky</text:span></text:p>
        </draw:ellipse>
        <draw:ellipse draw:style-name="gr2" draw:text-style-name="P2" draw:layer="layout" svg:width="1.859cm" svg:height="1.072cm" svg:x="1.2cm" svg:y="4.838cm">
          <text:p text:style-name="P1"><text:span text:style-name="T1">Baby</text:span></text:p>
          <text:p text:style-name="P1"><text:span text:style-name="T1">Daisy</text:span></text:p>
        </draw:ellipse>
        <draw:line draw:style-name="gr4" draw:text-style-name="P1" draw:layer="layout" svg:x1="8.423cm" svg:y1="3.626cm" svg:x2="12.752cm" svg:y2="3.661cm">
          <text:p/>
        </draw:line>
        <draw:frame draw:style-name="gr7" draw:text-style-name="P4" draw:layer="layout" svg:width="4.096cm" svg:height="0.675cm" svg:x="8.432cm" svg:y="2.973cm">
          <draw:text-box>
            <text:p><text:span text:style-name="T2">Rotation about Daisy</text:span></text:p>
          </draw:text-box>
        </draw:frame>
        <draw:line draw:style-name="gr6" draw:text-style-name="P1" draw:layer="layout" svg:x1="8.423cm" svg:y1="4.026cm" svg:x2="12.752cm" svg:y2="4.061cm">
          <text:p/>
        </draw:line>
        <draw:frame draw:style-name="gr8" draw:text-style-name="P4" draw:layer="layout" svg:width="4.143cm" svg:height="0.675cm" svg:x="8.545cm" svg:y="4.173cm">
          <draw:text-box>
            <text:p><text:span text:style-name="T2">Rotation about Binky</text:span></text:p>
          </draw:text-box>
        </draw:frame>
        <draw:frame draw:style-name="gr10" draw:text-style-name="P3" draw:layer="layout" svg:width="8.931cm" svg:height="0.675cm" svg:x="5.747cm" svg:y="8.119cm">
          <draw:text-box>
            <text:p text:style-name="P1"><text:span text:style-name="T2">You can rotate about any node that is not the root.</text:span></text:p>
          </draw:text-box>
        </draw:frame>
        <draw:line draw:style-name="gr1" draw:text-style-name="P1" draw:layer="layout" svg:x1="17.49cm" svg:y1="4.005cm" svg:x2="15.858cm" svg:y2="2.95cm">
          <text:p/>
        </draw:line>
        <draw:line draw:style-name="gr1" draw:text-style-name="P1" draw:layer="layout" svg:x1="14.415cm" svg:y1="4.073cm" svg:x2="13.236cm" svg:y2="5.5cm">
          <text:p/>
        </draw:line>
        <draw:line draw:style-name="gr1" draw:text-style-name="P1" draw:layer="layout" svg:x1="19.844cm" svg:y1="6.936cm" svg:x2="18.572cm" svg:y2="5.254cm">
          <text:p/>
        </draw:line>
        <draw:line draw:style-name="gr1" draw:text-style-name="P1" draw:layer="layout" svg:x1="17.49cm" svg:y1="4.006cm" svg:x2="18.571cm" svg:y2="5.254cm">
          <text:p/>
        </draw:line>
        <draw:line draw:style-name="gr1" draw:text-style-name="P1" draw:layer="layout" svg:x1="17.778cm" svg:y1="6.84cm" svg:x2="18.572cm" svg:y2="5.254cm">
          <text:p/>
        </draw:line>
        <draw:ellipse draw:style-name="gr2" draw:text-style-name="P2" draw:layer="layout" svg:width="1.583cm" svg:height="0.913cm" svg:x="18.901cm" svg:y="6.458cm">
          <text:p text:style-name="P1"><text:span text:style-name="T1">Waluigi</text:span></text:p>
        </draw:ellipse>
        <draw:ellipse draw:style-name="gr2" draw:text-style-name="P2" draw:layer="layout" svg:width="1.583cm" svg:height="0.913cm" svg:x="16.928cm" svg:y="6.457cm">
          <text:p text:style-name="P1"><text:span text:style-name="T1">Luigi</text:span></text:p>
        </draw:ellipse>
        <draw:ellipse draw:style-name="gr2" draw:text-style-name="P2" draw:layer="layout" svg:width="1.583cm" svg:height="0.913cm" svg:x="17.999cm" svg:y="4.956cm">
          <text:p text:style-name="P1"><text:span text:style-name="T1">Luther</text:span></text:p>
        </draw:ellipse>
        <draw:ellipse draw:style-name="gr2" draw:text-style-name="P2" draw:layer="layout" svg:width="1.266cm" svg:height="0.913cm" svg:x="16.899cm" svg:y="3.555cm">
          <text:p text:style-name="P1"><text:span text:style-name="T1">Fred</text:span></text:p>
        </draw:ellipse>
        <draw:line draw:style-name="gr1" draw:text-style-name="P1" draw:layer="layout" svg:x1="13.048cm" svg:y1="5.148cm" svg:x2="14.4cm" svg:y2="6.593cm">
          <text:p/>
        </draw:line>
        <draw:ellipse draw:style-name="gr2" draw:text-style-name="P2" draw:layer="layout" svg:width="1.583cm" svg:height="0.913cm" svg:x="13.698cm" svg:y="6.232cm">
          <text:p text:style-name="P1"><text:span text:style-name="T1">Calista</text:span></text:p>
        </draw:ellipse>
        <draw:line draw:style-name="gr1" draw:text-style-name="P1" draw:layer="layout" svg:x1="15.929cm" svg:y1="2.853cm" svg:x2="14.439cm" svg:y2="4.149cm">
          <text:p/>
        </draw:line>
        <draw:ellipse draw:style-name="gr2" draw:text-style-name="P2" draw:layer="layout" svg:width="1.494cm" svg:height="0.913cm" svg:x="15.086cm" svg:y="2.506cm">
          <text:p text:style-name="P1"><text:span text:style-name="T1">Eunice</text:span></text:p>
        </draw:ellipse>
        <draw:line draw:style-name="gr1" draw:text-style-name="P1" draw:layer="layout" svg:x1="11.971cm" svg:y1="6.782cm" svg:x2="13.239cm" svg:y2="5.549cm">
          <text:p/>
        </draw:line>
        <draw:ellipse draw:style-name="gr2" draw:text-style-name="P2" draw:layer="layout" svg:width="1.583cm" svg:height="0.913cm" svg:x="12.439cm" svg:y="5.144cm">
          <text:p text:style-name="P1"><text:span text:style-name="T1">Binky</text:span></text:p>
        </draw:ellipse>
        <draw:ellipse draw:style-name="gr2" draw:text-style-name="P2" draw:layer="layout" svg:width="1.859cm" svg:height="1.072cm" svg:x="10.901cm" svg:y="6.239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583cm" svg:height="0.913cm" svg:x="13.662cm" svg:y="3.732cm">
          <text:p text:style-name="P1"><text:span text:style-name="T1">Daisy</text:span></text:p>
        </draw:ellipse>
        <draw:line draw:style-name="gr1" draw:text-style-name="P1" draw:layer="layout" svg:x1="6.59cm" svg:y1="11.305cm" svg:x2="4.958cm" svg:y2="10.25cm">
          <text:p/>
        </draw:line>
        <draw:line draw:style-name="gr1" draw:text-style-name="P1" draw:layer="layout" svg:x1="3.515cm" svg:y1="11.373cm" svg:x2="5.1cm" svg:y2="12.602cm">
          <text:p/>
        </draw:line>
        <draw:line draw:style-name="gr1" draw:text-style-name="P1" draw:layer="layout" svg:x1="6.59cm" svg:y1="11.306cm" svg:x2="7.671cm" svg:y2="12.554cm">
          <text:p/>
        </draw:line>
        <draw:ellipse draw:style-name="gr2" draw:text-style-name="P2" draw:layer="layout" svg:width="1.583cm" svg:height="0.913cm" svg:x="7.099cm" svg:y="12.256cm">
          <text:p text:style-name="P1"><text:span text:style-name="T1">Luther</text:span></text:p>
        </draw:ellipse>
        <draw:ellipse draw:style-name="gr2" draw:text-style-name="P2" draw:layer="layout" svg:width="1.266cm" svg:height="0.913cm" svg:x="5.999cm" svg:y="10.855cm">
          <text:p text:style-name="P1"><text:span text:style-name="T1">Fred</text:span></text:p>
        </draw:ellipse>
        <draw:line draw:style-name="gr1" draw:text-style-name="P1" draw:layer="layout" svg:x1="5.09cm" svg:y1="12.806cm" svg:x2="3.6cm" svg:y2="14.102cm">
          <text:p/>
        </draw:line>
        <draw:ellipse draw:style-name="gr2" draw:text-style-name="P2" draw:layer="layout" svg:width="1.583cm" svg:height="0.913cm" svg:x="2.8cm" svg:y="13.697cm">
          <text:p text:style-name="P1"><text:span text:style-name="T1">Calista</text:span></text:p>
        </draw:ellipse>
        <draw:ellipse draw:style-name="gr2" draw:text-style-name="P2" draw:layer="layout" svg:width="1.583cm" svg:height="0.913cm" svg:x="4.3cm" svg:y="12.197cm">
          <text:p text:style-name="P1"><text:span text:style-name="T1">Daisy</text:span></text:p>
        </draw:ellipse>
        <draw:line draw:style-name="gr1" draw:text-style-name="P1" draw:layer="layout" svg:x1="5.029cm" svg:y1="10.153cm" svg:x2="3.539cm" svg:y2="11.449cm">
          <text:p/>
        </draw:line>
        <draw:ellipse draw:style-name="gr2" draw:text-style-name="P2" draw:layer="layout" svg:width="1.494cm" svg:height="0.913cm" svg:x="4.186cm" svg:y="9.806cm">
          <text:p text:style-name="P1"><text:span text:style-name="T1">Eunice</text:span></text:p>
        </draw:ellipse>
        <draw:line draw:style-name="gr1" draw:text-style-name="P1" draw:layer="layout" svg:x1="2.271cm" svg:y1="12.682cm" svg:x2="3.539cm" svg:y2="11.449cm">
          <text:p/>
        </draw:line>
        <draw:ellipse draw:style-name="gr2" draw:text-style-name="P2" draw:layer="layout" svg:width="1.583cm" svg:height="0.913cm" svg:x="2.739cm" svg:y="11.044cm">
          <text:p text:style-name="P1"><text:span text:style-name="T1">Binky</text:span></text:p>
        </draw:ellipse>
        <draw:ellipse draw:style-name="gr2" draw:text-style-name="P2" draw:layer="layout" svg:width="1.859cm" svg:height="1.072cm" svg:x="1.201cm" svg:y="12.139cm">
          <text:p text:style-name="P1"><text:span text:style-name="T1">Baby</text:span></text:p>
          <text:p text:style-name="P1"><text:span text:style-name="T1">Daisy</text:span></text:p>
        </draw:ellipse>
        <draw:line draw:style-name="gr1" draw:text-style-name="P1" draw:layer="layout" svg:x1="17.391cm" svg:y1="11.306cm" svg:x2="15.759cm" svg:y2="10.251cm">
          <text:p/>
        </draw:line>
        <draw:line draw:style-name="gr1" draw:text-style-name="P1" draw:layer="layout" svg:x1="14.316cm" svg:y1="11.374cm" svg:x2="15.901cm" svg:y2="12.603cm">
          <text:p/>
        </draw:line>
        <draw:line draw:style-name="gr1" draw:text-style-name="P1" draw:layer="layout" svg:x1="19.745cm" svg:y1="14.237cm" svg:x2="18.473cm" svg:y2="12.555cm">
          <text:p/>
        </draw:line>
        <draw:line draw:style-name="gr1" draw:text-style-name="P1" draw:layer="layout" svg:x1="17.391cm" svg:y1="11.307cm" svg:x2="18.472cm" svg:y2="12.555cm">
          <text:p/>
        </draw:line>
        <draw:line draw:style-name="gr1" draw:text-style-name="P1" draw:layer="layout" svg:x1="17.679cm" svg:y1="14.141cm" svg:x2="18.473cm" svg:y2="12.555cm">
          <text:p/>
        </draw:line>
        <draw:ellipse draw:style-name="gr2" draw:text-style-name="P2" draw:layer="layout" svg:width="1.583cm" svg:height="0.913cm" svg:x="18.802cm" svg:y="13.759cm">
          <text:p text:style-name="P1"><text:span text:style-name="T1">Waluigi</text:span></text:p>
        </draw:ellipse>
        <draw:ellipse draw:style-name="gr2" draw:text-style-name="P2" draw:layer="layout" svg:width="1.583cm" svg:height="0.913cm" svg:x="16.829cm" svg:y="13.758cm">
          <text:p text:style-name="P1"><text:span text:style-name="T1">Luigi</text:span></text:p>
        </draw:ellipse>
        <draw:ellipse draw:style-name="gr2" draw:text-style-name="P2" draw:layer="layout" svg:width="1.583cm" svg:height="0.913cm" svg:x="17.9cm" svg:y="12.257cm">
          <text:p text:style-name="P1"><text:span text:style-name="T1">Luther</text:span></text:p>
        </draw:ellipse>
        <draw:ellipse draw:style-name="gr2" draw:text-style-name="P2" draw:layer="layout" svg:width="1.266cm" svg:height="0.913cm" svg:x="16.8cm" svg:y="10.856cm">
          <text:p text:style-name="P1"><text:span text:style-name="T1">Fred</text:span></text:p>
        </draw:ellipse>
        <draw:line draw:style-name="gr1" draw:text-style-name="P1" draw:layer="layout" svg:x1="15.891cm" svg:y1="12.807cm" svg:x2="14.401cm" svg:y2="14.103cm">
          <text:p/>
        </draw:line>
        <draw:ellipse draw:style-name="gr2" draw:text-style-name="P2" draw:layer="layout" svg:width="1.583cm" svg:height="0.913cm" svg:x="13.601cm" svg:y="13.698cm">
          <text:p text:style-name="P1"><text:span text:style-name="T1">Calista</text:span></text:p>
        </draw:ellipse>
        <draw:ellipse draw:style-name="gr2" draw:text-style-name="P2" draw:layer="layout" svg:width="1.583cm" svg:height="0.913cm" svg:x="15.101cm" svg:y="12.198cm">
          <text:p text:style-name="P1"><text:span text:style-name="T1">Daisy</text:span></text:p>
        </draw:ellipse>
        <draw:line draw:style-name="gr1" draw:text-style-name="P1" draw:layer="layout" svg:x1="15.83cm" svg:y1="10.154cm" svg:x2="14.34cm" svg:y2="11.45cm">
          <text:p/>
        </draw:line>
        <draw:ellipse draw:style-name="gr2" draw:text-style-name="P2" draw:layer="layout" svg:width="1.494cm" svg:height="0.913cm" svg:x="14.987cm" svg:y="9.807cm">
          <text:p text:style-name="P1"><text:span text:style-name="T1">Eunice</text:span></text:p>
        </draw:ellipse>
        <draw:line draw:style-name="gr1" draw:text-style-name="P1" draw:layer="layout" svg:x1="13.072cm" svg:y1="12.683cm" svg:x2="14.34cm" svg:y2="11.45cm">
          <text:p/>
        </draw:line>
        <draw:ellipse draw:style-name="gr2" draw:text-style-name="P2" draw:layer="layout" svg:width="1.583cm" svg:height="0.913cm" svg:x="13.54cm" svg:y="11.045cm">
          <text:p text:style-name="P1"><text:span text:style-name="T1">Binky</text:span></text:p>
        </draw:ellipse>
        <draw:ellipse draw:style-name="gr2" draw:text-style-name="P2" draw:layer="layout" svg:width="1.859cm" svg:height="1.072cm" svg:x="12.002cm" svg:y="12.14cm">
          <text:p text:style-name="P1"><text:span text:style-name="T1">Baby</text:span></text:p>
          <text:p text:style-name="P1"><text:span text:style-name="T1">Daisy</text:span></text:p>
        </draw:ellipse>
        <draw:frame draw:style-name="gr5" draw:text-style-name="P4" draw:layer="layout" svg:width="0.714cm" svg:height="0.675cm" svg:x="5.533cm" svg:y="9.617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6.877cm" svg:y="10.5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8.07cm" svg:y="11.781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4.202cm" svg:y="13.506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.196cm" svg:y="11.62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4.577cm" svg:y="11.64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22cm" svg:y="10.468cm">
          <draw:text-box>
            <text:p><text:span text:style-name="T2">2</text:span></text:p>
          </draw:text-box>
        </draw:frame>
        <draw:line draw:style-name="gr1" draw:text-style-name="P1" draw:layer="layout" svg:x1="8.59cm" svg:y1="15.906cm" svg:x2="6.958cm" svg:y2="14.851cm">
          <text:p/>
        </draw:line>
        <draw:line draw:style-name="gr1" draw:text-style-name="P1" draw:layer="layout" svg:x1="5.515cm" svg:y1="15.974cm" svg:x2="7.1cm" svg:y2="17.203cm">
          <text:p/>
        </draw:line>
        <draw:line draw:style-name="gr1" draw:text-style-name="P1" draw:layer="layout" svg:x1="8.59cm" svg:y1="15.907cm" svg:x2="9.671cm" svg:y2="17.155cm">
          <text:p/>
        </draw:line>
        <draw:ellipse draw:style-name="gr2" draw:text-style-name="P2" draw:layer="layout" svg:width="1.583cm" svg:height="0.913cm" svg:x="9.099cm" svg:y="16.857cm">
          <text:p text:style-name="P1"><text:span text:style-name="T1">Luther</text:span></text:p>
        </draw:ellipse>
        <draw:ellipse draw:style-name="gr2" draw:text-style-name="P2" draw:layer="layout" svg:width="1.266cm" svg:height="0.913cm" svg:x="7.999cm" svg:y="15.456cm">
          <text:p text:style-name="P1"><text:span text:style-name="T1">Fred</text:span></text:p>
        </draw:ellipse>
        <draw:line draw:style-name="gr1" draw:text-style-name="P1" draw:layer="layout" svg:x1="7.09cm" svg:y1="17.407cm" svg:x2="5.6cm" svg:y2="18.703cm">
          <text:p/>
        </draw:line>
        <draw:ellipse draw:style-name="gr2" draw:text-style-name="P2" draw:layer="layout" svg:width="1.583cm" svg:height="0.913cm" svg:x="4.8cm" svg:y="18.298cm">
          <text:p text:style-name="P1"><text:span text:style-name="T1">Calista</text:span></text:p>
        </draw:ellipse>
        <draw:ellipse draw:style-name="gr2" draw:text-style-name="P2" draw:layer="layout" svg:width="1.583cm" svg:height="0.913cm" svg:x="6.3cm" svg:y="16.798cm">
          <text:p text:style-name="P1"><text:span text:style-name="T1">Daisy</text:span></text:p>
        </draw:ellipse>
        <draw:line draw:style-name="gr1" draw:text-style-name="P1" draw:layer="layout" svg:x1="7.029cm" svg:y1="14.754cm" svg:x2="5.539cm" svg:y2="16.05cm">
          <text:p/>
        </draw:line>
        <draw:ellipse draw:style-name="gr2" draw:text-style-name="P2" draw:layer="layout" svg:width="1.494cm" svg:height="0.913cm" svg:x="6.186cm" svg:y="14.407cm">
          <text:p text:style-name="P1"><text:span text:style-name="T1">Eunice</text:span></text:p>
        </draw:ellipse>
        <draw:line draw:style-name="gr1" draw:text-style-name="P1" draw:layer="layout" svg:x1="4.271cm" svg:y1="17.283cm" svg:x2="5.539cm" svg:y2="16.05cm">
          <text:p/>
        </draw:line>
        <draw:ellipse draw:style-name="gr2" draw:text-style-name="P2" draw:layer="layout" svg:width="1.583cm" svg:height="0.913cm" svg:x="4.739cm" svg:y="15.645cm">
          <text:p text:style-name="P1"><text:span text:style-name="T1">Binky</text:span></text:p>
        </draw:ellipse>
        <draw:frame draw:style-name="gr5" draw:text-style-name="P4" draw:layer="layout" svg:width="0.714cm" svg:height="0.675cm" svg:x="7.533cm" svg:y="14.218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8.877cm" svg:y="15.12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0.07cm" svg:y="16.382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6.202cm" svg:y="18.107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3.196cm" svg:y="16.22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577cm" svg:y="16.24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822cm" svg:y="15.069cm">
          <draw:text-box>
            <text:p><text:span text:style-name="T2">2</text:span></text:p>
          </draw:text-box>
        </draw:frame>
        <draw:line draw:style-name="gr1" draw:text-style-name="P1" draw:layer="layout" svg:x1="2.85cm" svg:y1="18.473cm" svg:x2="4.118cm" svg:y2="17.24cm">
          <text:p/>
        </draw:line>
        <draw:ellipse draw:style-name="gr2" draw:text-style-name="P2" draw:layer="layout" svg:width="1.859cm" svg:height="1.072cm" svg:x="3.201cm" svg:y="16.74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702cm" svg:y="18.14cm">
          <text:p text:style-name="P1"><text:span text:style-name="T1">Ahmad</text:span></text:p>
        </draw:ellipse>
        <draw:frame draw:style-name="gr5" draw:text-style-name="P4" draw:layer="layout" svg:width="0.714cm" svg:height="0.675cm" svg:x="1.635cm" svg:y="17.667cm">
          <draw:text-box>
            <text:p><text:span text:style-name="T2">0</text:span></text:p>
          </draw:text-box>
        </draw:frame>
        <draw:line draw:style-name="gr1" draw:text-style-name="P1" draw:layer="layout" svg:x1="17.491cm" svg:y1="16.407cm" svg:x2="15.859cm" svg:y2="15.352cm">
          <text:p/>
        </draw:line>
        <draw:line draw:style-name="gr1" draw:text-style-name="P1" draw:layer="layout" svg:x1="14.416cm" svg:y1="16.475cm" svg:x2="16.001cm" svg:y2="17.704cm">
          <text:p/>
        </draw:line>
        <draw:line draw:style-name="gr1" draw:text-style-name="P1" draw:layer="layout" svg:x1="17.491cm" svg:y1="16.408cm" svg:x2="18.572cm" svg:y2="17.656cm">
          <text:p/>
        </draw:line>
        <draw:ellipse draw:style-name="gr11" draw:text-style-name="P2" draw:layer="layout" svg:width="1.266cm" svg:height="0.913cm" svg:x="16.9cm" svg:y="15.957cm">
          <text:p text:style-name="P1"><text:span text:style-name="T1">Fred</text:span></text:p>
        </draw:ellipse>
        <draw:line draw:style-name="gr1" draw:text-style-name="P1" draw:layer="layout" svg:x1="15.991cm" svg:y1="17.908cm" svg:x2="14.501cm" svg:y2="19.204cm">
          <text:p/>
        </draw:line>
        <draw:ellipse draw:style-name="gr2" draw:text-style-name="P2" draw:layer="layout" svg:width="1.583cm" svg:height="0.913cm" svg:x="13.701cm" svg:y="18.799cm">
          <text:p text:style-name="P1"><text:span text:style-name="T1">Calista</text:span></text:p>
        </draw:ellipse>
        <draw:ellipse draw:style-name="gr2" draw:text-style-name="P2" draw:layer="layout" svg:width="1.583cm" svg:height="0.913cm" svg:x="15.201cm" svg:y="17.299cm">
          <text:p text:style-name="P1"><text:span text:style-name="T1">Daisy</text:span></text:p>
        </draw:ellipse>
        <draw:line draw:style-name="gr1" draw:text-style-name="P1" draw:layer="layout" svg:x1="15.93cm" svg:y1="15.255cm" svg:x2="14.44cm" svg:y2="16.551cm">
          <text:p/>
        </draw:line>
        <draw:ellipse draw:style-name="gr2" draw:text-style-name="P2" draw:layer="layout" svg:width="1.494cm" svg:height="0.913cm" svg:x="15.087cm" svg:y="14.908cm">
          <text:p text:style-name="P1"><text:span text:style-name="T1">Eunice</text:span></text:p>
        </draw:ellipse>
        <draw:line draw:style-name="gr1" draw:text-style-name="P1" draw:layer="layout" svg:x1="13.172cm" svg:y1="17.784cm" svg:x2="14.44cm" svg:y2="16.551cm">
          <text:p/>
        </draw:line>
        <draw:ellipse draw:style-name="gr2" draw:text-style-name="P2" draw:layer="layout" svg:width="1.583cm" svg:height="0.913cm" svg:x="13.64cm" svg:y="16.146cm">
          <text:p text:style-name="P1"><text:span text:style-name="T1">Binky</text:span></text:p>
        </draw:ellipse>
        <draw:frame draw:style-name="gr5" draw:text-style-name="P4" draw:layer="layout" svg:width="0.714cm" svg:height="0.675cm" svg:x="16.434cm" svg:y="14.719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17.778cm" svg:y="15.62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8.971cm" svg:y="16.88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5.103cm" svg:y="18.608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2.097cm" svg:y="16.72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5.478cm" svg:y="16.74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3.723cm" svg:y="15.57cm">
          <draw:text-box>
            <text:p><text:span text:style-name="T2">2</text:span></text:p>
          </draw:text-box>
        </draw:frame>
        <draw:line draw:style-name="gr1" draw:text-style-name="P1" draw:layer="layout" svg:x1="11.751cm" svg:y1="18.974cm" svg:x2="13.019cm" svg:y2="17.741cm">
          <text:p/>
        </draw:line>
        <draw:ellipse draw:style-name="gr2" draw:text-style-name="P2" draw:layer="layout" svg:width="1.859cm" svg:height="1.072cm" svg:x="12.102cm" svg:y="17.24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0.603cm" svg:y="18.641cm">
          <text:p text:style-name="P1"><text:span text:style-name="T1">Ahmad</text:span></text:p>
        </draw:ellipse>
        <draw:frame draw:style-name="gr5" draw:text-style-name="P4" draw:layer="layout" svg:width="0.714cm" svg:height="0.675cm" svg:x="10.536cm" svg:y="18.168cm">
          <draw:text-box>
            <text:p><text:span text:style-name="T2">0</text:span></text:p>
          </draw:text-box>
        </draw:frame>
        <draw:line draw:style-name="gr1" draw:text-style-name="P1" draw:layer="layout" svg:x1="18.455cm" svg:y1="17.78cm" svg:x2="19.554cm" svg:y2="18.98cm">
          <text:p/>
        </draw:line>
        <draw:ellipse draw:style-name="gr2" draw:text-style-name="P2" draw:layer="layout" svg:width="1.609cm" svg:height="0.878cm" svg:x="18.972cm" svg:y="18.694cm">
          <text:p text:style-name="P1"><text:span text:style-name="T1">Waluigi</text:span></text:p>
        </draw:ellipse>
        <draw:frame draw:style-name="gr12" draw:text-style-name="P4" draw:layer="layout" svg:width="0.726cm" svg:height="0.675cm" svg:x="19.959cm" svg:y="18.237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17.744cm" svg:y="17.265cm">
          <text:p text:style-name="P1"><text:span text:style-name="T1">Luther</text:span></text:p>
        </draw:ellipse>
      </draw:page>
      <draw:page draw:name="page3" draw:style-name="dp1" draw:master-page-name="Default">
        <draw:line draw:style-name="gr1" draw:text-style-name="P1" draw:layer="layout" svg:x1="4.631cm" svg:y1="2.733cm" svg:x2="3.351cm" svg:y2="4.328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2" draw:text-style-name="P2" draw:layer="layout" svg:width="1.266cm" svg:height="0.913cm" svg:x="4.039cm" svg:y="2.305cm">
          <text:p text:style-name="P1"><text:span text:style-name="T1">B</text:span></text:p>
        </draw:ellipse>
        <draw:custom-shape draw:style-name="gr3" draw:text-style-name="P3" draw:layer="layout" svg:width="1.506cm" svg:height="1.542cm" svg:x="2.67cm" svg:y="4.105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32cm" svg:y1="4.333cm" svg:x2="4.852cm" svg:y2="5.928cm">
          <text:p/>
        </draw:line>
        <draw:custom-shape draw:style-name="gr3" draw:text-style-name="P3" draw:layer="layout" svg:width="1.506cm" svg:height="1.542cm" svg:x="4.171cm" svg:y="5.7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7cm" svg:y1="4.149cm" svg:x2="7.753cm" svg:y2="5.928cm">
          <text:p/>
        </draw:line>
        <draw:custom-shape draw:style-name="gr3" draw:text-style-name="P3" draw:layer="layout" svg:width="1.506cm" svg:height="1.542cm" svg:x="7.016cm" svg:y="5.72cm">
          <text:p text:style-name="P1"><text:span text:style-name="T2">F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639cm" svg:y="3.706cm">
          <text:p text:style-name="P1"><text:span text:style-name="T1">D</text:span></text:p>
        </draw:ellipse>
        <draw:frame draw:style-name="gr5" draw:text-style-name="P5" draw:layer="layout" svg:width="1.065cm" svg:height="0.675cm" svg:x="5.208cm" svg:y="1.985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6.778cm" svg:y="3.344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2.491cm" svg:y="3.6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5.028cm" svg:y="5.491cm">
          <draw:text-box>
            <text:p><text:span text:style-name="T3">h-3</text:span></text:p>
          </draw:text-box>
        </draw:frame>
        <draw:frame draw:style-name="gr14" draw:text-style-name="P5" draw:layer="layout" svg:width="1.1cm" svg:height="0.711cm" svg:x="7.874cm" svg:y="5.452cm">
          <draw:text-box>
            <text:p><text:span text:style-name="T3">h-3</text:span></text:p>
          </draw:text-box>
        </draw:frame>
        <draw:line draw:style-name="gr1" draw:text-style-name="P1" draw:layer="layout" svg:x1="14.231cm" svg:y1="2.734cm" svg:x2="12.951cm" svg:y2="4.329cm">
          <text:p/>
        </draw:line>
        <draw:line draw:style-name="gr1" draw:text-style-name="P1" draw:layer="layout" svg:x1="14.232cm" svg:y1="2.735cm" svg:x2="15.604cm" svg:y2="3.899cm">
          <text:p/>
        </draw:line>
        <draw:ellipse draw:style-name="gr2" draw:text-style-name="P2" draw:layer="layout" svg:width="1.266cm" svg:height="0.913cm" svg:x="13.639cm" svg:y="2.306cm">
          <text:p text:style-name="P1"><text:span text:style-name="T1">B</text:span></text:p>
        </draw:ellipse>
        <draw:custom-shape draw:style-name="gr3" draw:text-style-name="P3" draw:layer="layout" svg:width="1.506cm" svg:height="1.542cm" svg:x="12.27cm" svg:y="4.10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32cm" svg:y1="4.334cm" svg:x2="14.452cm" svg:y2="5.929cm">
          <text:p/>
        </draw:line>
        <draw:custom-shape draw:style-name="gr3" draw:text-style-name="P3" draw:layer="layout" svg:width="1.506cm" svg:height="1.542cm" svg:x="13.771cm" svg:y="5.706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77cm" svg:y1="4.15cm" svg:x2="17.353cm" svg:y2="5.929cm">
          <text:p/>
        </draw:line>
        <draw:custom-shape draw:style-name="gr3" draw:text-style-name="P3" draw:layer="layout" svg:width="1.506cm" svg:height="1.542cm" svg:x="16.616cm" svg:y="5.721cm">
          <text:p text:style-name="P1"><text:span text:style-name="T2">F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5.239cm" svg:y="3.707cm">
          <text:p text:style-name="P1"><text:span text:style-name="T1">D</text:span></text:p>
        </draw:ellipse>
        <draw:frame draw:style-name="gr5" draw:text-style-name="P5" draw:layer="layout" svg:width="0.714cm" svg:height="0.675cm" svg:x="14.808cm" svg:y="1.986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16.378cm" svg:y="3.345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12.091cm" svg:y="3.632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4.628cm" svg:y="5.492cm">
          <draw:text-box>
            <text:p><text:span text:style-name="T3">h-3</text:span></text:p>
          </draw:text-box>
        </draw:frame>
        <draw:frame draw:style-name="gr14" draw:text-style-name="P5" draw:layer="layout" svg:width="1.119cm" svg:height="0.711cm" svg:x="17.474cm" svg:y="5.453cm">
          <draw:text-box>
            <text:p><text:span text:style-name="T3">h-2</text:span></text:p>
          </draw:text-box>
        </draw:frame>
        <draw:line draw:style-name="gr1" draw:text-style-name="P1" draw:layer="layout" svg:x1="12.25cm" svg:y1="10.446cm" svg:x2="13.622cm" svg:y2="11.61cm">
          <text:p/>
        </draw:line>
        <draw:ellipse draw:style-name="gr2" draw:text-style-name="P2" draw:layer="layout" svg:width="1.266cm" svg:height="0.913cm" svg:x="11.657cm" svg:y="10.017cm">
          <text:p text:style-name="P1"><text:span text:style-name="T1">B</text:span></text:p>
        </draw:ellipse>
        <draw:line draw:style-name="gr1" draw:text-style-name="P1" draw:layer="layout" svg:x1="13.788cm" svg:y1="11.861cm" svg:x2="15.371cm" svg:y2="13.64cm">
          <text:p/>
        </draw:line>
        <draw:ellipse draw:style-name="gr2" draw:text-style-name="P2" draw:layer="layout" svg:width="1.298cm" svg:height="0.913cm" svg:x="13.257cm" svg:y="11.418cm">
          <text:p text:style-name="P1"><text:span text:style-name="T1">D</text:span></text:p>
        </draw:ellipse>
        <draw:frame draw:style-name="gr5" draw:text-style-name="P5" draw:layer="layout" svg:width="0.714cm" svg:height="0.675cm" svg:x="12.826cm" svg:y="9.697cm">
          <draw:text-box>
            <text:p><text:span text:style-name="T3">2</text:span></text:p>
          </draw:text-box>
        </draw:frame>
        <draw:frame draw:style-name="gr13" draw:text-style-name="P4" draw:layer="layout" svg:width="1.22cm" svg:height="0.676cm" svg:x="14.396cm" svg:y="11.056cm">
          <draw:text-box>
            <text:p><text:span text:style-name="T3">1</text:span></text:p>
          </draw:text-box>
        </draw:frame>
        <draw:ellipse draw:style-name="gr2" draw:text-style-name="P2" draw:layer="layout" svg:width="1.298cm" svg:height="0.913cm" svg:x="14.918cm" svg:y="13.378cm">
          <text:p text:style-name="P1"><text:span text:style-name="T1">F</text:span></text:p>
        </draw:ellipse>
        <draw:frame draw:style-name="gr13" draw:text-style-name="P4" draw:layer="layout" svg:width="1.22cm" svg:height="0.676cm" svg:x="16.057cm" svg:y="12.84cm">
          <draw:text-box>
            <text:p><text:span text:style-name="T3">0</text:span></text:p>
          </draw:text-box>
        </draw:frame>
        <draw:line draw:style-name="gr1" draw:text-style-name="P1" draw:layer="layout" svg:x1="4.184cm" svg:y1="16.617cm" svg:x2="2.904cm" svg:y2="18.212cm">
          <text:p/>
        </draw:line>
        <draw:line draw:style-name="gr1" draw:text-style-name="P1" draw:layer="layout" svg:x1="4.185cm" svg:y1="16.618cm" svg:x2="5.557cm" svg:y2="17.782cm">
          <text:p/>
        </draw:line>
        <draw:ellipse draw:style-name="gr2" draw:text-style-name="P2" draw:layer="layout" svg:width="1.266cm" svg:height="0.913cm" svg:x="3.592cm" svg:y="16.189cm">
          <text:p text:style-name="P1"><text:span text:style-name="T1">B</text:span></text:p>
        </draw:ellipse>
        <draw:custom-shape draw:style-name="gr3" draw:text-style-name="P3" draw:layer="layout" svg:width="1.506cm" svg:height="1.542cm" svg:x="2.223cm" svg:y="17.989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685cm" svg:y1="18.217cm" svg:x2="4.405cm" svg:y2="19.812cm">
          <text:p/>
        </draw:line>
        <draw:custom-shape draw:style-name="gr3" draw:text-style-name="P3" draw:layer="layout" svg:width="1.506cm" svg:height="1.542cm" svg:x="3.724cm" svg:y="19.589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723cm" svg:y1="18.033cm" svg:x2="7.306cm" svg:y2="19.812cm">
          <text:p/>
        </draw:line>
        <draw:custom-shape draw:style-name="gr3" draw:text-style-name="P3" draw:layer="layout" svg:width="1.506cm" svg:height="1.542cm" svg:x="5.503cm" svg:y="21.415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192cm" svg:y="17.59cm">
          <text:p text:style-name="P1"><text:span text:style-name="T1">D</text:span></text:p>
        </draw:ellipse>
        <draw:line draw:style-name="gr1" draw:text-style-name="P1" draw:layer="layout" svg:x1="7.324cm" svg:y1="19.734cm" svg:x2="8.907cm" svg:y2="21.513cm">
          <text:p/>
        </draw:line>
        <draw:custom-shape draw:style-name="gr3" draw:text-style-name="P3" draw:layer="layout" svg:width="1.506cm" svg:height="1.542cm" svg:x="8.226cm" svg:y="21.39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325cm" svg:y1="19.735cm" svg:x2="6.285cm" svg:y2="21.522cm">
          <text:p/>
        </draw:line>
        <draw:ellipse draw:style-name="gr2" draw:text-style-name="P2" draw:layer="layout" svg:width="1.298cm" svg:height="0.913cm" svg:x="6.793cm" svg:y="19.291cm">
          <text:p text:style-name="P1"><text:span text:style-name="T1">F</text:span></text:p>
        </draw:ellipse>
        <draw:frame draw:style-name="gr5" draw:text-style-name="P5" draw:layer="layout" svg:width="1.065cm" svg:height="0.675cm" svg:x="4.761cm" svg:y="15.869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6.331cm" svg:y="17.228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7.831cm" svg:y="18.828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2.044cm" svg:y="17.515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4.581cm" svg:y="19.375cm">
          <draw:text-box>
            <text:p><text:span text:style-name="T3">h-3</text:span></text:p>
          </draw:text-box>
        </draw:frame>
        <draw:frame draw:style-name="gr13" draw:text-style-name="P5" draw:layer="layout" svg:width="2.339cm" svg:height="0.676cm" svg:x="5.8cm" svg:y="22.942cm">
          <draw:text-box>
            <text:p><text:span text:style-name="T3">h-4</text:span></text:p>
          </draw:text-box>
        </draw:frame>
        <draw:frame draw:style-name="gr13" draw:text-style-name="P5" draw:layer="layout" svg:width="2.339cm" svg:height="0.676cm" svg:x="8.601cm" svg:y="22.942cm">
          <draw:text-box>
            <text:p><text:span text:style-name="T3">h-4</text:span></text:p>
          </draw:text-box>
        </draw:frame>
        <draw:line draw:style-name="gr1" draw:text-style-name="P1" draw:layer="layout" svg:x1="13.926cm" svg:y1="16.42cm" svg:x2="12.646cm" svg:y2="18.015cm">
          <text:p/>
        </draw:line>
        <draw:line draw:style-name="gr1" draw:text-style-name="P1" draw:layer="layout" svg:x1="13.927cm" svg:y1="16.421cm" svg:x2="15.299cm" svg:y2="17.585cm">
          <text:p/>
        </draw:line>
        <draw:ellipse draw:style-name="gr2" draw:text-style-name="P2" draw:layer="layout" svg:width="1.266cm" svg:height="0.913cm" svg:x="13.334cm" svg:y="15.992cm">
          <text:p text:style-name="P1"><text:span text:style-name="T1">B</text:span></text:p>
        </draw:ellipse>
        <draw:custom-shape draw:style-name="gr3" draw:text-style-name="P3" draw:layer="layout" svg:width="1.506cm" svg:height="1.542cm" svg:x="11.965cm" svg:y="17.792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427cm" svg:y1="18.02cm" svg:x2="14.147cm" svg:y2="19.615cm">
          <text:p/>
        </draw:line>
        <draw:custom-shape draw:style-name="gr3" draw:text-style-name="P3" draw:layer="layout" svg:width="1.506cm" svg:height="1.542cm" svg:x="13.466cm" svg:y="19.392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465cm" svg:y1="17.836cm" svg:x2="17.048cm" svg:y2="19.615cm">
          <text:p/>
        </draw:line>
        <draw:custom-shape draw:style-name="gr3" draw:text-style-name="P3" draw:layer="layout" svg:width="1.506cm" svg:height="1.542cm" svg:x="15.245cm" svg:y="21.218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14.934cm" svg:y="17.393cm">
          <text:p text:style-name="P1"><text:span text:style-name="T1">D</text:span></text:p>
        </draw:ellipse>
        <draw:line draw:style-name="gr1" draw:text-style-name="P1" draw:layer="layout" svg:x1="17.066cm" svg:y1="19.537cm" svg:x2="18.649cm" svg:y2="21.316cm">
          <text:p/>
        </draw:line>
        <draw:custom-shape draw:style-name="gr3" draw:text-style-name="P3" draw:layer="layout" svg:width="1.506cm" svg:height="1.542cm" svg:x="17.968cm" svg:y="21.193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7.067cm" svg:y1="19.538cm" svg:x2="16.027cm" svg:y2="21.325cm">
          <text:p/>
        </draw:line>
        <draw:ellipse draw:style-name="gr2" draw:text-style-name="P2" draw:layer="layout" svg:width="1.298cm" svg:height="0.913cm" svg:x="16.535cm" svg:y="19.094cm">
          <text:p text:style-name="P1"><text:span text:style-name="T1">F</text:span></text:p>
        </draw:ellipse>
        <draw:frame draw:style-name="gr5" draw:text-style-name="P5" draw:layer="layout" svg:width="0.714cm" svg:height="0.675cm" svg:x="14.503cm" svg:y="15.672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16.073cm" svg:y="17.031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17.573cm" svg:y="18.631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1.786cm" svg:y="17.318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4.323cm" svg:y="19.178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14.842cm" svg:y="22.745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17.643cm" svg:y="22.745cm">
          <draw:text-box>
            <text:p><text:span text:style-name="T3">h-3 </text:span><text:span text:style-name="T1">or</text:span><text:span text:style-name="T3"> h-4</text:span></text:p>
          </draw:text-box>
        </draw:frame>
        <draw:line draw:style-name="gr1" draw:text-style-name="P1" draw:layer="layout" svg:x1="4.169cm" svg:y1="10.719cm" svg:x2="5.541cm" svg:y2="11.883cm">
          <text:p/>
        </draw:line>
        <draw:ellipse draw:style-name="gr2" draw:text-style-name="P2" draw:layer="layout" svg:width="1.266cm" svg:height="0.913cm" svg:x="3.576cm" svg:y="10.29cm">
          <text:p text:style-name="P1"><text:span text:style-name="T1">B</text:span></text:p>
        </draw:ellipse>
        <draw:ellipse draw:style-name="gr2" draw:text-style-name="P2" draw:layer="layout" svg:width="1.298cm" svg:height="0.913cm" svg:x="5.176cm" svg:y="11.691cm">
          <text:p text:style-name="P1"><text:span text:style-name="T1">D</text:span></text:p>
        </draw:ellipse>
        <draw:frame draw:style-name="gr5" draw:text-style-name="P5" draw:layer="layout" svg:width="0.714cm" svg:height="0.675cm" svg:x="4.745cm" svg:y="9.97cm">
          <draw:text-box>
            <text:p><text:span text:style-name="T3">1</text:span></text:p>
          </draw:text-box>
        </draw:frame>
        <draw:frame draw:style-name="gr13" draw:text-style-name="P4" draw:layer="layout" svg:width="1.22cm" svg:height="0.676cm" svg:x="6.141cm" svg:y="11.377cm">
          <draw:text-box>
            <text:p><text:span text:style-name="T3">0</text:span></text:p>
          </draw:text-box>
        </draw:frame>
      </draw:page>
      <draw:page draw:name="page4" draw:style-name="dp1" draw:master-page-name="Default">
        <draw:line draw:style-name="gr1" draw:text-style-name="P1" draw:layer="layout" svg:x1="4.794cm" svg:y1="6.967cm" svg:x2="7.274cm" svg:y2="5.92cm">
          <text:p/>
        </draw:line>
        <draw:line draw:style-name="gr1" draw:text-style-name="P1" draw:layer="layout" svg:x1="9.597cm" svg:y1="7.2cm" svg:x2="7.87cm" svg:y2="8.429cm">
          <text:p/>
        </draw:line>
        <draw:line draw:style-name="gr1" draw:text-style-name="P1" draw:layer="layout" svg:x1="4.857cm" svg:y1="6.938cm" svg:x2="5.984cm" svg:y2="8.377cm">
          <text:p/>
        </draw:line>
        <draw:ellipse draw:style-name="gr2" draw:text-style-name="P2" draw:layer="layout" svg:width="1.57cm" svg:height="0.913cm" svg:x="5.101cm" svg:y="8.019cm">
          <text:p text:style-name="P1"><text:span text:style-name="T1">Calista</text:span></text:p>
        </draw:ellipse>
        <draw:line draw:style-name="gr1" draw:text-style-name="P1" draw:layer="layout" svg:x1="7.879cm" svg:y1="8.633cm" svg:x2="6.666cm" svg:y2="9.929cm">
          <text:p/>
        </draw:line>
        <draw:ellipse draw:style-name="gr2" draw:text-style-name="P2" draw:layer="layout" svg:width="1.511cm" svg:height="0.913cm" svg:x="5.793cm" svg:y="9.524cm">
          <text:p text:style-name="P1"><text:span text:style-name="T1">Eunice</text:span></text:p>
        </draw:ellipse>
        <draw:ellipse draw:style-name="gr2" draw:text-style-name="P2" draw:layer="layout" svg:width="1.724cm" svg:height="0.913cm" svg:x="7.017cm" svg:y="8.024cm">
          <text:p text:style-name="P1"><text:span text:style-name="T1">Fred</text:span></text:p>
        </draw:ellipse>
        <draw:line draw:style-name="gr1" draw:text-style-name="P1" draw:layer="layout" svg:x1="7.62cm" svg:y1="5.952cm" svg:x2="9.57cm" svg:y2="7.276cm">
          <text:p/>
        </draw:line>
        <draw:ellipse draw:style-name="gr2" draw:text-style-name="P2" draw:layer="layout" svg:width="1.627cm" svg:height="0.913cm" svg:x="6.419cm" svg:y="5.382cm">
          <text:p text:style-name="P1"><text:span text:style-name="T1">Daisy</text:span></text:p>
        </draw:ellipse>
        <draw:line draw:style-name="gr1" draw:text-style-name="P1" draw:layer="layout" svg:x1="10.951cm" svg:y1="8.509cm" svg:x2="9.57cm" svg:y2="7.276cm">
          <text:p/>
        </draw:line>
        <draw:ellipse draw:style-name="gr2" draw:text-style-name="P2" draw:layer="layout" svg:width="1.724cm" svg:height="0.913cm" svg:x="8.718cm" svg:y="6.871cm">
          <text:p text:style-name="P1"><text:span text:style-name="T1">Garth</text:span></text:p>
        </draw:ellipse>
        <draw:frame draw:style-name="gr15" draw:text-style-name="P4" draw:layer="layout" svg:width="0.778cm" svg:height="0.675cm" svg:x="5.959cm" svg:y="5.067cm">
          <draw:text-box>
            <text:p><text:span text:style-name="T2">3</text:span></text:p>
          </draw:text-box>
        </draw:frame>
        <draw:frame draw:style-name="gr15" draw:text-style-name="P4" draw:layer="layout" svg:width="0.778cm" svg:height="0.675cm" svg:x="5.971cm" svg:y="7.527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4.076cm" svg:y="6.083cm">
          <draw:text-box>
            <text:p><text:span text:style-name="T2">1</text:span></text:p>
          </draw:text-box>
        </draw:frame>
        <draw:frame draw:style-name="gr16" draw:text-style-name="P4" draw:layer="layout" svg:width="0.714cm" svg:height="0.675cm" svg:x="7.156cm" svg:y="9.333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11.345cm" svg:y="7.447cm">
          <draw:text-box>
            <text:p><text:span text:style-name="T2">1</text:span></text:p>
          </draw:text-box>
        </draw:frame>
        <draw:frame draw:style-name="gr17" draw:text-style-name="P4" draw:layer="layout" svg:width="0.777cm" svg:height="0.675cm" svg:x="7.662cm" svg:y="7.467cm">
          <draw:text-box>
            <text:p><text:span text:style-name="T2">1</text:span></text:p>
          </draw:text-box>
        </draw:frame>
        <draw:frame draw:style-name="gr15" draw:text-style-name="P4" draw:layer="layout" svg:width="0.778cm" svg:height="0.675cm" svg:x="9.573cm" svg:y="6.295cm">
          <draw:text-box>
            <text:p><text:span text:style-name="T2">2</text:span></text:p>
          </draw:text-box>
        </draw:frame>
        <draw:line draw:style-name="gr1" draw:text-style-name="P1" draw:layer="layout" svg:x1="12.499cm" svg:y1="9.699cm" svg:x2="11.118cm" svg:y2="8.466cm">
          <text:p/>
        </draw:line>
        <draw:ellipse draw:style-name="gr2" draw:text-style-name="P2" draw:layer="layout" svg:width="2.025cm" svg:height="0.968cm" svg:x="11.725cm" svg:y="9.366cm">
          <text:p text:style-name="P1"><text:span text:style-name="T1">Kourtney</text:span></text:p>
        </draw:ellipse>
        <draw:frame draw:style-name="gr15" draw:text-style-name="P4" draw:layer="layout" svg:width="0.778cm" svg:height="0.675cm" svg:x="13.045cm" svg:y="8.893cm">
          <draw:text-box>
            <text:p><text:span text:style-name="T2">0</text:span></text:p>
          </draw:text-box>
        </draw:frame>
        <draw:line draw:style-name="gr1" draw:text-style-name="P1" draw:layer="layout" svg:x1="4.694cm" svg:y1="7.125cm" svg:x2="3.497cm" svg:y2="8.325cm">
          <text:p/>
        </draw:line>
        <draw:ellipse draw:style-name="gr2" draw:text-style-name="P2" draw:layer="layout" svg:width="1.753cm" svg:height="0.878cm" svg:x="2.767cm" svg:y="8.096cm">
          <text:p text:style-name="P1"><text:span text:style-name="T1">Ahmad</text:span></text:p>
        </draw:ellipse>
        <draw:frame draw:style-name="gr12" draw:text-style-name="P4" draw:layer="layout" svg:width="0.79cm" svg:height="0.675cm" svg:x="2.767cm" svg:y="7.609cm">
          <draw:text-box>
            <text:p><text:span text:style-name="T2">0</text:span></text:p>
          </draw:text-box>
        </draw:frame>
        <draw:ellipse draw:style-name="gr2" draw:text-style-name="P2" draw:layer="layout" svg:width="1.725cm" svg:height="0.913cm" svg:x="3.807cm" svg:y="6.608cm">
          <text:p text:style-name="P1"><text:span text:style-name="T1">Binky</text:span></text:p>
        </draw:ellipse>
        <draw:line draw:style-name="gr1" draw:text-style-name="P1" draw:layer="layout" svg:x1="10.2cm" svg:y1="9.699cm" svg:x2="11.119cm" svg:y2="8.466cm">
          <text:p/>
        </draw:line>
        <draw:ellipse draw:style-name="gr2" draw:text-style-name="P2" draw:layer="layout" svg:width="1.346cm" svg:height="0.968cm" svg:x="9.369cm" svg:y="9.366cm">
          <text:p text:style-name="P1"><text:span text:style-name="T1">Hank</text:span></text:p>
        </draw:ellipse>
        <draw:frame draw:style-name="gr18" draw:text-style-name="P4" draw:layer="layout" svg:width="0.714cm" svg:height="0.675cm" svg:x="9.32cm" svg:y="8.893cm">
          <draw:text-box>
            <text:p><text:span text:style-name="T2">0</text:span></text:p>
          </draw:text-box>
        </draw:frame>
        <draw:ellipse draw:style-name="gr2" draw:text-style-name="P2" draw:layer="layout" svg:width="2.025cm" svg:height="1.072cm" svg:x="10.092cm" svg:y="7.966cm">
          <text:p text:style-name="P1"><text:span text:style-name="T1">Ingrid</text:span></text:p>
        </draw:ellipse>
        <draw:line draw:style-name="gr1" draw:text-style-name="P1" draw:layer="layout" svg:x1="7.344cm" svg:y1="13.674cm" svg:x2="9.824cm" svg:y2="12.627cm">
          <text:p/>
        </draw:line>
        <draw:line draw:style-name="gr1" draw:text-style-name="P1" draw:layer="layout" svg:x1="12.147cm" svg:y1="13.907cm" svg:x2="10.42cm" svg:y2="15.136cm">
          <text:p/>
        </draw:line>
        <draw:line draw:style-name="gr1" draw:text-style-name="P1" draw:layer="layout" svg:x1="7.407cm" svg:y1="13.645cm" svg:x2="8.534cm" svg:y2="15.084cm">
          <text:p/>
        </draw:line>
        <draw:ellipse draw:style-name="gr2" draw:text-style-name="P2" draw:layer="layout" svg:width="1.57cm" svg:height="0.913cm" svg:x="7.651cm" svg:y="14.726cm">
          <text:p text:style-name="P1"><text:span text:style-name="T1">Calista</text:span></text:p>
        </draw:ellipse>
        <draw:line draw:style-name="gr1" draw:text-style-name="P1" draw:layer="layout" svg:x1="10.429cm" svg:y1="15.34cm" svg:x2="9.216cm" svg:y2="16.636cm">
          <text:p/>
        </draw:line>
        <draw:ellipse draw:style-name="gr2" draw:text-style-name="P2" draw:layer="layout" svg:width="1.511cm" svg:height="0.913cm" svg:x="8.343cm" svg:y="16.231cm">
          <text:p text:style-name="P1"><text:span text:style-name="T1">Eunice</text:span></text:p>
        </draw:ellipse>
        <draw:ellipse draw:style-name="gr2" draw:text-style-name="P2" draw:layer="layout" svg:width="1.724cm" svg:height="0.913cm" svg:x="9.567cm" svg:y="14.731cm">
          <text:p text:style-name="P1"><text:span text:style-name="T1">Fred</text:span></text:p>
        </draw:ellipse>
        <draw:line draw:style-name="gr1" draw:text-style-name="P1" draw:layer="layout" svg:x1="10.17cm" svg:y1="12.659cm" svg:x2="12.12cm" svg:y2="13.983cm">
          <text:p/>
        </draw:line>
        <draw:ellipse draw:style-name="gr2" draw:text-style-name="P2" draw:layer="layout" svg:width="1.627cm" svg:height="0.913cm" svg:x="8.969cm" svg:y="12.089cm">
          <text:p text:style-name="P1"><text:span text:style-name="T1">Daisy</text:span></text:p>
        </draw:ellipse>
        <draw:line draw:style-name="gr1" draw:text-style-name="P1" draw:layer="layout" svg:x1="13.501cm" svg:y1="15.216cm" svg:x2="12.12cm" svg:y2="13.983cm">
          <text:p/>
        </draw:line>
        <draw:ellipse draw:style-name="gr2" draw:text-style-name="P2" draw:layer="layout" svg:width="1.724cm" svg:height="0.913cm" svg:x="11.268cm" svg:y="13.578cm">
          <text:p text:style-name="P1"><text:span text:style-name="T1">Garth</text:span></text:p>
        </draw:ellipse>
        <draw:frame draw:style-name="gr15" draw:text-style-name="P4" draw:layer="layout" svg:width="0.778cm" svg:height="0.675cm" svg:x="8.509cm" svg:y="11.774cm">
          <draw:text-box>
            <text:p><text:span text:style-name="T2">4</text:span></text:p>
          </draw:text-box>
        </draw:frame>
        <draw:frame draw:style-name="gr15" draw:text-style-name="P4" draw:layer="layout" svg:width="0.778cm" svg:height="0.675cm" svg:x="8.521cm" svg:y="14.234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6.626cm" svg:y="12.79cm">
          <draw:text-box>
            <text:p><text:span text:style-name="T2">1</text:span></text:p>
          </draw:text-box>
        </draw:frame>
        <draw:frame draw:style-name="gr16" draw:text-style-name="P4" draw:layer="layout" svg:width="0.714cm" svg:height="0.675cm" svg:x="9.706cm" svg:y="16.04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13.895cm" svg:y="14.154cm">
          <draw:text-box>
            <text:p><text:span text:style-name="T2">2</text:span></text:p>
          </draw:text-box>
        </draw:frame>
        <draw:frame draw:style-name="gr17" draw:text-style-name="P4" draw:layer="layout" svg:width="0.777cm" svg:height="0.675cm" svg:x="10.212cm" svg:y="14.174cm">
          <draw:text-box>
            <text:p><text:span text:style-name="T2">1</text:span></text:p>
          </draw:text-box>
        </draw:frame>
        <draw:frame draw:style-name="gr15" draw:text-style-name="P4" draw:layer="layout" svg:width="0.778cm" svg:height="0.675cm" svg:x="12.123cm" svg:y="13.002cm">
          <draw:text-box>
            <text:p><text:span text:style-name="T2">3</text:span></text:p>
          </draw:text-box>
        </draw:frame>
        <draw:line draw:style-name="gr1" draw:text-style-name="P1" draw:layer="layout" svg:x1="15.049cm" svg:y1="16.406cm" svg:x2="13.668cm" svg:y2="15.173cm">
          <text:p/>
        </draw:line>
        <draw:line draw:style-name="gr1" draw:text-style-name="P1" draw:layer="layout" svg:x1="13.854cm" svg:y1="18.359cm" svg:x2="15.241cm" svg:y2="16.564cm">
          <text:p/>
        </draw:line>
        <draw:ellipse draw:style-name="gr2" draw:text-style-name="P2" draw:layer="layout" svg:width="2.025cm" svg:height="0.968cm" svg:x="14.275cm" svg:y="16.073cm">
          <text:p text:style-name="P1"><text:span text:style-name="T1">Kourtney</text:span></text:p>
        </draw:ellipse>
        <draw:frame draw:style-name="gr15" draw:text-style-name="P4" draw:layer="layout" svg:width="0.778cm" svg:height="0.675cm" svg:x="15.595cm" svg:y="15.6cm">
          <draw:text-box>
            <text:p><text:span text:style-name="T2">1</text:span></text:p>
          </draw:text-box>
        </draw:frame>
        <draw:line draw:style-name="gr1" draw:text-style-name="P1" draw:layer="layout" svg:x1="7.244cm" svg:y1="13.832cm" svg:x2="6.047cm" svg:y2="15.032cm">
          <text:p/>
        </draw:line>
        <draw:ellipse draw:style-name="gr2" draw:text-style-name="P2" draw:layer="layout" svg:width="1.753cm" svg:height="0.878cm" svg:x="5.317cm" svg:y="14.803cm">
          <text:p text:style-name="P1"><text:span text:style-name="T1">Ahmad</text:span></text:p>
        </draw:ellipse>
        <draw:frame draw:style-name="gr12" draw:text-style-name="P4" draw:layer="layout" svg:width="0.79cm" svg:height="0.675cm" svg:x="5.317cm" svg:y="14.316cm">
          <draw:text-box>
            <text:p><text:span text:style-name="T2">0</text:span></text:p>
          </draw:text-box>
        </draw:frame>
        <draw:ellipse draw:style-name="gr2" draw:text-style-name="P2" draw:layer="layout" svg:width="1.725cm" svg:height="0.913cm" svg:x="6.357cm" svg:y="13.315cm">
          <text:p text:style-name="P1"><text:span text:style-name="T1">Binky</text:span></text:p>
        </draw:ellipse>
        <draw:line draw:style-name="gr1" draw:text-style-name="P1" draw:layer="layout" svg:x1="12.75cm" svg:y1="16.406cm" svg:x2="13.669cm" svg:y2="15.173cm">
          <text:p/>
        </draw:line>
        <draw:ellipse draw:style-name="gr2" draw:text-style-name="P2" draw:layer="layout" svg:width="1.346cm" svg:height="0.968cm" svg:x="11.919cm" svg:y="16.073cm">
          <text:p text:style-name="P1"><text:span text:style-name="T1">Hank</text:span></text:p>
        </draw:ellipse>
        <draw:frame draw:style-name="gr18" draw:text-style-name="P4" draw:layer="layout" svg:width="0.714cm" svg:height="0.675cm" svg:x="11.87cm" svg:y="15.6cm">
          <draw:text-box>
            <text:p><text:span text:style-name="T2">0</text:span></text:p>
          </draw:text-box>
        </draw:frame>
        <draw:ellipse draw:style-name="gr2" draw:text-style-name="P2" draw:layer="layout" svg:width="2.025cm" svg:height="1.072cm" svg:x="12.642cm" svg:y="14.673cm">
          <text:p text:style-name="P1"><text:span text:style-name="T1">Ingrid</text:span></text:p>
        </draw:ellipse>
        <draw:ellipse draw:style-name="gr2" draw:text-style-name="P2" draw:layer="layout" svg:width="2.025cm" svg:height="0.968cm" svg:x="13.08cm" svg:y="18.026cm">
          <text:p text:style-name="P1"><text:span text:style-name="T1">Jasper</text:span></text:p>
        </draw:ellipse>
        <draw:frame draw:style-name="gr15" draw:text-style-name="P4" draw:layer="layout" svg:width="0.778cm" svg:height="0.675cm" svg:x="14.4cm" svg:y="17.553cm">
          <draw:text-box>
            <text:p><text:span text:style-name="T2">0</text:span></text:p>
          </draw:text-box>
        </draw:frame>
        <draw:line draw:style-name="gr1" draw:text-style-name="P1" draw:layer="layout" svg:x1="7.344cm" svg:y1="13.674cm" svg:x2="9.824cm" svg:y2="12.627cm">
          <text:p/>
        </draw:line>
        <draw:line draw:style-name="gr1" draw:text-style-name="P1" draw:layer="layout" svg:x1="12.147cm" svg:y1="13.907cm" svg:x2="10.42cm" svg:y2="15.136cm">
          <text:p/>
        </draw:line>
        <draw:line draw:style-name="gr1" draw:text-style-name="P1" draw:layer="layout" svg:x1="7.407cm" svg:y1="13.645cm" svg:x2="8.534cm" svg:y2="15.084cm">
          <text:p/>
        </draw:line>
        <draw:ellipse draw:style-name="gr2" draw:text-style-name="P2" draw:layer="layout" svg:width="1.57cm" svg:height="0.913cm" svg:x="7.651cm" svg:y="14.726cm">
          <text:p text:style-name="P1"><text:span text:style-name="T1">Calista</text:span></text:p>
        </draw:ellipse>
        <draw:line draw:style-name="gr1" draw:text-style-name="P1" draw:layer="layout" svg:x1="10.429cm" svg:y1="15.34cm" svg:x2="9.216cm" svg:y2="16.636cm">
          <text:p/>
        </draw:line>
        <draw:ellipse draw:style-name="gr2" draw:text-style-name="P2" draw:layer="layout" svg:width="1.511cm" svg:height="0.913cm" svg:x="8.343cm" svg:y="16.231cm">
          <text:p text:style-name="P1"><text:span text:style-name="T1">Eunice</text:span></text:p>
        </draw:ellipse>
        <draw:ellipse draw:style-name="gr2" draw:text-style-name="P2" draw:layer="layout" svg:width="1.724cm" svg:height="0.913cm" svg:x="9.567cm" svg:y="14.731cm">
          <text:p text:style-name="P1"><text:span text:style-name="T1">Fred</text:span></text:p>
        </draw:ellipse>
        <draw:line draw:style-name="gr1" draw:text-style-name="P1" draw:layer="layout" svg:x1="10.17cm" svg:y1="12.659cm" svg:x2="12.12cm" svg:y2="13.983cm">
          <text:p/>
        </draw:line>
        <draw:ellipse draw:style-name="gr2" draw:text-style-name="P2" draw:layer="layout" svg:width="1.627cm" svg:height="0.913cm" svg:x="8.969cm" svg:y="12.089cm">
          <text:p text:style-name="P1"><text:span text:style-name="T1">Daisy</text:span></text:p>
        </draw:ellipse>
        <draw:line draw:style-name="gr1" draw:text-style-name="P1" draw:layer="layout" svg:x1="13.501cm" svg:y1="15.216cm" svg:x2="12.12cm" svg:y2="13.983cm">
          <text:p/>
        </draw:line>
        <draw:ellipse draw:style-name="gr2" draw:text-style-name="P2" draw:layer="layout" svg:width="1.724cm" svg:height="0.913cm" svg:x="11.268cm" svg:y="13.578cm">
          <text:p text:style-name="P1"><text:span text:style-name="T1">Garth</text:span></text:p>
        </draw:ellipse>
        <draw:frame draw:style-name="gr15" draw:text-style-name="P4" draw:layer="layout" svg:width="0.778cm" svg:height="0.675cm" svg:x="8.509cm" svg:y="11.774cm">
          <draw:text-box>
            <text:p><text:span text:style-name="T2">4</text:span></text:p>
          </draw:text-box>
        </draw:frame>
        <draw:frame draw:style-name="gr15" draw:text-style-name="P4" draw:layer="layout" svg:width="0.778cm" svg:height="0.675cm" svg:x="8.521cm" svg:y="14.234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6.626cm" svg:y="12.79cm">
          <draw:text-box>
            <text:p><text:span text:style-name="T2">1</text:span></text:p>
          </draw:text-box>
        </draw:frame>
        <draw:frame draw:style-name="gr16" draw:text-style-name="P4" draw:layer="layout" svg:width="0.714cm" svg:height="0.675cm" svg:x="9.706cm" svg:y="16.04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13.895cm" svg:y="14.154cm">
          <draw:text-box>
            <text:p><text:span text:style-name="T2">2</text:span></text:p>
          </draw:text-box>
        </draw:frame>
        <draw:frame draw:style-name="gr17" draw:text-style-name="P4" draw:layer="layout" svg:width="0.777cm" svg:height="0.675cm" svg:x="10.212cm" svg:y="14.174cm">
          <draw:text-box>
            <text:p><text:span text:style-name="T2">1</text:span></text:p>
          </draw:text-box>
        </draw:frame>
        <draw:frame draw:style-name="gr15" draw:text-style-name="P4" draw:layer="layout" svg:width="0.778cm" svg:height="0.675cm" svg:x="12.123cm" svg:y="13.002cm">
          <draw:text-box>
            <text:p><text:span text:style-name="T2">3</text:span></text:p>
          </draw:text-box>
        </draw:frame>
        <draw:line draw:style-name="gr1" draw:text-style-name="P1" draw:layer="layout" svg:x1="15.049cm" svg:y1="16.406cm" svg:x2="13.668cm" svg:y2="15.173cm">
          <text:p/>
        </draw:line>
        <draw:line draw:style-name="gr1" draw:text-style-name="P1" draw:layer="layout" svg:x1="13.854cm" svg:y1="18.359cm" svg:x2="15.241cm" svg:y2="16.564cm">
          <text:p/>
        </draw:line>
        <draw:ellipse draw:style-name="gr2" draw:text-style-name="P2" draw:layer="layout" svg:width="2.025cm" svg:height="0.968cm" svg:x="14.275cm" svg:y="16.073cm">
          <text:p text:style-name="P1"><text:span text:style-name="T1">Kourtney</text:span></text:p>
        </draw:ellipse>
        <draw:frame draw:style-name="gr15" draw:text-style-name="P4" draw:layer="layout" svg:width="0.778cm" svg:height="0.675cm" svg:x="15.595cm" svg:y="15.6cm">
          <draw:text-box>
            <text:p><text:span text:style-name="T2">1</text:span></text:p>
          </draw:text-box>
        </draw:frame>
        <draw:line draw:style-name="gr1" draw:text-style-name="P1" draw:layer="layout" svg:x1="7.244cm" svg:y1="13.832cm" svg:x2="6.047cm" svg:y2="15.032cm">
          <text:p/>
        </draw:line>
        <draw:ellipse draw:style-name="gr2" draw:text-style-name="P2" draw:layer="layout" svg:width="1.753cm" svg:height="0.878cm" svg:x="5.317cm" svg:y="14.803cm">
          <text:p text:style-name="P1"><text:span text:style-name="T1">Ahmad</text:span></text:p>
        </draw:ellipse>
        <draw:frame draw:style-name="gr12" draw:text-style-name="P4" draw:layer="layout" svg:width="0.79cm" svg:height="0.675cm" svg:x="5.317cm" svg:y="14.316cm">
          <draw:text-box>
            <text:p><text:span text:style-name="T2">0</text:span></text:p>
          </draw:text-box>
        </draw:frame>
        <draw:ellipse draw:style-name="gr2" draw:text-style-name="P2" draw:layer="layout" svg:width="1.725cm" svg:height="0.913cm" svg:x="6.357cm" svg:y="13.315cm">
          <text:p text:style-name="P1"><text:span text:style-name="T1">Binky</text:span></text:p>
        </draw:ellipse>
        <draw:line draw:style-name="gr1" draw:text-style-name="P1" draw:layer="layout" svg:x1="12.75cm" svg:y1="16.406cm" svg:x2="13.669cm" svg:y2="15.173cm">
          <text:p/>
        </draw:line>
        <draw:ellipse draw:style-name="gr2" draw:text-style-name="P2" draw:layer="layout" svg:width="1.346cm" svg:height="0.968cm" svg:x="11.919cm" svg:y="16.073cm">
          <text:p text:style-name="P1"><text:span text:style-name="T1">Hank</text:span></text:p>
        </draw:ellipse>
        <draw:frame draw:style-name="gr18" draw:text-style-name="P4" draw:layer="layout" svg:width="0.714cm" svg:height="0.675cm" svg:x="11.87cm" svg:y="15.6cm">
          <draw:text-box>
            <text:p><text:span text:style-name="T2">0</text:span></text:p>
          </draw:text-box>
        </draw:frame>
        <draw:ellipse draw:style-name="gr2" draw:text-style-name="P2" draw:layer="layout" svg:width="2.025cm" svg:height="1.072cm" svg:x="12.642cm" svg:y="14.673cm">
          <text:p text:style-name="P1"><text:span text:style-name="T1">Ingrid</text:span></text:p>
        </draw:ellipse>
        <draw:ellipse draw:style-name="gr2" draw:text-style-name="P2" draw:layer="layout" svg:width="2.025cm" svg:height="0.968cm" svg:x="13.08cm" svg:y="18.026cm">
          <text:p text:style-name="P1"><text:span text:style-name="T1">Jasper</text:span></text:p>
        </draw:ellipse>
        <draw:frame draw:style-name="gr15" draw:text-style-name="P4" draw:layer="layout" svg:width="0.778cm" svg:height="0.675cm" svg:x="14.4cm" svg:y="17.553cm">
          <draw:text-box>
            <text:p><text:span text:style-name="T2">0</text:span></text:p>
          </draw:text-box>
        </draw:frame>
        <draw:line draw:style-name="gr1" draw:text-style-name="P1" draw:layer="layout" svg:x1="9.258cm" svg:y1="19.398cm" svg:x2="6.294cm" svg:y2="20.931cm">
          <text:p/>
        </draw:line>
        <draw:line draw:style-name="gr1" draw:text-style-name="P1" draw:layer="layout" svg:x1="4.478cm" svg:y1="22.462cm" svg:x2="5.605cm" svg:y2="23.901cm">
          <text:p/>
        </draw:line>
        <draw:ellipse draw:style-name="gr2" draw:text-style-name="P2" draw:layer="layout" svg:width="1.57cm" svg:height="0.913cm" svg:x="4.722cm" svg:y="23.543cm">
          <text:p text:style-name="P1"><text:span text:style-name="T1">Calista</text:span></text:p>
        </draw:ellipse>
        <draw:line draw:style-name="gr1" draw:text-style-name="P1" draw:layer="layout" svg:x1="9.011cm" svg:y1="22.678cm" svg:x2="7.798cm" svg:y2="23.974cm">
          <text:p/>
        </draw:line>
        <draw:ellipse draw:style-name="gr2" draw:text-style-name="P2" draw:layer="layout" svg:width="1.511cm" svg:height="0.913cm" svg:x="6.925cm" svg:y="23.569cm">
          <text:p text:style-name="P1"><text:span text:style-name="T1">Eunice</text:span></text:p>
        </draw:ellipse>
        <draw:line draw:style-name="gr1" draw:text-style-name="P1" draw:layer="layout" svg:x1="12.808cm" svg:y1="21.01cm" svg:x2="9.478cm" svg:y2="19.209cm">
          <text:p/>
        </draw:line>
        <draw:ellipse draw:style-name="gr2" draw:text-style-name="P2" draw:layer="layout" svg:width="1.724cm" svg:height="0.913cm" svg:x="8.592cm" svg:y="18.9cm">
          <text:p text:style-name="P1"><text:span text:style-name="T1">Garth</text:span></text:p>
        </draw:ellipse>
        <draw:frame draw:style-name="gr15" draw:text-style-name="P4" draw:layer="layout" svg:width="0.778cm" svg:height="0.675cm" svg:x="5.592cm" svg:y="23.051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3.697cm" svg:y="21.607cm">
          <draw:text-box>
            <text:p><text:span text:style-name="T2">1</text:span></text:p>
          </draw:text-box>
        </draw:frame>
        <draw:frame draw:style-name="gr16" draw:text-style-name="P4" draw:layer="layout" svg:width="0.714cm" svg:height="0.675cm" svg:x="8.288cm" svg:y="23.378cm">
          <draw:text-box>
            <text:p><text:span text:style-name="T2">0</text:span></text:p>
          </draw:text-box>
        </draw:frame>
        <draw:frame draw:style-name="gr15" draw:text-style-name="P4" draw:layer="layout" svg:width="0.778cm" svg:height="0.675cm" svg:x="13.202cm" svg:y="19.948cm">
          <draw:text-box>
            <text:p><text:span text:style-name="T2">2</text:span></text:p>
          </draw:text-box>
        </draw:frame>
        <draw:frame draw:style-name="gr17" draw:text-style-name="P4" draw:layer="layout" svg:width="0.777cm" svg:height="0.675cm" svg:x="8.794cm" svg:y="21.512cm">
          <draw:text-box>
            <text:p><text:span text:style-name="T2">1</text:span></text:p>
          </draw:text-box>
        </draw:frame>
        <draw:frame draw:style-name="gr15" draw:text-style-name="P4" draw:layer="layout" svg:width="0.778cm" svg:height="0.675cm" svg:x="10.013cm" svg:y="18.576cm">
          <draw:text-box>
            <text:p><text:span text:style-name="T2">3</text:span></text:p>
          </draw:text-box>
        </draw:frame>
        <draw:line draw:style-name="gr1" draw:text-style-name="P1" draw:layer="layout" svg:x1="14.356cm" svg:y1="22.2cm" svg:x2="12.975cm" svg:y2="20.967cm">
          <text:p/>
        </draw:line>
        <draw:line draw:style-name="gr1" draw:text-style-name="P1" draw:layer="layout" svg:x1="13.161cm" svg:y1="24.153cm" svg:x2="14.548cm" svg:y2="22.358cm">
          <text:p/>
        </draw:line>
        <draw:ellipse draw:style-name="gr2" draw:text-style-name="P2" draw:layer="layout" svg:width="2.025cm" svg:height="0.968cm" svg:x="13.582cm" svg:y="21.867cm">
          <text:p text:style-name="P1"><text:span text:style-name="T1">Kourtney</text:span></text:p>
        </draw:ellipse>
        <draw:frame draw:style-name="gr15" draw:text-style-name="P4" draw:layer="layout" svg:width="0.778cm" svg:height="0.675cm" svg:x="14.902cm" svg:y="21.394cm">
          <draw:text-box>
            <text:p><text:span text:style-name="T2">1</text:span></text:p>
          </draw:text-box>
        </draw:frame>
        <draw:line draw:style-name="gr1" draw:text-style-name="P1" draw:layer="layout" svg:x1="4.315cm" svg:y1="22.649cm" svg:x2="3.118cm" svg:y2="23.849cm">
          <text:p/>
        </draw:line>
        <draw:ellipse draw:style-name="gr2" draw:text-style-name="P2" draw:layer="layout" svg:width="1.753cm" svg:height="0.878cm" svg:x="2.388cm" svg:y="23.62cm">
          <text:p text:style-name="P1"><text:span text:style-name="T1">Ahmad</text:span></text:p>
        </draw:ellipse>
        <draw:frame draw:style-name="gr12" draw:text-style-name="P4" draw:layer="layout" svg:width="0.79cm" svg:height="0.675cm" svg:x="2.388cm" svg:y="23.133cm">
          <draw:text-box>
            <text:p><text:span text:style-name="T2">0</text:span></text:p>
          </draw:text-box>
        </draw:frame>
        <draw:line draw:style-name="gr1" draw:text-style-name="P1" draw:layer="layout" svg:x1="12.057cm" svg:y1="22.2cm" svg:x2="12.976cm" svg:y2="20.967cm">
          <text:p/>
        </draw:line>
        <draw:ellipse draw:style-name="gr2" draw:text-style-name="P2" draw:layer="layout" svg:width="1.346cm" svg:height="0.968cm" svg:x="11.226cm" svg:y="21.867cm">
          <text:p text:style-name="P1"><text:span text:style-name="T1">Hank</text:span></text:p>
        </draw:ellipse>
        <draw:ellipse draw:style-name="gr2" draw:text-style-name="P2" draw:layer="layout" svg:width="2.025cm" svg:height="1.072cm" svg:x="11.949cm" svg:y="20.467cm">
          <text:p text:style-name="P1"><text:span text:style-name="T1">Ingrid</text:span></text:p>
        </draw:ellipse>
        <draw:ellipse draw:style-name="gr2" draw:text-style-name="P2" draw:layer="layout" svg:width="2.025cm" svg:height="0.968cm" svg:x="12.387cm" svg:y="23.82cm">
          <text:p text:style-name="P1"><text:span text:style-name="T1">Jasper</text:span></text:p>
        </draw:ellipse>
        <draw:frame draw:style-name="gr15" draw:text-style-name="P4" draw:layer="layout" svg:width="0.778cm" svg:height="0.675cm" svg:x="13.707cm" svg:y="23.347cm">
          <draw:text-box>
            <text:p><text:span text:style-name="T2">0</text:span></text:p>
          </draw:text-box>
        </draw:frame>
        <draw:line draw:style-name="gr1" draw:text-style-name="P1" draw:layer="layout" svg:x1="8.943cm" svg:y1="22.421cm" svg:x2="6.138cm" svg:y2="20.849cm">
          <text:p/>
        </draw:line>
        <draw:line draw:style-name="gr1" draw:text-style-name="P1" draw:layer="layout" svg:x1="4.415cm" svg:y1="22.491cm" svg:x2="6.203cm" svg:y2="20.941cm">
          <text:p/>
        </draw:line>
        <draw:ellipse draw:style-name="gr2" draw:text-style-name="P2" draw:layer="layout" svg:width="1.627cm" svg:height="0.913cm" svg:x="5.41cm" svg:y="20.466cm">
          <text:p text:style-name="P1"><text:span text:style-name="T1">Daisy</text:span></text:p>
        </draw:ellipse>
        <draw:frame draw:style-name="gr15" draw:text-style-name="P4" draw:layer="layout" svg:width="0.778cm" svg:height="0.675cm" svg:x="5.265cm" svg:y="19.836cm">
          <draw:text-box>
            <text:p><text:span text:style-name="T2">2</text:span></text:p>
          </draw:text-box>
        </draw:frame>
        <draw:ellipse draw:style-name="gr2" draw:text-style-name="P2" draw:layer="layout" svg:width="1.724cm" svg:height="0.913cm" svg:x="8.149cm" svg:y="22.069cm">
          <text:p text:style-name="P1"><text:span text:style-name="T1">Fred</text:span></text:p>
        </draw:ellipse>
        <draw:frame draw:style-name="gr18" draw:text-style-name="P4" draw:layer="layout" svg:width="0.714cm" svg:height="0.675cm" svg:x="10.705cm" svg:y="21.584cm">
          <draw:text-box>
            <text:p><text:span text:style-name="T2">0</text:span></text:p>
          </draw:text-box>
        </draw:frame>
        <draw:ellipse draw:style-name="gr2" draw:text-style-name="P2" draw:layer="layout" svg:width="1.725cm" svg:height="0.913cm" svg:x="3.428cm" svg:y="22.132cm">
          <text:p text:style-name="P1"><text:span text:style-name="T1">Binky</text:span></text:p>
        </draw:ellipse>
      </draw:page>
      <draw:page draw:name="page5" draw:style-name="dp1" draw:master-page-name="Default">
        <draw:line draw:style-name="gr1" draw:text-style-name="P1" draw:layer="layout" svg:x1="4.631cm" svg:y1="2.733cm" svg:x2="3.351cm" svg:y2="4.328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2" draw:text-style-name="P2" draw:layer="layout" svg:width="1.266cm" svg:height="0.913cm" svg:x="4.039cm" svg:y="2.305cm">
          <text:p text:style-name="P6"><text:span text:style-name="T1">B</text:span></text:p>
        </draw:ellipse>
        <draw:custom-shape draw:style-name="gr19" draw:text-style-name="P3" draw:layer="Layout" svg:width="1.506cm" svg:height="1.542cm" svg:x="2.67cm" svg:y="4.105cm">
          <text:p text:style-name="P6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32cm" svg:y1="4.333cm" svg:x2="4.852cm" svg:y2="5.928cm">
          <text:p/>
        </draw:line>
        <draw:custom-shape draw:style-name="gr19" draw:text-style-name="P3" draw:layer="Layout" svg:width="1.506cm" svg:height="1.542cm" svg:x="4.171cm" svg:y="5.705cm">
          <text:p text:style-name="P6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7cm" svg:y1="4.149cm" svg:x2="7.753cm" svg:y2="5.928cm">
          <text:p/>
        </draw:line>
        <draw:custom-shape draw:style-name="gr19" draw:text-style-name="P3" draw:layer="Layout" svg:width="1.506cm" svg:height="1.542cm" svg:x="5.95cm" svg:y="7.531cm">
          <text:p text:style-name="P6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639cm" svg:y="3.706cm">
          <text:p text:style-name="P6"><text:span text:style-name="T1">D</text:span></text:p>
        </draw:ellipse>
        <draw:line draw:style-name="gr1" draw:text-style-name="P1" draw:layer="layout" svg:x1="7.771cm" svg:y1="5.85cm" svg:x2="9.354cm" svg:y2="7.629cm">
          <text:p/>
        </draw:line>
        <draw:custom-shape draw:style-name="gr19" draw:text-style-name="P3" draw:layer="Layout" svg:width="1.506cm" svg:height="1.542cm" svg:x="8.673cm" svg:y="7.506cm">
          <text:p text:style-name="P6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772cm" svg:y1="5.851cm" svg:x2="6.732cm" svg:y2="7.638cm">
          <text:p/>
        </draw:line>
        <draw:ellipse draw:style-name="gr2" draw:text-style-name="P2" draw:layer="layout" svg:width="1.298cm" svg:height="0.913cm" svg:x="7.24cm" svg:y="5.407cm">
          <text:p text:style-name="P6"><text:span text:style-name="T1">F</text:span></text:p>
        </draw:ellipse>
        <draw:frame draw:style-name="gr5" draw:text-style-name="P5" draw:layer="layout" svg:width="0.714cm" svg:height="0.675cm" svg:x="5.208cm" svg:y="1.985cm">
          <draw:text-box>
            <text:p text:style-name="P7"><text:span text:style-name="T3">h</text:span></text:p>
          </draw:text-box>
        </draw:frame>
        <draw:frame draw:style-name="gr13" draw:text-style-name="P4" draw:layer="layout" svg:width="1.22cm" svg:height="0.676cm" svg:x="6.778cm" svg:y="3.344cm">
          <draw:text-box>
            <text:p text:style-name="P7"><text:span text:style-name="T3">h-1</text:span></text:p>
          </draw:text-box>
        </draw:frame>
        <draw:frame draw:style-name="gr13" draw:text-style-name="P4" draw:layer="layout" svg:width="1.22cm" svg:height="0.676cm" svg:x="8.278cm" svg:y="4.944cm">
          <draw:text-box>
            <text:p text:style-name="P7"><text:span text:style-name="T3">h-2</text:span></text:p>
          </draw:text-box>
        </draw:frame>
        <draw:frame draw:style-name="gr13" draw:text-style-name="P4" draw:layer="layout" svg:width="1.22cm" svg:height="0.676cm" svg:x="2.491cm" svg:y="3.631cm">
          <draw:text-box>
            <text:p text:style-name="P7"><text:span text:style-name="T3">h-3</text:span></text:p>
          </draw:text-box>
        </draw:frame>
        <draw:frame draw:style-name="gr13" draw:text-style-name="P4" draw:layer="layout" svg:width="1.22cm" svg:height="0.676cm" svg:x="5.028cm" svg:y="5.491cm">
          <draw:text-box>
            <text:p text:style-name="P7"><text:span text:style-name="T3">h-3</text:span></text:p>
          </draw:text-box>
        </draw:frame>
        <draw:frame draw:style-name="gr13" draw:text-style-name="P4" draw:layer="layout" svg:width="2.339cm" svg:height="0.676cm" svg:x="5.547cm" svg:y="9.058cm">
          <draw:text-box>
            <text:p text:style-name="P7"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8.348cm" svg:y="9.058cm">
          <draw:text-box>
            <text:p text:style-name="P7"><text:span text:style-name="T3">h-3 </text:span><text:span text:style-name="T1">or</text:span><text:span text:style-name="T3"> h-4</text:span></text:p>
          </draw:text-box>
        </draw:frame>
        <draw:custom-shape draw:style-name="gr20" draw:text-style-name="P3" draw:layer="Layout" svg:width="4.459cm" svg:height="1.985cm" svg:x="10.559cm" svg:y="3.884cm">
          <text:p text:style-name="P6"><text:span text:style-name="T2">Either </text:span><text:span text:style-name="T4">F</text:span><text:span text:style-name="T2"> is the</text:span></text:p>
          <text:p text:style-name="P6"><text:span text:style-name="T2">newly added</text:span></text:p>
          <text:p text:style-name="P6"><text:span text:style-name="T2">node, or it is a</text:span></text:p>
          <text:p text:style-name="P6"><text:span text:style-name="T2">node in </text:span><text:span text:style-name="T4">E</text:span><text:span text:style-name="T2"> or </text:span><text:span text:style-name="T4">G</text:span><text:span text:style-name="T2">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" draw:text-style-name="P1" draw:layer="layout" svg:x1="3.708cm" svg:y1="14.441cm" svg:x2="2.428cm" svg:y2="16.036cm">
          <text:p/>
        </draw:line>
        <draw:line draw:style-name="gr1" draw:text-style-name="P1" draw:layer="layout" svg:x1="3.868cm" svg:y1="14.526cm" svg:x2="4.821cm" svg:y2="16.095cm">
          <text:p/>
        </draw:line>
        <draw:custom-shape draw:style-name="gr19" draw:text-style-name="P3" draw:layer="Layout" svg:width="1.506cm" svg:height="1.542cm" svg:x="1.689cm" svg:y="15.957cm">
          <text:p text:style-name="P6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725cm" svg:y1="12.514cm" svg:x2="3.855cm" svg:y2="14.413cm">
          <text:p/>
        </draw:line>
        <draw:custom-shape draw:style-name="gr19" draw:text-style-name="P3" draw:layer="Layout" svg:width="1.506cm" svg:height="1.542cm" svg:x="3.967cm" svg:y="15.975cm">
          <text:p text:style-name="P6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4cm" svg:y1="12.6cm" svg:x2="7.853cm" svg:y2="14.329cm">
          <text:p/>
        </draw:line>
        <draw:custom-shape draw:style-name="gr19" draw:text-style-name="P3" draw:layer="Layout" svg:width="1.506cm" svg:height="1.542cm" svg:x="6.05cm" svg:y="15.932cm">
          <text:p text:style-name="P6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106cm" svg:y="12.107cm">
          <text:p text:style-name="P6"><text:span text:style-name="T1">D</text:span></text:p>
        </draw:ellipse>
        <draw:line draw:style-name="gr1" draw:text-style-name="P1" draw:layer="layout" svg:x1="7.871cm" svg:y1="14.251cm" svg:x2="9.454cm" svg:y2="16.03cm">
          <text:p/>
        </draw:line>
        <draw:custom-shape draw:style-name="gr19" draw:text-style-name="P3" draw:layer="Layout" svg:width="1.506cm" svg:height="1.542cm" svg:x="8.773cm" svg:y="15.907cm">
          <text:p text:style-name="P6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872cm" svg:y1="14.252cm" svg:x2="6.832cm" svg:y2="16.039cm">
          <text:p/>
        </draw:line>
        <draw:ellipse draw:style-name="gr2" draw:text-style-name="P2" draw:layer="layout" svg:width="1.298cm" svg:height="0.913cm" svg:x="7.34cm" svg:y="13.808cm">
          <text:p text:style-name="P6"><text:span text:style-name="T1">F</text:span></text:p>
        </draw:ellipse>
        <draw:frame draw:style-name="gr5" draw:text-style-name="P5" draw:layer="layout" svg:width="1.065cm" svg:height="0.675cm" svg:x="2.949cm" svg:y="13.119cm">
          <draw:text-box>
            <text:p text:style-name="P7"><text:span text:style-name="T3">h-2</text:span></text:p>
          </draw:text-box>
        </draw:frame>
        <draw:frame draw:style-name="gr13" draw:text-style-name="P4" draw:layer="layout" svg:width="1.22cm" svg:height="0.676cm" svg:x="6.476cm" svg:y="11.917cm">
          <draw:text-box>
            <text:p text:style-name="P7"><text:span text:style-name="T3">h-1</text:span></text:p>
          </draw:text-box>
        </draw:frame>
        <draw:frame draw:style-name="gr13" draw:text-style-name="P4" draw:layer="layout" svg:width="1.22cm" svg:height="0.676cm" svg:x="8.378cm" svg:y="13.345cm">
          <draw:text-box>
            <text:p text:style-name="P7"><text:span text:style-name="T3">h-2</text:span></text:p>
          </draw:text-box>
        </draw:frame>
        <draw:frame draw:style-name="gr13" draw:text-style-name="P4" draw:layer="layout" svg:width="1.22cm" svg:height="0.676cm" svg:x="1.568cm" svg:y="15.339cm">
          <draw:text-box>
            <text:p text:style-name="P7"><text:span text:style-name="T3">h-3</text:span></text:p>
          </draw:text-box>
        </draw:frame>
        <draw:frame draw:style-name="gr13" draw:text-style-name="P4" draw:layer="layout" svg:width="1.22cm" svg:height="0.676cm" svg:x="4.853cm" svg:y="15.559cm">
          <draw:text-box>
            <text:p text:style-name="P7"><text:span text:style-name="T3">h-3</text:span></text:p>
          </draw:text-box>
        </draw:frame>
        <draw:frame draw:style-name="gr13" draw:text-style-name="P4" draw:layer="layout" svg:width="2.339cm" svg:height="0.676cm" svg:x="5.647cm" svg:y="17.459cm">
          <draw:text-box>
            <text:p text:style-name="P7"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8.448cm" svg:y="17.459cm">
          <draw:text-box>
            <text:p text:style-name="P7"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66cm" svg:height="0.913cm" svg:x="3.116cm" svg:y="14.013cm">
          <text:p text:style-name="P6"><text:span text:style-name="T1">B</text:span></text:p>
        </draw:ellipse>
        <draw:line draw:style-name="gr1" draw:text-style-name="P1" draw:layer="layout" svg:x1="8.172cm" svg:y1="22.45cm" svg:x2="6.54cm" svg:y2="21.395cm">
          <text:p/>
        </draw:line>
        <draw:line draw:style-name="gr1" draw:text-style-name="P1" draw:layer="layout" svg:x1="5.097cm" svg:y1="22.518cm" svg:x2="6.682cm" svg:y2="23.747cm">
          <text:p/>
        </draw:line>
        <draw:line draw:style-name="gr1" draw:text-style-name="P1" draw:layer="layout" svg:x1="8.172cm" svg:y1="22.451cm" svg:x2="9.253cm" svg:y2="23.699cm">
          <text:p/>
        </draw:line>
        <draw:ellipse draw:style-name="gr11" draw:text-style-name="P2" draw:layer="layout" svg:width="1.266cm" svg:height="0.913cm" svg:x="7.581cm" svg:y="22cm">
          <text:p text:style-name="P6"><text:span text:style-name="T1">Fred</text:span></text:p>
        </draw:ellipse>
        <draw:line draw:style-name="gr1" draw:text-style-name="P1" draw:layer="layout" svg:x1="6.672cm" svg:y1="23.951cm" svg:x2="5.182cm" svg:y2="25.247cm">
          <text:p/>
        </draw:line>
        <draw:ellipse draw:style-name="gr2" draw:text-style-name="P2" draw:layer="layout" svg:width="1.583cm" svg:height="0.913cm" svg:x="4.382cm" svg:y="24.842cm">
          <text:p text:style-name="P6"><text:span text:style-name="T1">Calista</text:span></text:p>
        </draw:ellipse>
        <draw:ellipse draw:style-name="gr2" draw:text-style-name="P2" draw:layer="layout" svg:width="1.583cm" svg:height="0.913cm" svg:x="5.882cm" svg:y="23.342cm">
          <text:p text:style-name="P6"><text:span text:style-name="T1">Daisy</text:span></text:p>
        </draw:ellipse>
        <draw:line draw:style-name="gr1" draw:text-style-name="P1" draw:layer="layout" svg:x1="6.611cm" svg:y1="21.298cm" svg:x2="5.121cm" svg:y2="22.594cm">
          <text:p/>
        </draw:line>
        <draw:ellipse draw:style-name="gr2" draw:text-style-name="P2" draw:layer="layout" svg:width="1.494cm" svg:height="0.913cm" svg:x="5.768cm" svg:y="20.951cm">
          <text:p text:style-name="P6"><text:span text:style-name="T1">Eunice</text:span></text:p>
        </draw:ellipse>
        <draw:line draw:style-name="gr1" draw:text-style-name="P1" draw:layer="layout" svg:x1="3.853cm" svg:y1="23.827cm" svg:x2="5.121cm" svg:y2="22.594cm">
          <text:p/>
        </draw:line>
        <draw:ellipse draw:style-name="gr2" draw:text-style-name="P2" draw:layer="layout" svg:width="1.583cm" svg:height="0.913cm" svg:x="4.321cm" svg:y="22.189cm">
          <text:p text:style-name="P6"><text:span text:style-name="T1">Binky</text:span></text:p>
        </draw:ellipse>
        <draw:frame draw:style-name="gr5" draw:text-style-name="P4" draw:layer="layout" svg:width="0.714cm" svg:height="0.675cm" svg:x="7.115cm" svg:y="20.762cm">
          <draw:text-box>
            <text:p text:style-name="P7"><text:span text:style-name="T2">3</text:span></text:p>
          </draw:text-box>
        </draw:frame>
        <draw:frame draw:style-name="gr5" draw:text-style-name="P4" draw:layer="layout" svg:width="0.714cm" svg:height="0.675cm" svg:x="8.459cm" svg:y="21.665cm">
          <draw:text-box>
            <text:p text:style-name="P7"><text:span text:style-name="T2">2</text:span></text:p>
          </draw:text-box>
        </draw:frame>
        <draw:frame draw:style-name="gr5" draw:text-style-name="P4" draw:layer="layout" svg:width="0.714cm" svg:height="0.675cm" svg:x="9.652cm" svg:y="22.926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5.784cm" svg:y="24.651cm">
          <draw:text-box>
            <text:p text:style-name="P7"><text:span text:style-name="T2">0</text:span></text:p>
          </draw:text-box>
        </draw:frame>
        <draw:frame draw:style-name="gr5" draw:text-style-name="P4" draw:layer="layout" svg:width="0.714cm" svg:height="0.675cm" svg:x="2.778cm" svg:y="22.765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6.159cm" svg:y="22.785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4.404cm" svg:y="21.613cm">
          <draw:text-box>
            <text:p text:style-name="P7"><text:span text:style-name="T2">2</text:span></text:p>
          </draw:text-box>
        </draw:frame>
        <draw:line draw:style-name="gr1" draw:text-style-name="P1" draw:layer="layout" svg:x1="2.432cm" svg:y1="25.017cm" svg:x2="3.7cm" svg:y2="23.784cm">
          <text:p/>
        </draw:line>
        <draw:ellipse draw:style-name="gr2" draw:text-style-name="P2" draw:layer="layout" svg:width="1.859cm" svg:height="1.072cm" svg:x="2.783cm" svg:y="23.284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1.284cm" svg:y="24.684cm">
          <text:p text:style-name="P6"><text:span text:style-name="T1">Ahmad</text:span></text:p>
        </draw:ellipse>
        <draw:frame draw:style-name="gr5" draw:text-style-name="P4" draw:layer="layout" svg:width="0.714cm" svg:height="0.675cm" svg:x="1.217cm" svg:y="24.211cm">
          <draw:text-box>
            <text:p text:style-name="P7"><text:span text:style-name="T2">0</text:span></text:p>
          </draw:text-box>
        </draw:frame>
        <draw:line draw:style-name="gr1" draw:text-style-name="P1" draw:layer="layout" svg:x1="9.136cm" svg:y1="23.823cm" svg:x2="10.235cm" svg:y2="25.023cm">
          <text:p/>
        </draw:line>
        <draw:ellipse draw:style-name="gr2" draw:text-style-name="P2" draw:layer="layout" svg:width="1.609cm" svg:height="0.878cm" svg:x="9.653cm" svg:y="24.737cm">
          <text:p text:style-name="P6"><text:span text:style-name="T1">Waluigi</text:span></text:p>
        </draw:ellipse>
        <draw:frame draw:style-name="gr12" draw:text-style-name="P4" draw:layer="layout" svg:width="0.726cm" svg:height="0.675cm" svg:x="10.64cm" svg:y="24.28cm">
          <draw:text-box>
            <text:p text:style-name="P7"><text:span text:style-name="T2">0</text:span></text:p>
          </draw:text-box>
        </draw:frame>
        <draw:ellipse draw:style-name="gr2" draw:text-style-name="P2" draw:layer="layout" svg:width="1.583cm" svg:height="0.913cm" svg:x="8.425cm" svg:y="23.308cm">
          <text:p text:style-name="P6"><text:span text:style-name="T1">Luther</text:span></text:p>
        </draw:ellipse>
        <draw:line draw:style-name="gr1" draw:text-style-name="P1" draw:layer="layout" svg:x1="18.729cm" svg:y1="17.894cm" svg:x2="15.764cm" svg:y2="17.004cm">
          <text:p/>
        </draw:line>
        <draw:line draw:style-name="gr1" draw:text-style-name="P1" draw:layer="layout" svg:x1="14.321cm" svg:y1="18.127cm" svg:x2="15.906cm" svg:y2="19.356cm">
          <text:p/>
        </draw:line>
        <draw:line draw:style-name="gr1" draw:text-style-name="P1" draw:layer="layout" svg:x1="18.671cm" svg:y1="17.865cm" svg:x2="17.636cm" svg:y2="19.304cm">
          <text:p/>
        </draw:line>
        <draw:ellipse draw:style-name="gr2" draw:text-style-name="P2" draw:layer="layout" svg:width="1.266cm" svg:height="0.913cm" svg:x="17.006cm" svg:y="18.946cm">
          <text:p text:style-name="P6"><text:span text:style-name="T1">Fred</text:span></text:p>
        </draw:ellipse>
        <draw:line draw:style-name="gr1" draw:text-style-name="P1" draw:layer="layout" svg:x1="15.896cm" svg:y1="19.56cm" svg:x2="14.406cm" svg:y2="20.856cm">
          <text:p/>
        </draw:line>
        <draw:ellipse draw:style-name="gr2" draw:text-style-name="P2" draw:layer="layout" svg:width="1.583cm" svg:height="0.913cm" svg:x="13.606cm" svg:y="20.451cm">
          <text:p text:style-name="P6"><text:span text:style-name="T1">Calista</text:span></text:p>
        </draw:ellipse>
        <draw:ellipse draw:style-name="gr2" draw:text-style-name="P2" draw:layer="layout" svg:width="1.583cm" svg:height="0.913cm" svg:x="15.106cm" svg:y="18.951cm">
          <text:p text:style-name="P6"><text:span text:style-name="T1">Daisy</text:span></text:p>
        </draw:ellipse>
        <draw:line draw:style-name="gr1" draw:text-style-name="P1" draw:layer="layout" svg:x1="15.835cm" svg:y1="16.907cm" svg:x2="14.345cm" svg:y2="18.203cm">
          <text:p/>
        </draw:line>
        <draw:ellipse draw:style-name="gr2" draw:text-style-name="P2" draw:layer="layout" svg:width="1.494cm" svg:height="0.913cm" svg:x="14.992cm" svg:y="16.56cm">
          <text:p text:style-name="P6"><text:span text:style-name="T1">Eunice</text:span></text:p>
        </draw:ellipse>
        <draw:line draw:style-name="gr1" draw:text-style-name="P1" draw:layer="layout" svg:x1="13.077cm" svg:y1="19.436cm" svg:x2="14.345cm" svg:y2="18.203cm">
          <text:p/>
        </draw:line>
        <draw:ellipse draw:style-name="gr2" draw:text-style-name="P2" draw:layer="layout" svg:width="1.583cm" svg:height="0.913cm" svg:x="13.545cm" svg:y="17.798cm">
          <text:p text:style-name="P6"><text:span text:style-name="T1">Binky</text:span></text:p>
        </draw:ellipse>
        <draw:frame draw:style-name="gr5" draw:text-style-name="P4" draw:layer="layout" svg:width="0.714cm" svg:height="0.675cm" svg:x="16.339cm" svg:y="16.371cm">
          <draw:text-box>
            <text:p text:style-name="P7"><text:span text:style-name="T2">3</text:span></text:p>
          </draw:text-box>
        </draw:frame>
        <draw:frame draw:style-name="gr5" draw:text-style-name="P4" draw:layer="layout" svg:width="0.714cm" svg:height="0.675cm" svg:x="16.935cm" svg:y="18.454cm">
          <draw:text-box>
            <text:p text:style-name="P7"><text:span text:style-name="T2">0</text:span></text:p>
          </draw:text-box>
        </draw:frame>
        <draw:frame draw:style-name="gr5" draw:text-style-name="P4" draw:layer="layout" svg:width="0.714cm" svg:height="0.675cm" svg:x="18.674cm" svg:y="17.01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15.008cm" svg:y="20.26cm">
          <draw:text-box>
            <text:p text:style-name="P7"><text:span text:style-name="T2">0</text:span></text:p>
          </draw:text-box>
        </draw:frame>
        <draw:frame draw:style-name="gr5" draw:text-style-name="P4" draw:layer="layout" svg:width="0.714cm" svg:height="0.675cm" svg:x="12.002cm" svg:y="18.374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15.383cm" svg:y="18.394cm">
          <draw:text-box>
            <text:p text:style-name="P7"><text:span text:style-name="T2">1</text:span></text:p>
          </draw:text-box>
        </draw:frame>
        <draw:frame draw:style-name="gr5" draw:text-style-name="P4" draw:layer="layout" svg:width="0.714cm" svg:height="0.675cm" svg:x="13.628cm" svg:y="17.222cm">
          <draw:text-box>
            <text:p text:style-name="P7"><text:span text:style-name="T2">2</text:span></text:p>
          </draw:text-box>
        </draw:frame>
        <draw:line draw:style-name="gr1" draw:text-style-name="P1" draw:layer="layout" svg:x1="11.656cm" svg:y1="20.626cm" svg:x2="12.924cm" svg:y2="19.393cm">
          <text:p/>
        </draw:line>
        <draw:ellipse draw:style-name="gr2" draw:text-style-name="P2" draw:layer="layout" svg:width="1.859cm" svg:height="1.072cm" svg:x="12.007cm" svg:y="18.893cm">
          <text:p text:style-name="P6"><text:span text:style-name="T1">Baby</text:span></text:p>
          <text:p text:style-name="P6"><text:span text:style-name="T1">Daisy</text:span></text:p>
        </draw:ellipse>
        <draw:ellipse draw:style-name="gr2" draw:text-style-name="P2" draw:layer="layout" svg:width="1.859cm" svg:height="0.968cm" svg:x="10.508cm" svg:y="20.293cm">
          <text:p text:style-name="P6"><text:span text:style-name="T1">Ahmad</text:span></text:p>
        </draw:ellipse>
        <draw:frame draw:style-name="gr5" draw:text-style-name="P4" draw:layer="layout" svg:width="0.714cm" svg:height="0.675cm" svg:x="10.441cm" svg:y="19.82cm">
          <draw:text-box>
            <text:p text:style-name="P7"><text:span text:style-name="T2">0</text:span></text:p>
          </draw:text-box>
        </draw:frame>
        <draw:line draw:style-name="gr1" draw:text-style-name="P1" draw:layer="layout" svg:x1="18.821cm" svg:y1="18.052cm" svg:x2="19.92cm" svg:y2="19.252cm">
          <text:p/>
        </draw:line>
        <draw:ellipse draw:style-name="gr2" draw:text-style-name="P2" draw:layer="layout" svg:width="1.609cm" svg:height="0.878cm" svg:x="18.981cm" svg:y="19.023cm">
          <text:p text:style-name="P6"><text:span text:style-name="T1">Waluigi</text:span></text:p>
        </draw:ellipse>
        <draw:frame draw:style-name="gr12" draw:text-style-name="P4" draw:layer="layout" svg:width="0.726cm" svg:height="0.675cm" svg:x="19.864cm" svg:y="18.536cm">
          <draw:text-box>
            <text:p text:style-name="P7"><text:span text:style-name="T2">0</text:span></text:p>
          </draw:text-box>
        </draw:frame>
        <draw:ellipse draw:style-name="gr2" draw:text-style-name="P2" draw:layer="layout" svg:width="1.583cm" svg:height="0.913cm" svg:x="18.052cm" svg:y="17.535cm">
          <text:p text:style-name="P6"><text:span text:style-name="T1">Luther</text:span></text:p>
        </draw:ellipse>
        <draw:line draw:style-name="gr21" draw:text-style-name="P3" draw:layer="layout" svg:x1="10.587cm" svg:y1="23cm" svg:x2="14.586cm" svg:y2="23cm">
          <text:p/>
        </draw:line>
        <draw:frame draw:style-name="gr5" draw:text-style-name="P4" draw:layer="layout" svg:width="3.884cm" svg:height="0.675cm" svg:x="10.418cm" svg:y="22.353cm">
          <draw:text-box>
            <text:p text:style-name="P7"><text:span text:style-name="T2">Rotate about Luther</text:span></text:p>
          </draw:text-box>
        </draw:frame>
      </draw:page>
      <draw:page draw:name="page6" draw:style-name="dp1" draw:master-page-name="Default">
        <draw:line draw:style-name="gr1" draw:text-style-name="P1" draw:layer="layout" svg:x1="4.631cm" svg:y1="2.733cm" svg:x2="3.079cm" svg:y2="4.113cm">
          <text:p/>
        </draw:line>
        <draw:line draw:style-name="gr1" draw:text-style-name="P1" draw:layer="layout" svg:x1="4.632cm" svg:y1="2.734cm" svg:x2="6.004cm" svg:y2="3.898cm">
          <text:p/>
        </draw:line>
        <draw:ellipse draw:style-name="gr2" draw:text-style-name="P2" draw:layer="layout" svg:width="1.266cm" svg:height="0.913cm" svg:x="4.039cm" svg:y="2.305cm">
          <text:p text:style-name="P1"><text:span text:style-name="T1">B</text:span></text:p>
        </draw:ellipse>
        <draw:custom-shape draw:style-name="gr3" draw:text-style-name="P3" draw:layer="layout" svg:width="1.506cm" svg:height="1.542cm" svg:x="2.324cm" svg:y="3.8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32cm" svg:y1="6.133cm" svg:x2="3.552cm" svg:y2="7.728cm">
          <text:p/>
        </draw:line>
        <draw:custom-shape draw:style-name="gr3" draw:text-style-name="P3" draw:layer="layout" svg:width="1.506cm" svg:height="1.542cm" svg:x="2.871cm" svg:y="7.5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7cm" svg:y1="5.949cm" svg:x2="6.453cm" svg:y2="7.728cm">
          <text:p/>
        </draw:line>
        <draw:custom-shape draw:style-name="gr3" draw:text-style-name="P3" draw:layer="layout" svg:width="1.506cm" svg:height="1.542cm" svg:x="5.75cm" svg:y="7.531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275cm" svg:y1="4.153cm" svg:x2="7.941cm" svg:y2="5.725cm">
          <text:p/>
        </draw:line>
        <draw:custom-shape draw:style-name="gr3" draw:text-style-name="P3" draw:layer="layout" svg:width="1.506cm" svg:height="1.542cm" svg:x="7.292cm" svg:y="5.55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4.114cm" svg:x2="5.145cm" svg:y2="5.901cm">
          <text:p/>
        </draw:line>
        <draw:ellipse draw:style-name="gr2" draw:text-style-name="P2" draw:layer="layout" svg:width="1.298cm" svg:height="0.913cm" svg:x="5.543cm" svg:y="3.681cm">
          <text:p text:style-name="P1"><text:span text:style-name="T1">F</text:span></text:p>
        </draw:ellipse>
        <draw:frame draw:style-name="gr5" draw:text-style-name="P5" draw:layer="layout" svg:width="0.714cm" svg:height="0.675cm" svg:x="5.208cm" svg:y="1.9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6.255cm" svg:y="3.216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5.459cm" svg:y="5.264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2.291cm" svg:y="3.2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8.129cm" svg:y="5.30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447cm" svg:y="9.015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2.536cm" svg:y="9.015cm">
          <draw:text-box>
            <text:p><text:span text:style-name="T3">h-3 </text:span><text:span text:style-name="T1">or</text:span><text:span text:style-name="T3"> h-4</text:span></text:p>
          </draw:text-box>
        </draw:frame>
        <draw:custom-shape draw:style-name="gr22" draw:text-style-name="P3" draw:layer="layout" svg:width="4.459cm" svg:height="1.985cm" svg:x="8.89cm" svg:y="3.164cm">
          <text:p text:style-name="P1"><text:span text:style-name="T2">Either </text:span><text:span text:style-name="T4">D</text:span><text:span text:style-name="T2"> is the</text:span></text:p>
          <text:p text:style-name="P1"><text:span text:style-name="T2">newly added</text:span></text:p>
          <text:p text:style-name="P1"><text:span text:style-name="T2">node, or it is a</text:span></text:p>
          <text:p text:style-name="P1"><text:span text:style-name="T2">node in </text:span><text:span text:style-name="T4">C</text:span><text:span text:style-name="T2"> or </text:span><text:span text:style-name="T4">E</text:span><text:span text:style-name="T2">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ellipse draw:style-name="gr2" draw:text-style-name="P2" draw:layer="layout" svg:width="1.298cm" svg:height="0.913cm" svg:x="4.339cm" svg:y="5.506cm">
          <text:p text:style-name="P1"><text:span text:style-name="T1">D</text:span></text:p>
        </draw:ellipse>
        <draw:line draw:style-name="gr1" draw:text-style-name="P1" draw:layer="layout" svg:x1="4.631cm" svg:y1="11.333cm" svg:x2="3.079cm" svg:y2="12.713cm">
          <text:p/>
        </draw:line>
        <draw:line draw:style-name="gr1" draw:text-style-name="P1" draw:layer="layout" svg:x1="4.632cm" svg:y1="11.334cm" svg:x2="6.004cm" svg:y2="12.498cm">
          <text:p/>
        </draw:line>
        <draw:ellipse draw:style-name="gr2" draw:text-style-name="P2" draw:layer="layout" svg:width="1.266cm" svg:height="0.913cm" svg:x="4.039cm" svg:y="10.905cm">
          <text:p text:style-name="P1"><text:span text:style-name="T1">B</text:span></text:p>
        </draw:ellipse>
        <draw:custom-shape draw:style-name="gr3" draw:text-style-name="P3" draw:layer="layout" svg:width="1.506cm" svg:height="1.542cm" svg:x="2.324cm" svg:y="12.4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3cm" svg:y1="12.863cm" svg:x2="4.703cm" svg:y2="14.458cm">
          <text:p/>
        </draw:line>
        <draw:custom-shape draw:style-name="gr3" draw:text-style-name="P3" draw:layer="layout" svg:width="1.506cm" svg:height="1.542cm" svg:x="4.022cm" svg:y="14.23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056cm" svg:y1="14.5cm" svg:x2="6.453cm" svg:y2="16.328cm">
          <text:p/>
        </draw:line>
        <draw:custom-shape draw:style-name="gr3" draw:text-style-name="P3" draw:layer="layout" svg:width="1.506cm" svg:height="1.542cm" svg:x="5.951cm" svg:y="15.78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175cm" svg:y1="14.453cm" svg:x2="9.841cm" svg:y2="16.025cm">
          <text:p/>
        </draw:line>
        <draw:custom-shape draw:style-name="gr3" draw:text-style-name="P3" draw:layer="layout" svg:width="1.506cm" svg:height="1.542cm" svg:x="9.192cm" svg:y="15.85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12.714cm" svg:x2="7.883cm" svg:y2="14.299cm">
          <text:p/>
        </draw:line>
        <draw:ellipse draw:style-name="gr2" draw:text-style-name="P2" draw:layer="layout" svg:width="1.298cm" svg:height="0.913cm" svg:x="7.443cm" svg:y="13.981cm">
          <text:p text:style-name="P1"><text:span text:style-name="T1">F</text:span></text:p>
        </draw:ellipse>
        <draw:frame draw:style-name="gr5" draw:text-style-name="P5" draw:layer="layout" svg:width="0.714cm" svg:height="0.675cm" svg:x="5.208cm" svg:y="10.5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8.155cm" svg:y="13.516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6.61cm" svg:y="11.99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2.291cm" svg:y="11.831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0.029cm" svg:y="15.60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5.648cm" svg:y="17.27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3.687cm" svg:y="15.745cm">
          <draw:text-box>
            <text:p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98cm" svg:height="0.913cm" svg:x="5.49cm" svg:y="12.236cm">
          <text:p text:style-name="P1"><text:span text:style-name="T1">D</text:span></text:p>
        </draw:ellipse>
        <draw:frame draw:style-name="gr23" draw:text-style-name="P4" draw:layer="layout" svg:width="4.893cm" svg:height="0.747cm" svg:x="3.035cm" svg:y="18.24cm">
          <draw:text-box>
            <text:p><text:span text:style-name="T5">First rotation about </text:span><text:span text:style-name="T6">D</text:span><text:span text:style-name="T5">.</text:span></text:p>
          </draw:text-box>
        </draw:frame>
        <draw:line draw:style-name="gr1" draw:text-style-name="P1" draw:layer="layout" svg:x1="11.162cm" svg:y1="21.52cm" svg:x2="9.811cm" svg:y2="22.958cm">
          <text:p/>
        </draw:line>
        <draw:line draw:style-name="gr1" draw:text-style-name="P1" draw:layer="layout" svg:x1="11.134cm" svg:y1="21.605cm" svg:x2="13.292cm" svg:y2="19.707cm">
          <text:p/>
        </draw:line>
        <draw:custom-shape draw:style-name="gr3" draw:text-style-name="P3" draw:layer="layout" svg:width="1.506cm" svg:height="1.542cm" svg:x="9.118cm" svg:y="22.774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105cm" svg:y1="21.346cm" svg:x2="11.986cm" svg:y2="22.974cm">
          <text:p/>
        </draw:line>
        <draw:custom-shape draw:style-name="gr3" draw:text-style-name="P3" draw:layer="layout" svg:width="1.506cm" svg:height="1.542cm" svg:x="11.307cm" svg:y="22.75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541cm" svg:y1="21.52cm" svg:x2="13.938cm" svg:y2="23.348cm">
          <text:p/>
        </draw:line>
        <draw:custom-shape draw:style-name="gr3" draw:text-style-name="P3" draw:layer="layout" svg:width="1.506cm" svg:height="1.542cm" svg:x="13.436cm" svg:y="22.80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66cm" svg:y1="21.473cm" svg:x2="17.326cm" svg:y2="23.045cm">
          <text:p/>
        </draw:line>
        <draw:custom-shape draw:style-name="gr3" draw:text-style-name="P3" draw:layer="layout" svg:width="1.506cm" svg:height="1.542cm" svg:x="16.677cm" svg:y="22.87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3.67cm" svg:y1="19.734cm" svg:x2="15.368cm" svg:y2="21.319cm">
          <text:p/>
        </draw:line>
        <draw:ellipse draw:style-name="gr2" draw:text-style-name="P2" draw:layer="layout" svg:width="1.298cm" svg:height="0.913cm" svg:x="14.928cm" svg:y="21.001cm">
          <text:p text:style-name="P1"><text:span text:style-name="T1">F</text:span></text:p>
        </draw:ellipse>
        <draw:frame draw:style-name="gr24" draw:text-style-name="P5" draw:layer="layout" svg:width="1.411cm" svg:height="0.703cm" svg:x="10.298cm" svg:y="20.453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5.64cm" svg:y="20.536cm">
          <draw:text-box>
            <text:p><text:span text:style-name="T3">h-2</text:span></text:p>
          </draw:text-box>
        </draw:frame>
        <draw:frame draw:style-name="gr13" draw:text-style-name="P4" draw:layer="layout" svg:width="1.22cm" svg:height="0.676cm" svg:x="13.795cm" svg:y="18.81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9.085cm" svg:y="22.159cm">
          <draw:text-box>
            <text:p><text:span text:style-name="T3">h-3</text:span></text:p>
          </draw:text-box>
        </draw:frame>
        <draw:frame draw:style-name="gr13" draw:text-style-name="P4" draw:layer="layout" svg:width="1.22cm" svg:height="0.676cm" svg:x="17.514cm" svg:y="22.626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13.133cm" svg:y="24.29cm">
          <draw:text-box>
            <text:p><text:span text:style-name="T3">h-3 </text:span><text:span text:style-name="T1">or</text:span><text:span text:style-name="T3"> h-4</text:span></text:p>
          </draw:text-box>
        </draw:frame>
        <draw:frame draw:style-name="gr13" draw:text-style-name="P4" draw:layer="layout" svg:width="2.339cm" svg:height="0.676cm" svg:x="10.972cm" svg:y="24.265cm">
          <draw:text-box>
            <text:p><text:span text:style-name="T3">h-3 </text:span><text:span text:style-name="T1">or</text:span><text:span text:style-name="T3"> h-4</text:span></text:p>
          </draw:text-box>
        </draw:frame>
        <draw:ellipse draw:style-name="gr2" draw:text-style-name="P2" draw:layer="layout" svg:width="1.298cm" svg:height="0.913cm" svg:x="12.687cm" svg:y="19.285cm">
          <text:p text:style-name="P1"><text:span text:style-name="T1">D</text:span></text:p>
        </draw:ellipse>
        <draw:frame draw:style-name="gr23" draw:text-style-name="P4" draw:layer="layout" svg:width="5.439cm" svg:height="0.747cm" svg:x="10.52cm" svg:y="25.26cm">
          <draw:text-box>
            <text:p><text:span text:style-name="T5">Second rotation about </text:span><text:span text:style-name="T6">D</text:span><text:span text:style-name="T5">.</text:span></text:p>
          </draw:text-box>
        </draw:frame>
        <draw:ellipse draw:style-name="gr2" draw:text-style-name="P2" draw:layer="layout" svg:width="1.102cm" svg:height="0.952cm" svg:x="10.646cm" svg:y="21.074cm">
          <text:p text:style-name="P1"><text:span text:style-name="T1">B</text:span></text:p>
        </draw:ellipse>
      </draw:page>
      <draw:page draw:name="page7" draw:style-name="dp1" draw:master-page-name="Default">
        <draw:line draw:style-name="gr1" draw:text-style-name="P1" draw:layer="layout" svg:x1="16.226cm" svg:y1="10.586cm" svg:x2="14.788cm" svg:y2="12.054cm">
          <text:p/>
        </draw:line>
        <draw:line draw:style-name="gr1" draw:text-style-name="P1" draw:layer="layout" svg:x1="9.696cm" svg:y1="3.107cm" svg:x2="6.731cm" svg:y2="2.217cm">
          <text:p/>
        </draw:line>
        <draw:line draw:style-name="gr1" draw:text-style-name="P1" draw:layer="layout" svg:x1="5.288cm" svg:y1="3.34cm" svg:x2="6.873cm" svg:y2="4.569cm">
          <text:p/>
        </draw:line>
        <draw:line draw:style-name="gr1" draw:text-style-name="P1" draw:layer="layout" svg:x1="9.638cm" svg:y1="3.078cm" svg:x2="8.603cm" svg:y2="4.517cm">
          <text:p/>
        </draw:line>
        <draw:ellipse draw:style-name="gr2" draw:text-style-name="P2" draw:layer="layout" svg:width="1.266cm" svg:height="0.913cm" svg:x="7.973cm" svg:y="4.159cm">
          <text:p text:style-name="P1"><text:span text:style-name="T1">Fred</text:span></text:p>
        </draw:ellipse>
        <draw:line draw:style-name="gr1" draw:text-style-name="P1" draw:layer="layout" svg:x1="6.863cm" svg:y1="4.773cm" svg:x2="5.373cm" svg:y2="6.069cm">
          <text:p/>
        </draw:line>
        <draw:ellipse draw:style-name="gr2" draw:text-style-name="P2" draw:layer="layout" svg:width="1.583cm" svg:height="0.913cm" svg:x="4.573cm" svg:y="5.664cm">
          <text:p text:style-name="P1"><text:span text:style-name="T1">Calista</text:span></text:p>
        </draw:ellipse>
        <draw:line draw:style-name="gr1" draw:text-style-name="P1" draw:layer="layout" svg:x1="6.802cm" svg:y1="2.12cm" svg:x2="5.312cm" svg:y2="3.416cm">
          <text:p/>
        </draw:line>
        <draw:ellipse draw:style-name="gr2" draw:text-style-name="P2" draw:layer="layout" svg:width="1.494cm" svg:height="0.913cm" svg:x="5.959cm" svg:y="1.773cm">
          <text:p text:style-name="P1"><text:span text:style-name="T1">Eunice</text:span></text:p>
        </draw:ellipse>
        <draw:line draw:style-name="gr1" draw:text-style-name="P1" draw:layer="layout" svg:x1="4.044cm" svg:y1="4.649cm" svg:x2="5.312cm" svg:y2="3.416cm">
          <text:p/>
        </draw:line>
        <draw:ellipse draw:style-name="gr2" draw:text-style-name="P2" draw:layer="layout" svg:width="1.583cm" svg:height="0.913cm" svg:x="4.512cm" svg:y="3.011cm">
          <text:p text:style-name="P1"><text:span text:style-name="T1">Binky</text:span></text:p>
        </draw:ellipse>
        <draw:frame draw:style-name="gr5" draw:text-style-name="P4" draw:layer="layout" svg:width="0.714cm" svg:height="0.675cm" svg:x="7.306cm" svg:y="1.584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7.902cm" svg:y="3.667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9.641cm" svg:y="2.22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975cm" svg:y="5.473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2.969cm" svg:y="3.587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35cm" svg:y="3.607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595cm" svg:y="2.435cm">
          <draw:text-box>
            <text:p><text:span text:style-name="T2">2</text:span></text:p>
          </draw:text-box>
        </draw:frame>
        <draw:line draw:style-name="gr1" draw:text-style-name="P1" draw:layer="layout" svg:x1="2.623cm" svg:y1="5.839cm" svg:x2="3.891cm" svg:y2="4.606cm">
          <text:p/>
        </draw:line>
        <draw:ellipse draw:style-name="gr2" draw:text-style-name="P2" draw:layer="layout" svg:width="1.859cm" svg:height="1.072cm" svg:x="2.974cm" svg:y="4.106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475cm" svg:y="5.606cm">
          <text:p text:style-name="P1"><text:span text:style-name="T1">Ahmad</text:span></text:p>
        </draw:ellipse>
        <draw:frame draw:style-name="gr5" draw:text-style-name="P4" draw:layer="layout" svg:width="0.714cm" svg:height="0.675cm" svg:x="1.408cm" svg:y="5.033cm">
          <draw:text-box>
            <text:p><text:span text:style-name="T2">0</text:span></text:p>
          </draw:text-box>
        </draw:frame>
        <draw:line draw:style-name="gr1" draw:text-style-name="P1" draw:layer="layout" svg:x1="9.788cm" svg:y1="3.265cm" svg:x2="10.887cm" svg:y2="4.465cm">
          <text:p/>
        </draw:line>
        <draw:ellipse draw:style-name="gr2" draw:text-style-name="P2" draw:layer="layout" svg:width="1.609cm" svg:height="0.878cm" svg:x="9.948cm" svg:y="4.236cm">
          <text:p text:style-name="P1"><text:span text:style-name="T1">Waluigi</text:span></text:p>
        </draw:ellipse>
        <draw:frame draw:style-name="gr12" draw:text-style-name="P4" draw:layer="layout" svg:width="0.726cm" svg:height="0.675cm" svg:x="10.831cm" svg:y="3.749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9.019cm" svg:y="2.748cm">
          <text:p text:style-name="P1"><text:span text:style-name="T1">Luther</text:span></text:p>
        </draw:ellipse>
        <draw:line draw:style-name="gr1" draw:text-style-name="P1" draw:layer="layout" svg:x1="6.876cm" svg:y1="4.43cm" svg:x2="8.373cm" svg:y2="6.069cm">
          <text:p/>
        </draw:line>
        <draw:ellipse draw:style-name="gr2" draw:text-style-name="P2" draw:layer="layout" svg:width="1.892cm" svg:height="0.913cm" svg:x="7.573cm" svg:y="5.664cm">
          <text:p text:style-name="P1"><text:span text:style-name="T1">Dontonio</text:span></text:p>
        </draw:ellipse>
        <draw:frame draw:style-name="gr5" draw:text-style-name="P4" draw:layer="layout" svg:width="0.714cm" svg:height="0.675cm" svg:x="9.175cm" svg:y="5.473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6.073cm" svg:y="4.164cm">
          <text:p text:style-name="P1"><text:span text:style-name="T1">Daisy</text:span></text:p>
        </draw:ellipse>
        <draw:line draw:style-name="gr1" draw:text-style-name="P1" draw:layer="layout" svg:x1="11.59cm" svg:y1="7.77cm" svg:x2="14.443cm" svg:y2="8.784cm">
          <text:p/>
        </draw:line>
        <draw:line draw:style-name="gr1" draw:text-style-name="P1" draw:layer="layout" svg:x1="14.442cm" svg:y1="8.745cm" svg:x2="15.996cm" svg:y2="10.356cm">
          <text:p/>
        </draw:line>
        <draw:ellipse draw:style-name="gr2" draw:text-style-name="P2" draw:layer="layout" svg:width="1.266cm" svg:height="0.913cm" svg:x="14.064cm" svg:y="11.863cm">
          <text:p text:style-name="P1"><text:span text:style-name="T1">Fred</text:span></text:p>
        </draw:ellipse>
        <draw:line draw:style-name="gr1" draw:text-style-name="P1" draw:layer="layout" svg:x1="11.378cm" svg:y1="7.787cm" svg:x2="9.639cm" svg:y2="8.986cm">
          <text:p/>
        </draw:line>
        <draw:line draw:style-name="gr1" draw:text-style-name="P1" draw:layer="layout" svg:x1="8.12cm" svg:y1="10.316cm" svg:x2="9.388cm" svg:y2="9.083cm">
          <text:p/>
        </draw:line>
        <draw:frame draw:style-name="gr5" draw:text-style-name="P4" draw:layer="layout" svg:width="0.714cm" svg:height="0.675cm" svg:x="16.619cm" svg:y="9.719cm">
          <draw:text-box>
            <text:p><text:span text:style-name="T2">1</text:span></text:p>
          </draw:text-box>
        </draw:frame>
        <draw:frame draw:style-name="gr25" draw:text-style-name="P4" draw:layer="layout" svg:width="0.714cm" svg:height="1.763cm" svg:x="14.453cm" svg:y="7.832cm">
          <draw:text-box>
            <text:p><text:span text:style-name="T2">2</text:span></text:p>
          </draw:text-box>
        </draw:frame>
        <draw:frame draw:style-name="gr5" draw:text-style-name="P4" draw:layer="layout" svg:width="0.714cm" svg:height="0.675cm" svg:x="14.034cm" svg:y="11.163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0.569cm" svg:y="9.50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045cm" svg:y="9.254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0.567cm" svg:y="6.858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8.671cm" svg:y="8.102cm">
          <draw:text-box>
            <text:p><text:span text:style-name="T2">2</text:span></text:p>
          </draw:text-box>
        </draw:frame>
        <draw:line draw:style-name="gr1" draw:text-style-name="P1" draw:layer="layout" svg:x1="6.699cm" svg:y1="11.506cm" svg:x2="7.967cm" svg:y2="10.273cm">
          <text:p/>
        </draw:line>
        <draw:ellipse draw:style-name="gr2" draw:text-style-name="P2" draw:layer="layout" svg:width="1.859cm" svg:height="1.072cm" svg:x="7.05cm" svg:y="9.773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5.551cm" svg:y="11.173cm">
          <text:p text:style-name="P1"><text:span text:style-name="T1">Ahmad</text:span></text:p>
        </draw:ellipse>
        <draw:frame draw:style-name="gr5" draw:text-style-name="P4" draw:layer="layout" svg:width="0.714cm" svg:height="0.675cm" svg:x="5.484cm" svg:y="10.7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15.426cm" svg:y="10.049cm">
          <text:p text:style-name="P1"><text:span text:style-name="T1">Luther</text:span></text:p>
        </draw:ellipse>
        <draw:line draw:style-name="gr1" draw:text-style-name="P1" draw:layer="layout" svg:x1="9.485cm" svg:y1="9.062cm" svg:x2="10.982cm" svg:y2="10.701cm">
          <text:p/>
        </draw:line>
        <draw:ellipse draw:style-name="gr2" draw:text-style-name="P2" draw:layer="layout" svg:width="1.583cm" svg:height="0.913cm" svg:x="10.735cm" svg:y="7.357cm">
          <text:p text:style-name="P1"><text:span text:style-name="T1">Daisy</text:span></text:p>
        </draw:ellipse>
        <draw:line draw:style-name="gr1" draw:text-style-name="P1" draw:layer="layout" svg:x1="10.935cm" svg:y1="10.746cm" svg:x2="9.445cm" svg:y2="12.042cm">
          <text:p/>
        </draw:line>
        <draw:ellipse draw:style-name="gr2" draw:text-style-name="P2" draw:layer="layout" svg:width="1.583cm" svg:height="0.913cm" svg:x="8.645cm" svg:y="11.637cm">
          <text:p text:style-name="P1"><text:span text:style-name="T1">Boo</text:span></text:p>
        </draw:ellipse>
        <draw:frame draw:style-name="gr5" draw:text-style-name="P4" draw:layer="layout" svg:width="0.714cm" svg:height="0.675cm" svg:x="9.3cm" svg:y="11.043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10.145cm" svg:y="10.137cm">
          <text:p text:style-name="P1"><text:span text:style-name="T1">Calista</text:span></text:p>
        </draw:ellipse>
        <draw:ellipse draw:style-name="gr2" draw:text-style-name="P2" draw:layer="layout" svg:width="1.583cm" svg:height="0.913cm" svg:x="8.588cm" svg:y="8.678cm">
          <text:p text:style-name="P1"><text:span text:style-name="T1">Binky</text:span></text:p>
        </draw:ellipse>
        <draw:line draw:style-name="gr1" draw:text-style-name="P1" draw:layer="layout" svg:x1="4.631cm" svg:y1="14.133cm" svg:x2="3.079cm" svg:y2="15.513cm">
          <text:p/>
        </draw:line>
        <draw:line draw:style-name="gr1" draw:text-style-name="P1" draw:layer="layout" svg:x1="4.632cm" svg:y1="14.134cm" svg:x2="6.004cm" svg:y2="15.298cm">
          <text:p/>
        </draw:line>
        <draw:ellipse draw:style-name="gr2" draw:text-style-name="P2" draw:layer="layout" svg:width="1.266cm" svg:height="0.913cm" svg:x="4.039cm" svg:y="13.705cm">
          <text:p text:style-name="P1"><text:span text:style-name="T1">B</text:span></text:p>
        </draw:ellipse>
        <draw:custom-shape draw:style-name="gr3" draw:text-style-name="P3" draw:layer="layout" svg:width="1.506cm" svg:height="1.542cm" svg:x="2.324cm" svg:y="15.2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83cm" svg:y1="15.663cm" svg:x2="4.703cm" svg:y2="17.258cm">
          <text:p/>
        </draw:line>
        <draw:custom-shape draw:style-name="gr3" draw:text-style-name="P3" draw:layer="layout" svg:width="1.506cm" svg:height="1.542cm" svg:x="4.022cm" svg:y="17.03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506cm" svg:height="1.542cm" svg:x="7.12cm" svg:y="17.039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5cm" svg:y1="15.514cm" svg:x2="7.883cm" svg:y2="17.099cm">
          <text:p/>
        </draw:line>
        <draw:frame draw:style-name="gr5" draw:text-style-name="P5" draw:layer="layout" svg:width="0.714cm" svg:height="0.675cm" svg:x="5.208cm" svg:y="13.385cm">
          <draw:text-box>
            <text:p><text:span text:style-name="T3">h</text:span></text:p>
          </draw:text-box>
        </draw:frame>
        <draw:frame draw:style-name="gr13" draw:text-style-name="P4" draw:layer="layout" svg:width="1.22cm" svg:height="0.676cm" svg:x="6.61cm" svg:y="14.794cm">
          <draw:text-box>
            <text:p><text:span text:style-name="T3">h-1</text:span></text:p>
          </draw:text-box>
        </draw:frame>
        <draw:frame draw:style-name="gr13" draw:text-style-name="P4" draw:layer="layout" svg:width="1.22cm" svg:height="0.676cm" svg:x="2.291cm" svg:y="14.631cm">
          <draw:text-box>
            <text:p><text:span text:style-name="T3">h-3</text:span></text:p>
          </draw:text-box>
        </draw:frame>
        <draw:frame draw:style-name="gr13" draw:text-style-name="P4" draw:layer="layout" svg:width="2.339cm" svg:height="0.676cm" svg:x="6.827cm" svg:y="18.56cm">
          <draw:text-box>
            <text:p><text:span text:style-name="T3">h-2 </text:span><text:span text:style-name="T1">or</text:span><text:span text:style-name="T3"> h-3</text:span></text:p>
          </draw:text-box>
        </draw:frame>
        <draw:frame draw:style-name="gr13" draw:text-style-name="P4" draw:layer="layout" svg:width="2.339cm" svg:height="0.676cm" svg:x="3.687cm" svg:y="18.545cm">
          <draw:text-box>
            <text:p><text:span text:style-name="T3">h-2 </text:span><text:span text:style-name="T1">or</text:span><text:span text:style-name="T3"> h-3</text:span></text:p>
          </draw:text-box>
        </draw:frame>
        <draw:ellipse draw:style-name="gr2" draw:text-style-name="P2" draw:layer="layout" svg:width="1.298cm" svg:height="0.913cm" svg:x="5.49cm" svg:y="15.036cm">
          <text:p text:style-name="P1"><text:span text:style-name="T1">D</text:span></text:p>
        </draw:ellipse>
        <draw:line draw:style-name="gr1" draw:text-style-name="P1" draw:layer="layout" svg:x1="13.729cm" svg:y1="15.84cm" svg:x2="14.997cm" svg:y2="14.607cm">
          <text:p/>
        </draw:line>
        <draw:frame draw:style-name="gr5" draw:text-style-name="P4" draw:layer="layout" svg:width="0.714cm" svg:height="0.675cm" svg:x="16.178cm" svg:y="15.025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2.654cm" svg:y="14.778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28cm" svg:y="13.626cm">
          <draw:text-box>
            <text:p><text:span text:style-name="T2">2</text:span></text:p>
          </draw:text-box>
        </draw:frame>
        <draw:line draw:style-name="gr1" draw:text-style-name="P1" draw:layer="layout" svg:x1="12.308cm" svg:y1="17.03cm" svg:x2="13.576cm" svg:y2="15.797cm">
          <text:p/>
        </draw:line>
        <draw:ellipse draw:style-name="gr2" draw:text-style-name="P2" draw:layer="layout" svg:width="1.859cm" svg:height="1.072cm" svg:x="12.659cm" svg:y="15.29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1.16cm" svg:y="16.697cm">
          <text:p text:style-name="P1"><text:span text:style-name="T1">Ahmad</text:span></text:p>
        </draw:ellipse>
        <draw:frame draw:style-name="gr5" draw:text-style-name="P4" draw:layer="layout" svg:width="0.714cm" svg:height="0.675cm" svg:x="11.093cm" svg:y="16.224cm">
          <draw:text-box>
            <text:p><text:span text:style-name="T2">0</text:span></text:p>
          </draw:text-box>
        </draw:frame>
        <draw:line draw:style-name="gr1" draw:text-style-name="P1" draw:layer="layout" svg:x1="15.094cm" svg:y1="14.586cm" svg:x2="16.591cm" svg:y2="16.225cm">
          <text:p/>
        </draw:line>
        <draw:ellipse draw:style-name="gr2" draw:text-style-name="P2" draw:layer="layout" svg:width="1.583cm" svg:height="0.913cm" svg:x="15.754cm" svg:y="15.661cm">
          <text:p text:style-name="P1"><text:span text:style-name="T1">Calista</text:span></text:p>
        </draw:ellipse>
        <draw:ellipse draw:style-name="gr2" draw:text-style-name="P2" draw:layer="layout" svg:width="1.583cm" svg:height="0.913cm" svg:x="14.197cm" svg:y="14.202cm">
          <text:p text:style-name="P1"><text:span text:style-name="T1">Binky</text:span></text:p>
        </draw:ellipse>
        <draw:line draw:style-name="gr1" draw:text-style-name="P1" draw:layer="layout" svg:x1="13.643cm" svg:y1="19.811cm" svg:x2="14.874cm" svg:y2="21.058cm">
          <text:p/>
        </draw:line>
        <draw:frame draw:style-name="gr5" draw:text-style-name="P4" draw:layer="layout" svg:width="0.714cm" svg:height="0.675cm" svg:x="14.453cm" svg:y="20.147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2.568cm" svg:y="18.749cm">
          <draw:text-box>
            <text:p><text:span text:style-name="T2">1</text:span></text:p>
          </draw:text-box>
        </draw:frame>
        <draw:line draw:style-name="gr1" draw:text-style-name="P1" draw:layer="layout" svg:x1="12.222cm" svg:y1="21.001cm" svg:x2="13.49cm" svg:y2="19.768cm">
          <text:p/>
        </draw:line>
        <draw:ellipse draw:style-name="gr2" draw:text-style-name="P2" draw:layer="layout" svg:width="1.859cm" svg:height="1.072cm" svg:x="12.573cm" svg:y="19.268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1.074cm" svg:y="20.668cm">
          <text:p text:style-name="P1"><text:span text:style-name="T1">Ahmad</text:span></text:p>
        </draw:ellipse>
        <draw:frame draw:style-name="gr5" draw:text-style-name="P4" draw:layer="layout" svg:width="0.714cm" svg:height="0.675cm" svg:x="11.007cm" svg:y="20.195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14.053cm" svg:y="20.705cm">
          <text:p text:style-name="P1"><text:span text:style-name="T1">Binky</text:span></text:p>
        </draw:ellipse>
        <draw:ellipse draw:style-name="gr11" draw:text-style-name="P2" draw:layer="layout" svg:width="1.899cm" svg:height="0.913cm" svg:x="13.407cm" svg:y="8.5cm">
          <text:p text:style-name="P1"><text:span text:style-name="T1">Eunice</text:span></text:p>
        </draw:ellipse>
      </draw:page>
      <draw:page draw:name="page8" draw:style-name="dp1" draw:master-page-name="Default">
        <draw:line draw:style-name="gr1" draw:text-style-name="P1" draw:layer="layout" svg:x1="14.524cm" svg:y1="4.269cm" svg:x2="8.516cm" svg:y2="2.508cm">
          <text:p/>
        </draw:line>
        <draw:line draw:style-name="gr1" draw:text-style-name="P1" draw:layer="layout" svg:x1="2.254cm" svg:y1="7.729cm" svg:x2="3.522cm" svg:y2="6.496cm">
          <text:p/>
        </draw:line>
        <draw:line draw:style-name="gr1" draw:text-style-name="P1" draw:layer="layout" svg:x1="5.956cm" svg:y1="6.104cm" svg:x2="4.903cm" svg:y2="4.971cm">
          <text:p/>
        </draw:line>
        <draw:line draw:style-name="gr1" draw:text-style-name="P1" draw:layer="layout" svg:x1="8.314cm" svg:y1="2.484cm" svg:x2="6.575cm" svg:y2="3.683cm">
          <text:p/>
        </draw:line>
        <draw:line draw:style-name="gr1" draw:text-style-name="P1" draw:layer="layout" svg:x1="5.056cm" svg:y1="5.013cm" svg:x2="6.324cm" svg:y2="3.78cm">
          <text:p/>
        </draw:line>
        <draw:frame draw:style-name="gr5" draw:text-style-name="P4" draw:layer="layout" svg:width="0.714cm" svg:height="0.675cm" svg:x="9.058cm" svg:y="4.11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88cm" svg:y="5.3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2.73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3.835cm">
          <draw:text-box>
            <text:p><text:span text:style-name="T2">2</text:span></text:p>
          </draw:text-box>
        </draw:frame>
        <draw:line draw:style-name="gr1" draw:text-style-name="P1" draw:layer="layout" svg:x1="3.635cm" svg:y1="6.203cm" svg:x2="4.903cm" svg:y2="4.97cm">
          <text:p/>
        </draw:line>
        <draw:ellipse draw:style-name="gr2" draw:text-style-name="P2" draw:layer="layout" svg:width="1.859cm" svg:height="1.072cm" svg:x="3.986cm" svg:y="4.4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6.864cm">
          <draw:text-box>
            <text:p><text:span text:style-name="T2">0</text:span></text:p>
          </draw:text-box>
        </draw:frame>
        <draw:line draw:style-name="gr1" draw:text-style-name="P1" draw:layer="layout" svg:x1="6.421cm" svg:y1="3.759cm" svg:x2="9.408cm" svg:y2="5.097cm">
          <text:p/>
        </draw:line>
        <draw:ellipse draw:style-name="gr2" draw:text-style-name="P2" draw:layer="layout" svg:width="1.583cm" svg:height="0.913cm" svg:x="7.671cm" svg:y="2.054cm">
          <text:p text:style-name="P1"><text:span text:style-name="T1">Daisy</text:span></text:p>
        </draw:ellipse>
        <draw:line draw:style-name="gr1" draw:text-style-name="P1" draw:layer="layout" svg:x1="9.424cm" svg:y1="5.357cm" svg:x2="7.934cm" svg:y2="6.653cm">
          <text:p/>
        </draw:line>
        <draw:ellipse draw:style-name="gr2" draw:text-style-name="P2" draw:layer="layout" svg:width="1.583cm" svg:height="0.913cm" svg:x="7.134cm" svg:y="6.248cm">
          <text:p text:style-name="P1"><text:span text:style-name="T1">Boo</text:span></text:p>
        </draw:ellipse>
        <draw:frame draw:style-name="gr5" draw:text-style-name="P4" draw:layer="layout" svg:width="0.714cm" svg:height="0.675cm" svg:x="7.789cm" svg:y="5.654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8.634cm" svg:y="4.7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5.597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6.0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.3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1.722cm" svg:y1="6.985cm" svg:x2="12.99cm" svg:y2="5.752cm">
          <text:p/>
        </draw:line>
        <draw:line draw:style-name="gr1" draw:text-style-name="P1" draw:layer="layout" svg:x1="15.424cm" svg:y1="5.36cm" svg:x2="14.371cm" svg:y2="4.227cm">
          <text:p/>
        </draw:line>
        <draw:frame draw:style-name="gr5" draw:text-style-name="P4" draw:layer="layout" svg:width="0.714cm" svg:height="0.675cm" svg:x="12.356cm" svg:y="4.6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3.867cm" svg:y="3.091cm">
          <draw:text-box>
            <text:p><text:span text:style-name="T2">2</text:span></text:p>
          </draw:text-box>
        </draw:frame>
        <draw:line draw:style-name="gr1" draw:text-style-name="P1" draw:layer="layout" svg:x1="13.103cm" svg:y1="5.459cm" svg:x2="14.371cm" svg:y2="4.226cm">
          <text:p/>
        </draw:line>
        <draw:ellipse draw:style-name="gr2" draw:text-style-name="P2" draw:layer="layout" svg:width="1.859cm" svg:height="1.072cm" svg:x="13.454cm" svg:y="3.7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6cm">
          <text:p text:style-name="P1"><text:span text:style-name="T1">Frenchy</text:span></text:p>
        </draw:ellipse>
        <draw:frame draw:style-name="gr5" draw:text-style-name="P4" draw:layer="layout" svg:width="0.714cm" svg:height="0.675cm" svg:x="11.226cm" svg:y="6.32cm">
          <draw:text-box>
            <text:p><text:span text:style-name="T2">0</text:span></text:p>
          </draw:text-box>
        </draw:frame>
        <draw:ellipse draw:style-name="gr2" draw:text-style-name="P2" draw:layer="layout" svg:width="1.859cm" svg:height="0.968cm" svg:x="10.747cm" svg:y="6.881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5.072cm">
          <text:p text:style-name="P1"><text:span text:style-name="T1">Xavier</text:span></text:p>
        </draw:ellipse>
        <draw:frame draw:style-name="gr5" draw:text-style-name="P4" draw:layer="layout" svg:width="0.714cm" svg:height="0.675cm" svg:x="15.685cm" svg:y="4.509cm">
          <draw:text-box>
            <text:p><text:span text:style-name="T2">0</text:span></text:p>
          </draw:text-box>
        </draw:frame>
        <draw:line draw:style-name="gr1" draw:text-style-name="P1" draw:layer="layout" svg:x1="14.845cm" svg:y1="16.322cm" svg:x2="8.516cm" svg:y2="14.708cm">
          <text:p/>
        </draw:line>
        <draw:line draw:style-name="gr1" draw:text-style-name="P1" draw:layer="layout" svg:x1="3.894cm" svg:y1="18.577cm" svg:x2="5.162cm" svg:y2="17.344cm">
          <text:p/>
        </draw:line>
        <draw:line draw:style-name="gr1" draw:text-style-name="P1" draw:layer="layout" svg:x1="6.761cm" svg:y1="18.997cm" svg:x2="8.401cm" svg:y2="17.07cm">
          <text:p/>
        </draw:line>
        <draw:line draw:style-name="gr1" draw:text-style-name="P1" draw:layer="layout" svg:x1="8.314cm" svg:y1="14.684cm" svg:x2="6.575cm" svg:y2="15.883cm">
          <text:p/>
        </draw:line>
        <draw:line draw:style-name="gr1" draw:text-style-name="P1" draw:layer="layout" svg:x1="8.43cm" svg:y1="17.185cm" svg:x2="6.617cm" svg:y2="15.66cm">
          <text:p/>
        </draw:line>
        <draw:frame draw:style-name="gr5" draw:text-style-name="P4" draw:layer="layout" svg:width="0.714cm" svg:height="0.675cm" svg:x="9.633cm" svg:y="18.095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4.528cm" svg:y="16.208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906cm" svg:y="16.11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039cm" svg:y="14.683cm">
          <draw:text-box>
            <text:p><text:span text:style-name="T2">2</text:span></text:p>
          </draw:text-box>
        </draw:frame>
        <draw:line draw:style-name="gr1" draw:text-style-name="P1" draw:layer="layout" svg:x1="5.275cm" svg:y1="17.051cm" svg:x2="6.543cm" svg:y2="15.818cm">
          <text:p/>
        </draw:line>
        <draw:ellipse draw:style-name="gr2" draw:text-style-name="P2" draw:layer="layout" svg:width="1.859cm" svg:height="1.072cm" svg:x="5.626cm" svg:y="15.318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4.127cm" svg:y="16.718cm">
          <text:p text:style-name="P1"><text:span text:style-name="T1">Ahmad</text:span></text:p>
        </draw:ellipse>
        <draw:frame draw:style-name="gr5" draw:text-style-name="P4" draw:layer="layout" svg:width="0.714cm" svg:height="0.675cm" svg:x="3.398cm" svg:y="17.712cm">
          <draw:text-box>
            <text:p><text:span text:style-name="T2">0</text:span></text:p>
          </draw:text-box>
        </draw:frame>
        <draw:line draw:style-name="gr1" draw:text-style-name="P1" draw:layer="layout" svg:x1="8.319cm" svg:y1="17.195cm" svg:x2="9.926cm" svg:y2="18.997cm">
          <text:p/>
        </draw:line>
        <draw:ellipse draw:style-name="gr2" draw:text-style-name="P2" draw:layer="layout" svg:width="1.583cm" svg:height="0.913cm" svg:x="7.671cm" svg:y="14.254cm">
          <text:p text:style-name="P1"><text:span text:style-name="T1">Daisy</text:span></text:p>
        </draw:ellipse>
        <draw:ellipse draw:style-name="gr2" draw:text-style-name="P2" draw:layer="layout" svg:width="1.583cm" svg:height="0.913cm" svg:x="9.093cm" svg:y="18.616cm">
          <text:p text:style-name="P1"><text:span text:style-name="T1">Boo</text:span></text:p>
        </draw:ellipse>
        <draw:ellipse draw:style-name="gr2" draw:text-style-name="P2" draw:layer="layout" svg:width="1.583cm" svg:height="0.913cm" svg:x="7.623cm" svg:y="16.696cm">
          <text:p text:style-name="P1"><text:span text:style-name="T1">Binky</text:span></text:p>
        </draw:ellipse>
        <draw:frame draw:style-name="gr5" draw:text-style-name="P4" draw:layer="layout" svg:width="0.714cm" svg:height="0.675cm" svg:x="6.35cm" svg:y="18.079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926cm" svg:y="18.557cm">
          <text:p text:style-name="P1"><text:span text:style-name="T1">Bethany</text:span></text:p>
        </draw:ellipse>
        <draw:ellipse draw:style-name="gr2" draw:text-style-name="P2" draw:layer="layout" svg:width="1.859cm" svg:height="0.968cm" svg:x="2.919cm" svg:y="18.473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3.6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2.422cm" svg:y1="19.185cm" svg:x2="13.69cm" svg:y2="17.952cm">
          <text:p/>
        </draw:line>
        <draw:line draw:style-name="gr1" draw:text-style-name="P1" draw:layer="layout" svg:x1="16.124cm" svg:y1="17.56cm" svg:x2="15.071cm" svg:y2="16.427cm">
          <text:p/>
        </draw:line>
        <draw:frame draw:style-name="gr5" draw:text-style-name="P4" draw:layer="layout" svg:width="0.714cm" svg:height="0.675cm" svg:x="13.056cm" svg:y="16.8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567cm" svg:y="15.291cm">
          <draw:text-box>
            <text:p><text:span text:style-name="T2">2</text:span></text:p>
          </draw:text-box>
        </draw:frame>
        <draw:line draw:style-name="gr1" draw:text-style-name="P1" draw:layer="layout" svg:x1="13.803cm" svg:y1="17.659cm" svg:x2="15.071cm" svg:y2="16.426cm">
          <text:p/>
        </draw:line>
        <draw:ellipse draw:style-name="gr2" draw:text-style-name="P2" draw:layer="layout" svg:width="1.859cm" svg:height="1.072cm" svg:x="14.154cm" svg:y="15.926cm">
          <text:p text:style-name="P1"><text:span text:style-name="T1">Galois</text:span></text:p>
        </draw:ellipse>
        <draw:ellipse draw:style-name="gr2" draw:text-style-name="P2" draw:layer="layout" svg:width="1.859cm" svg:height="0.968cm" svg:x="12.655cm" svg:y="17.326cm">
          <text:p text:style-name="P1"><text:span text:style-name="T1">Frenchy</text:span></text:p>
        </draw:ellipse>
        <draw:frame draw:style-name="gr5" draw:text-style-name="P4" draw:layer="layout" svg:width="0.714cm" svg:height="0.675cm" svg:x="11.926cm" svg:y="18.52cm">
          <draw:text-box>
            <text:p><text:span text:style-name="T2">0</text:span></text:p>
          </draw:text-box>
        </draw:frame>
        <draw:ellipse draw:style-name="gr2" draw:text-style-name="P2" draw:layer="layout" svg:width="1.859cm" svg:height="0.968cm" svg:x="11.447cm" svg:y="19.081cm">
          <text:p text:style-name="P1"><text:span text:style-name="T1">Fred</text:span></text:p>
        </draw:ellipse>
        <draw:ellipse draw:style-name="gr2" draw:text-style-name="P2" draw:layer="layout" svg:width="1.727cm" svg:height="0.913cm" svg:x="15.576cm" svg:y="17.272cm">
          <text:p text:style-name="P1"><text:span text:style-name="T1">Xavier</text:span></text:p>
        </draw:ellipse>
        <draw:frame draw:style-name="gr5" draw:text-style-name="P4" draw:layer="layout" svg:width="0.714cm" svg:height="0.675cm" svg:x="16.385cm" svg:y="16.709cm">
          <draw:text-box>
            <text:p><text:span text:style-name="T2">0</text:span></text:p>
          </draw:text-box>
        </draw:frame>
      </draw:page>
      <draw:page draw:name="page9" draw:style-name="dp1" draw:master-page-name="Default">
        <draw:path draw:style-name="gr26" draw:text-style-name="P3" draw:layer="layout" svg:width="2.206cm" svg:height="2.268cm" svg:x="8.394cm" svg:y="10.516cm" svg:viewBox="0 0 2207 2269" svg:d="m467 301c-237 289-253 679-403 1007-143 314-47 716 288 834 315 111 652 148 978 115 378-38 642-407 748-748 98-315 232-746 0-978-256-256-514-663-949-489l-288 57-115 115z">
          <text:p/>
        </draw:path>
        <draw:path draw:style-name="gr26" draw:text-style-name="P3" draw:layer="layout" svg:width="2.886cm" svg:height="2.55cm" svg:x="4.747cm" svg:y="11.811cm" svg:viewBox="0 0 2887 2551" svg:d="m1468 2314c447 37 789-327 1035-633 215-266 484-639 345-978-117-286-341-913-776-633-321 207-656 320-950 576-257 225-663 199-892 489-221 280-219 642-230 978-14 424 467 494 748 402l259-57z">
          <text:p/>
        </draw:path>
        <draw:path draw:style-name="gr26" draw:text-style-name="P3" draw:layer="layout" svg:width="3.597cm" svg:height="3.951cm" svg:x="1.121cm" svg:y="11.935cm" svg:viewBox="0 0 3598 3952" svg:d="m2130 4c-463-52-703 383-920 690-252 358-603 611-835 978-174 276-393 568-374 921 17 318-30 661 144 949 215 356 645 376 1007 403 316 24 660-12 921-201 348-252 742-509 892-950 99-292 65-602 143-892 88-327 606-516 461-920l29-288-58-115z">
          <text:p/>
        </draw:path>
        <draw:line draw:style-name="gr1" draw:text-style-name="P1" draw:layer="layout" svg:x1="14.524cm" svg:y1="11.069cm" svg:x2="8.516cm" svg:y2="9.308cm">
          <text:p/>
        </draw:line>
        <draw:line draw:style-name="gr1" draw:text-style-name="P1" draw:layer="layout" svg:x1="2.254cm" svg:y1="14.529cm" svg:x2="3.522cm" svg:y2="13.296cm">
          <text:p/>
        </draw:line>
        <draw:line draw:style-name="gr1" draw:text-style-name="P1" draw:layer="layout" svg:x1="5.956cm" svg:y1="12.904cm" svg:x2="4.903cm" svg:y2="11.771cm">
          <text:p/>
        </draw:line>
        <draw:line draw:style-name="gr1" draw:text-style-name="P1" draw:layer="layout" svg:x1="8.314cm" svg:y1="9.284cm" svg:x2="6.575cm" svg:y2="10.483cm">
          <text:p/>
        </draw:line>
        <draw:line draw:style-name="gr1" draw:text-style-name="P1" draw:layer="layout" svg:x1="5.056cm" svg:y1="11.813cm" svg:x2="6.324cm" svg:y2="10.58cm">
          <text:p/>
        </draw:line>
        <draw:frame draw:style-name="gr5" draw:text-style-name="P4" draw:layer="layout" svg:width="0.714cm" svg:height="0.675cm" svg:x="9.058cm" svg:y="10.912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2.888cm" svg:y="12.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9.53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10.635cm">
          <draw:text-box>
            <text:p><text:span text:style-name="T2">2</text:span></text:p>
          </draw:text-box>
        </draw:frame>
        <draw:line draw:style-name="gr1" draw:text-style-name="P1" draw:layer="layout" svg:x1="3.635cm" svg:y1="13.003cm" svg:x2="4.903cm" svg:y2="11.77cm">
          <text:p/>
        </draw:line>
        <draw:ellipse draw:style-name="gr2" draw:text-style-name="P2" draw:layer="layout" svg:width="1.859cm" svg:height="1.072cm" svg:x="3.986cm" svg:y="11.2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12.6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13.664cm">
          <draw:text-box>
            <text:p><text:span text:style-name="T2">0</text:span></text:p>
          </draw:text-box>
        </draw:frame>
        <draw:line draw:style-name="gr1" draw:text-style-name="P1" draw:layer="layout" svg:x1="6.421cm" svg:y1="10.559cm" svg:x2="9.408cm" svg:y2="11.897cm">
          <text:p/>
        </draw:line>
        <draw:ellipse draw:style-name="gr2" draw:text-style-name="P2" draw:layer="layout" svg:width="1.583cm" svg:height="0.913cm" svg:x="7.671cm" svg:y="8.854cm">
          <text:p text:style-name="P1"><text:span text:style-name="T1">Daisy</text:span></text:p>
        </draw:ellipse>
        <draw:ellipse draw:style-name="gr2" draw:text-style-name="P2" draw:layer="layout" svg:width="1.583cm" svg:height="0.913cm" svg:x="8.634cm" svg:y="11.548cm">
          <text:p text:style-name="P1"><text:span text:style-name="T1">Boo</text:span></text:p>
        </draw:ellipse>
        <draw:ellipse draw:style-name="gr11" draw:text-style-name="P2" draw:layer="layout" svg:width="1.583cm" svg:height="0.913cm" svg:x="5.524cm" svg:y="10.1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12.397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12.8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14.4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8.2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1.722cm" svg:y1="13.785cm" svg:x2="12.99cm" svg:y2="12.552cm">
          <text:p/>
        </draw:line>
        <draw:line draw:style-name="gr1" draw:text-style-name="P1" draw:layer="layout" svg:x1="15.424cm" svg:y1="12.16cm" svg:x2="14.371cm" svg:y2="11.027cm">
          <text:p/>
        </draw:line>
        <draw:frame draw:style-name="gr5" draw:text-style-name="P4" draw:layer="layout" svg:width="0.714cm" svg:height="0.675cm" svg:x="12.356cm" svg:y="11.4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3.867cm" svg:y="9.891cm">
          <draw:text-box>
            <text:p><text:span text:style-name="T2">2</text:span></text:p>
          </draw:text-box>
        </draw:frame>
        <draw:line draw:style-name="gr1" draw:text-style-name="P1" draw:layer="layout" svg:x1="13.103cm" svg:y1="12.259cm" svg:x2="14.371cm" svg:y2="11.026cm">
          <text:p/>
        </draw:line>
        <draw:ellipse draw:style-name="gr2" draw:text-style-name="P2" draw:layer="layout" svg:width="1.859cm" svg:height="1.072cm" svg:x="13.454cm" svg:y="10.5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11.926cm">
          <text:p text:style-name="P1"><text:span text:style-name="T1">Frenchy</text:span></text:p>
        </draw:ellipse>
        <draw:frame draw:style-name="gr5" draw:text-style-name="P4" draw:layer="layout" svg:width="0.714cm" svg:height="0.675cm" svg:x="11.226cm" svg:y="13.12cm">
          <draw:text-box>
            <text:p><text:span text:style-name="T2">0</text:span></text:p>
          </draw:text-box>
        </draw:frame>
        <draw:ellipse draw:style-name="gr2" draw:text-style-name="P2" draw:layer="layout" svg:width="1.859cm" svg:height="0.968cm" svg:x="10.747cm" svg:y="13.681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11.872cm">
          <text:p text:style-name="P1"><text:span text:style-name="T1">Xavier</text:span></text:p>
        </draw:ellipse>
        <draw:frame draw:style-name="gr5" draw:text-style-name="P4" draw:layer="layout" svg:width="0.714cm" svg:height="0.675cm" svg:x="15.685cm" svg:y="11.309cm">
          <draw:text-box>
            <text:p><text:span text:style-name="T2">0</text:span></text:p>
          </draw:text-box>
        </draw:frame>
        <draw:line draw:style-name="gr1" draw:text-style-name="P1" draw:layer="layout" svg:x1="14.845cm" svg:y1="23.022cm" svg:x2="8.516cm" svg:y2="21.408cm">
          <text:p/>
        </draw:line>
        <draw:line draw:style-name="gr1" draw:text-style-name="P1" draw:layer="layout" svg:x1="3.894cm" svg:y1="25.277cm" svg:x2="5.162cm" svg:y2="24.044cm">
          <text:p/>
        </draw:line>
        <draw:line draw:style-name="gr1" draw:text-style-name="P1" draw:layer="layout" svg:x1="6.761cm" svg:y1="25.697cm" svg:x2="8.401cm" svg:y2="23.77cm">
          <text:p/>
        </draw:line>
        <draw:line draw:style-name="gr1" draw:text-style-name="P1" draw:layer="layout" svg:x1="8.314cm" svg:y1="21.384cm" svg:x2="6.575cm" svg:y2="22.583cm">
          <text:p/>
        </draw:line>
        <draw:line draw:style-name="gr1" draw:text-style-name="P1" draw:layer="layout" svg:x1="8.43cm" svg:y1="23.885cm" svg:x2="6.617cm" svg:y2="22.36cm">
          <text:p/>
        </draw:line>
        <draw:frame draw:style-name="gr5" draw:text-style-name="P4" draw:layer="layout" svg:width="0.714cm" svg:height="0.675cm" svg:x="9.633cm" svg:y="24.795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4.528cm" svg:y="22.908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906cm" svg:y="22.81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6.039cm" svg:y="21.383cm">
          <draw:text-box>
            <text:p><text:span text:style-name="T2">2</text:span></text:p>
          </draw:text-box>
        </draw:frame>
        <draw:line draw:style-name="gr1" draw:text-style-name="P1" draw:layer="layout" svg:x1="5.275cm" svg:y1="23.751cm" svg:x2="6.543cm" svg:y2="22.518cm">
          <text:p/>
        </draw:line>
        <draw:ellipse draw:style-name="gr2" draw:text-style-name="P2" draw:layer="layout" svg:width="1.859cm" svg:height="1.072cm" svg:x="5.626cm" svg:y="22.018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4.127cm" svg:y="23.418cm">
          <text:p text:style-name="P1"><text:span text:style-name="T1">Ahmad</text:span></text:p>
        </draw:ellipse>
        <draw:frame draw:style-name="gr5" draw:text-style-name="P4" draw:layer="layout" svg:width="0.714cm" svg:height="0.675cm" svg:x="3.398cm" svg:y="24.412cm">
          <draw:text-box>
            <text:p><text:span text:style-name="T2">0</text:span></text:p>
          </draw:text-box>
        </draw:frame>
        <draw:line draw:style-name="gr1" draw:text-style-name="P1" draw:layer="layout" svg:x1="8.319cm" svg:y1="23.895cm" svg:x2="9.926cm" svg:y2="25.697cm">
          <text:p/>
        </draw:line>
        <draw:ellipse draw:style-name="gr2" draw:text-style-name="P2" draw:layer="layout" svg:width="1.583cm" svg:height="0.913cm" svg:x="7.671cm" svg:y="20.954cm">
          <text:p text:style-name="P1"><text:span text:style-name="T1">Calista</text:span></text:p>
        </draw:ellipse>
        <draw:ellipse draw:style-name="gr2" draw:text-style-name="P2" draw:layer="layout" svg:width="1.583cm" svg:height="0.913cm" svg:x="9.093cm" svg:y="25.316cm">
          <text:p text:style-name="P1"><text:span text:style-name="T1">Boo</text:span></text:p>
        </draw:ellipse>
        <draw:ellipse draw:style-name="gr2" draw:text-style-name="P2" draw:layer="layout" svg:width="1.583cm" svg:height="0.913cm" svg:x="7.623cm" svg:y="23.396cm">
          <text:p text:style-name="P1"><text:span text:style-name="T1">Binky</text:span></text:p>
        </draw:ellipse>
        <draw:frame draw:style-name="gr5" draw:text-style-name="P4" draw:layer="layout" svg:width="0.714cm" svg:height="0.675cm" svg:x="6.35cm" svg:y="24.779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926cm" svg:y="25.257cm">
          <text:p text:style-name="P1"><text:span text:style-name="T1">Bethany</text:span></text:p>
        </draw:ellipse>
        <draw:ellipse draw:style-name="gr2" draw:text-style-name="P2" draw:layer="layout" svg:width="1.859cm" svg:height="0.968cm" svg:x="2.919cm" svg:y="25.173cm">
          <text:p text:style-name="P1"><text:span text:style-name="T1">Abdul</text:span></text:p>
        </draw:ellipse>
        <draw:frame draw:style-name="gr5" draw:text-style-name="P4" draw:layer="layout" svg:width="0.714cm" svg:height="1.099cm" svg:x="7.877cm" svg:y="20.355cm">
          <draw:text-box>
            <text:p><text:span text:style-name="T2">3</text:span></text:p>
            <text:p><text:span text:style-name="T2"/></text:p>
          </draw:text-box>
        </draw:frame>
        <draw:line draw:style-name="gr1" draw:text-style-name="P1" draw:layer="layout" svg:x1="12.422cm" svg:y1="25.885cm" svg:x2="13.69cm" svg:y2="24.652cm">
          <text:p/>
        </draw:line>
        <draw:line draw:style-name="gr1" draw:text-style-name="P1" draw:layer="layout" svg:x1="16.124cm" svg:y1="24.26cm" svg:x2="15.071cm" svg:y2="23.127cm">
          <text:p/>
        </draw:line>
        <draw:frame draw:style-name="gr5" draw:text-style-name="P4" draw:layer="layout" svg:width="0.714cm" svg:height="0.675cm" svg:x="13.056cm" svg:y="23.5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4.567cm" svg:y="21.991cm">
          <draw:text-box>
            <text:p><text:span text:style-name="T2">2</text:span></text:p>
          </draw:text-box>
        </draw:frame>
        <draw:line draw:style-name="gr1" draw:text-style-name="P1" draw:layer="layout" svg:x1="13.803cm" svg:y1="24.359cm" svg:x2="15.071cm" svg:y2="23.126cm">
          <text:p/>
        </draw:line>
        <draw:ellipse draw:style-name="gr2" draw:text-style-name="P2" draw:layer="layout" svg:width="1.859cm" svg:height="1.072cm" svg:x="14.154cm" svg:y="22.626cm">
          <text:p text:style-name="P1"><text:span text:style-name="T1">Galois</text:span></text:p>
        </draw:ellipse>
        <draw:ellipse draw:style-name="gr2" draw:text-style-name="P2" draw:layer="layout" svg:width="1.859cm" svg:height="0.968cm" svg:x="12.655cm" svg:y="24.026cm">
          <text:p text:style-name="P1"><text:span text:style-name="T1">Frenchy</text:span></text:p>
        </draw:ellipse>
        <draw:frame draw:style-name="gr5" draw:text-style-name="P4" draw:layer="layout" svg:width="0.714cm" svg:height="0.675cm" svg:x="11.926cm" svg:y="25.22cm">
          <draw:text-box>
            <text:p><text:span text:style-name="T2">0</text:span></text:p>
          </draw:text-box>
        </draw:frame>
        <draw:ellipse draw:style-name="gr2" draw:text-style-name="P2" draw:layer="layout" svg:width="1.859cm" svg:height="0.968cm" svg:x="11.447cm" svg:y="25.781cm">
          <text:p text:style-name="P1"><text:span text:style-name="T1">Fred</text:span></text:p>
        </draw:ellipse>
        <draw:ellipse draw:style-name="gr2" draw:text-style-name="P2" draw:layer="layout" svg:width="1.727cm" svg:height="0.913cm" svg:x="15.576cm" svg:y="23.972cm">
          <text:p text:style-name="P1"><text:span text:style-name="T1">Xavier</text:span></text:p>
        </draw:ellipse>
        <draw:frame draw:style-name="gr5" draw:text-style-name="P4" draw:layer="layout" svg:width="0.714cm" svg:height="0.675cm" svg:x="16.385cm" svg:y="23.409cm">
          <draw:text-box>
            <text:p><text:span text:style-name="T2">0</text:span></text:p>
          </draw:text-box>
        </draw:frame>
        <draw:line draw:style-name="gr1" draw:text-style-name="P1" draw:layer="layout" svg:x1="14.524cm" svg:y1="3.869cm" svg:x2="8.516cm" svg:y2="2.108cm">
          <text:p/>
        </draw:line>
        <draw:line draw:style-name="gr1" draw:text-style-name="P1" draw:layer="layout" svg:x1="2.254cm" svg:y1="7.329cm" svg:x2="3.522cm" svg:y2="6.096cm">
          <text:p/>
        </draw:line>
        <draw:line draw:style-name="gr1" draw:text-style-name="P1" draw:layer="layout" svg:x1="5.956cm" svg:y1="5.704cm" svg:x2="4.903cm" svg:y2="4.571cm">
          <text:p/>
        </draw:line>
        <draw:line draw:style-name="gr1" draw:text-style-name="P1" draw:layer="layout" svg:x1="8.314cm" svg:y1="2.084cm" svg:x2="6.575cm" svg:y2="3.283cm">
          <text:p/>
        </draw:line>
        <draw:line draw:style-name="gr1" draw:text-style-name="P1" draw:layer="layout" svg:x1="5.056cm" svg:y1="4.613cm" svg:x2="6.324cm" svg:y2="3.38cm">
          <text:p/>
        </draw:line>
        <draw:frame draw:style-name="gr5" draw:text-style-name="P4" draw:layer="layout" svg:width="0.714cm" svg:height="0.675cm" svg:x="9.058cm" svg:y="3.712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2.888cm" svg:y="4.9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2.33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3.435cm">
          <draw:text-box>
            <text:p><text:span text:style-name="T2">2</text:span></text:p>
          </draw:text-box>
        </draw:frame>
        <draw:line draw:style-name="gr1" draw:text-style-name="P1" draw:layer="layout" svg:x1="3.635cm" svg:y1="5.803cm" svg:x2="4.903cm" svg:y2="4.57cm">
          <text:p/>
        </draw:line>
        <draw:ellipse draw:style-name="gr2" draw:text-style-name="P2" draw:layer="layout" svg:width="1.859cm" svg:height="1.072cm" svg:x="3.986cm" svg:y="4.0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4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6.464cm">
          <draw:text-box>
            <text:p><text:span text:style-name="T2">0</text:span></text:p>
          </draw:text-box>
        </draw:frame>
        <draw:line draw:style-name="gr1" draw:text-style-name="P1" draw:layer="layout" svg:x1="6.421cm" svg:y1="3.359cm" svg:x2="9.408cm" svg:y2="4.697cm">
          <text:p/>
        </draw:line>
        <draw:ellipse draw:style-name="gr2" draw:text-style-name="P2" draw:layer="layout" svg:width="1.583cm" svg:height="0.913cm" svg:x="7.671cm" svg:y="1.654cm">
          <text:p text:style-name="P1"><text:span text:style-name="T1">Daisy</text:span></text:p>
        </draw:ellipse>
        <draw:ellipse draw:style-name="gr2" draw:text-style-name="P2" draw:layer="layout" svg:width="1.583cm" svg:height="0.913cm" svg:x="8.634cm" svg:y="4.348cm">
          <text:p text:style-name="P1"><text:span text:style-name="T1">Boo</text:span></text:p>
        </draw:ellipse>
        <draw:ellipse draw:style-name="gr11" draw:text-style-name="P2" draw:layer="layout" svg:width="1.583cm" svg:height="0.913cm" svg:x="5.524cm" svg:y="2.9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5.197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5.6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2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.0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1.722cm" svg:y1="6.585cm" svg:x2="12.99cm" svg:y2="5.352cm">
          <text:p/>
        </draw:line>
        <draw:line draw:style-name="gr1" draw:text-style-name="P1" draw:layer="layout" svg:x1="15.424cm" svg:y1="4.96cm" svg:x2="14.371cm" svg:y2="3.827cm">
          <text:p/>
        </draw:line>
        <draw:frame draw:style-name="gr5" draw:text-style-name="P4" draw:layer="layout" svg:width="0.714cm" svg:height="0.675cm" svg:x="12.356cm" svg:y="4.21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13.867cm" svg:y="2.691cm">
          <draw:text-box>
            <text:p><text:span text:style-name="T2">2</text:span></text:p>
          </draw:text-box>
        </draw:frame>
        <draw:line draw:style-name="gr1" draw:text-style-name="P1" draw:layer="layout" svg:x1="13.103cm" svg:y1="5.059cm" svg:x2="14.371cm" svg:y2="3.826cm">
          <text:p/>
        </draw:line>
        <draw:ellipse draw:style-name="gr2" draw:text-style-name="P2" draw:layer="layout" svg:width="1.859cm" svg:height="1.072cm" svg:x="13.454cm" svg:y="3.3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4.726cm">
          <text:p text:style-name="P1"><text:span text:style-name="T1">Frenchy</text:span></text:p>
        </draw:ellipse>
        <draw:frame draw:style-name="gr5" draw:text-style-name="P4" draw:layer="layout" svg:width="0.714cm" svg:height="0.675cm" svg:x="11.226cm" svg:y="5.92cm">
          <draw:text-box>
            <text:p><text:span text:style-name="T2">0</text:span></text:p>
          </draw:text-box>
        </draw:frame>
        <draw:ellipse draw:style-name="gr2" draw:text-style-name="P2" draw:layer="layout" svg:width="1.859cm" svg:height="0.968cm" svg:x="10.747cm" svg:y="6.481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4.672cm">
          <text:p text:style-name="P1"><text:span text:style-name="T1">Xavier</text:span></text:p>
        </draw:ellipse>
        <draw:frame draw:style-name="gr5" draw:text-style-name="P4" draw:layer="layout" svg:width="0.714cm" svg:height="0.675cm" svg:x="15.685cm" svg:y="4.109cm">
          <draw:text-box>
            <text:p><text:span text:style-name="T2">0</text:span></text:p>
          </draw:text-box>
        </draw:frame>
      </draw:page>
      <draw:page draw:name="page10" draw:style-name="dp1" draw:master-page-name="Default">
        <draw:path draw:style-name="gr26" draw:text-style-name="P1" draw:layer="layout" svg:width="2.507cm" svg:height="2.41cm" svg:x="16.029cm" svg:y="13.693cm" svg:viewBox="0 0 2508 2411" svg:d="m466 839c-198 225-641 561-393 838 236 263 212 658 629 680 296 16 591 61 890 53 316-8 744 45 785-471 25-307 131-604 131-917 0-353-217-660-471-864-234-188-538-155-812-157l-288 52v27z">
          <text:p/>
        </draw:path>
        <draw:path draw:style-name="gr26" draw:text-style-name="P1" draw:layer="layout" svg:width="2.616cm" svg:height="2.751cm" svg:x="13.129cm" svg:y="13.982cm" svg:viewBox="0 0 2617 2752" svg:d="m1847 0c-296 44-595 34-890 26-382-10-427 427-602 655-208 271-282 596-340 916-61 337 67 709 288 969 211 248 572 154 864 183 352 35 621-214 864-419 248-209 564-512 445-864-112-332 254-558 105-890l-27-157z">
          <text:p/>
        </draw:path>
        <draw:line draw:style-name="gr1" draw:text-style-name="P1" draw:layer="layout" svg:x1="14.524cm" svg:y1="4.269cm" svg:x2="8.516cm" svg:y2="2.508cm">
          <text:p/>
        </draw:line>
        <draw:line draw:style-name="gr1" draw:text-style-name="P1" draw:layer="layout" svg:x1="2.254cm" svg:y1="7.729cm" svg:x2="3.522cm" svg:y2="6.496cm">
          <text:p/>
        </draw:line>
        <draw:line draw:style-name="gr1" draw:text-style-name="P1" draw:layer="layout" svg:x1="5.956cm" svg:y1="6.104cm" svg:x2="4.903cm" svg:y2="4.971cm">
          <text:p/>
        </draw:line>
        <draw:line draw:style-name="gr1" draw:text-style-name="P1" draw:layer="layout" svg:x1="8.314cm" svg:y1="2.484cm" svg:x2="6.575cm" svg:y2="3.683cm">
          <text:p/>
        </draw:line>
        <draw:line draw:style-name="gr1" draw:text-style-name="P1" draw:layer="layout" svg:x1="5.056cm" svg:y1="5.013cm" svg:x2="6.324cm" svg:y2="3.78cm">
          <text:p/>
        </draw:line>
        <draw:frame draw:style-name="gr5" draw:text-style-name="P4" draw:layer="layout" svg:width="0.714cm" svg:height="0.675cm" svg:x="9.058cm" svg:y="4.11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88cm" svg:y="5.3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2.73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3.835cm">
          <draw:text-box>
            <text:p><text:span text:style-name="T2">2</text:span></text:p>
          </draw:text-box>
        </draw:frame>
        <draw:line draw:style-name="gr1" draw:text-style-name="P1" draw:layer="layout" svg:x1="3.635cm" svg:y1="6.203cm" svg:x2="4.903cm" svg:y2="4.97cm">
          <text:p/>
        </draw:line>
        <draw:ellipse draw:style-name="gr2" draw:text-style-name="P2" draw:layer="layout" svg:width="1.859cm" svg:height="1.072cm" svg:x="3.986cm" svg:y="4.4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6.864cm">
          <draw:text-box>
            <text:p><text:span text:style-name="T2">0</text:span></text:p>
          </draw:text-box>
        </draw:frame>
        <draw:line draw:style-name="gr1" draw:text-style-name="P1" draw:layer="layout" svg:x1="6.421cm" svg:y1="3.759cm" svg:x2="9.408cm" svg:y2="5.097cm">
          <text:p/>
        </draw:line>
        <draw:ellipse draw:style-name="gr2" draw:text-style-name="P2" draw:layer="layout" svg:width="1.583cm" svg:height="0.913cm" svg:x="7.671cm" svg:y="2.054cm">
          <text:p text:style-name="P1"><text:span text:style-name="T1">Daisy</text:span></text:p>
        </draw:ellipse>
        <draw:line draw:style-name="gr1" draw:text-style-name="P1" draw:layer="layout" svg:x1="9.424cm" svg:y1="5.357cm" svg:x2="7.934cm" svg:y2="6.653cm">
          <text:p/>
        </draw:line>
        <draw:ellipse draw:style-name="gr2" draw:text-style-name="P2" draw:layer="layout" svg:width="1.583cm" svg:height="0.913cm" svg:x="7.134cm" svg:y="6.248cm">
          <text:p text:style-name="P1"><text:span text:style-name="T1">Boo</text:span></text:p>
        </draw:ellipse>
        <draw:frame draw:style-name="gr5" draw:text-style-name="P4" draw:layer="layout" svg:width="0.714cm" svg:height="0.675cm" svg:x="7.789cm" svg:y="5.654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8.634cm" svg:y="4.7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5.597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6.0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.3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4.422cm" svg:y1="6.985cm" svg:x2="15.69cm" svg:y2="5.752cm">
          <text:p/>
        </draw:line>
        <draw:line draw:style-name="gr1" draw:text-style-name="P1" draw:layer="layout" svg:x1="15.424cm" svg:y1="5.36cm" svg:x2="14.371cm" svg:y2="4.227cm">
          <text:p/>
        </draw:line>
        <draw:frame draw:style-name="gr5" draw:text-style-name="P4" draw:layer="layout" svg:width="0.714cm" svg:height="0.675cm" svg:x="12.356cm" svg:y="4.616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3.867cm" svg:y="3.091cm">
          <draw:text-box>
            <text:p><text:span text:style-name="T2">2</text:span></text:p>
          </draw:text-box>
        </draw:frame>
        <draw:line draw:style-name="gr1" draw:text-style-name="P1" draw:layer="layout" svg:x1="13.103cm" svg:y1="5.459cm" svg:x2="14.371cm" svg:y2="4.226cm">
          <text:p/>
        </draw:line>
        <draw:ellipse draw:style-name="gr2" draw:text-style-name="P2" draw:layer="layout" svg:width="1.859cm" svg:height="1.072cm" svg:x="13.454cm" svg:y="3.726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6cm">
          <text:p text:style-name="P1"><text:span text:style-name="T1">Frenchy</text:span></text:p>
        </draw:ellipse>
        <draw:ellipse draw:style-name="gr2" draw:text-style-name="P2" draw:layer="layout" svg:width="1.859cm" svg:height="0.968cm" svg:x="13.523cm" svg:y="6.698cm">
          <text:p text:style-name="P1"><text:span text:style-name="T1">Thor</text:span></text:p>
        </draw:ellipse>
        <draw:frame draw:style-name="gr5" draw:text-style-name="P4" draw:layer="layout" svg:width="0.714cm" svg:height="0.675cm" svg:x="15.685cm" svg:y="4.509cm">
          <draw:text-box>
            <text:p><text:span text:style-name="T2">1</text:span></text:p>
          </draw:text-box>
        </draw:frame>
        <draw:line draw:style-name="gr1" draw:text-style-name="P1" draw:layer="layout" svg:x1="17.019cm" svg:y1="6.938cm" svg:x2="16.024cm" svg:y2="5.682cm">
          <text:p/>
        </draw:line>
        <draw:ellipse draw:style-name="gr2" draw:text-style-name="P2" draw:layer="layout" svg:width="1.727cm" svg:height="0.913cm" svg:x="14.876cm" svg:y="5.072cm">
          <text:p text:style-name="P1"><text:span text:style-name="T1">Xavier</text:span></text:p>
        </draw:ellipse>
        <draw:ellipse draw:style-name="gr2" draw:text-style-name="P2" draw:layer="layout" svg:width="1.859cm" svg:height="0.968cm" svg:x="16.324cm" svg:y="6.698cm">
          <text:p text:style-name="P1"><text:span text:style-name="T1">Xerxes</text:span></text:p>
        </draw:ellipse>
        <draw:frame draw:style-name="gr5" draw:text-style-name="P4" draw:layer="layout" svg:width="0.714cm" svg:height="0.675cm" svg:x="16.942cm" svg:y="6.055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4.114cm" svg:y="6.133cm">
          <draw:text-box>
            <text:p><text:span text:style-name="T2">0</text:span></text:p>
          </draw:text-box>
        </draw:frame>
        <draw:line draw:style-name="gr1" draw:text-style-name="P1" draw:layer="layout" svg:x1="14.524cm" svg:y1="12.169cm" svg:x2="8.516cm" svg:y2="10.408cm">
          <text:p/>
        </draw:line>
        <draw:line draw:style-name="gr1" draw:text-style-name="P1" draw:layer="layout" svg:x1="2.254cm" svg:y1="15.629cm" svg:x2="3.522cm" svg:y2="14.396cm">
          <text:p/>
        </draw:line>
        <draw:line draw:style-name="gr1" draw:text-style-name="P1" draw:layer="layout" svg:x1="5.956cm" svg:y1="14.004cm" svg:x2="4.903cm" svg:y2="12.871cm">
          <text:p/>
        </draw:line>
        <draw:line draw:style-name="gr1" draw:text-style-name="P1" draw:layer="layout" svg:x1="8.314cm" svg:y1="10.384cm" svg:x2="6.575cm" svg:y2="11.583cm">
          <text:p/>
        </draw:line>
        <draw:line draw:style-name="gr1" draw:text-style-name="P1" draw:layer="layout" svg:x1="5.056cm" svg:y1="12.913cm" svg:x2="6.324cm" svg:y2="11.68cm">
          <text:p/>
        </draw:line>
        <draw:frame draw:style-name="gr5" draw:text-style-name="P4" draw:layer="layout" svg:width="0.714cm" svg:height="0.675cm" svg:x="9.058cm" svg:y="12.012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88cm" svg:y="13.2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10.635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11.735cm">
          <draw:text-box>
            <text:p><text:span text:style-name="T2">2</text:span></text:p>
          </draw:text-box>
        </draw:frame>
        <draw:line draw:style-name="gr1" draw:text-style-name="P1" draw:layer="layout" svg:x1="3.635cm" svg:y1="14.103cm" svg:x2="4.903cm" svg:y2="12.87cm">
          <text:p/>
        </draw:line>
        <draw:ellipse draw:style-name="gr2" draw:text-style-name="P2" draw:layer="layout" svg:width="1.859cm" svg:height="1.072cm" svg:x="3.986cm" svg:y="12.3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13.77cm">
          <text:p text:style-name="P1"><text:span text:style-name="T1">Ahmad</text:span></text:p>
        </draw:ellipse>
        <draw:frame draw:style-name="gr5" draw:text-style-name="P4" draw:layer="layout" svg:width="0.714cm" svg:height="0.675cm" svg:x="1.758cm" svg:y="14.764cm">
          <draw:text-box>
            <text:p><text:span text:style-name="T2">0</text:span></text:p>
          </draw:text-box>
        </draw:frame>
        <draw:line draw:style-name="gr1" draw:text-style-name="P1" draw:layer="layout" svg:x1="6.421cm" svg:y1="11.659cm" svg:x2="9.408cm" svg:y2="12.997cm">
          <text:p/>
        </draw:line>
        <draw:ellipse draw:style-name="gr2" draw:text-style-name="P2" draw:layer="layout" svg:width="1.583cm" svg:height="0.913cm" svg:x="7.671cm" svg:y="9.954cm">
          <text:p text:style-name="P1"><text:span text:style-name="T1">Daisy</text:span></text:p>
        </draw:ellipse>
        <draw:line draw:style-name="gr1" draw:text-style-name="P1" draw:layer="layout" svg:x1="9.424cm" svg:y1="13.257cm" svg:x2="7.934cm" svg:y2="14.553cm">
          <text:p/>
        </draw:line>
        <draw:ellipse draw:style-name="gr2" draw:text-style-name="P2" draw:layer="layout" svg:width="1.583cm" svg:height="0.913cm" svg:x="7.134cm" svg:y="14.148cm">
          <text:p text:style-name="P1"><text:span text:style-name="T1">Boo</text:span></text:p>
        </draw:ellipse>
        <draw:frame draw:style-name="gr5" draw:text-style-name="P4" draw:layer="layout" svg:width="0.714cm" svg:height="0.675cm" svg:x="7.789cm" svg:y="13.554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8.634cm" svg:y="12.648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11.275cm">
          <text:p text:style-name="P1"><text:span text:style-name="T1">Binky</text:span></text:p>
        </draw:ellipse>
        <draw:frame draw:style-name="gr5" draw:text-style-name="P4" draw:layer="layout" svg:width="0.714cm" svg:height="0.675cm" svg:x="6.293cm" svg:y="13.497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13.918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15.525cm">
          <text:p text:style-name="P1"><text:span text:style-name="T1">Abdul</text:span></text:p>
        </draw:ellipse>
        <draw:frame draw:style-name="gr5" draw:text-style-name="P4" draw:layer="layout" svg:width="0.714cm" svg:height="1.099cm" svg:x="7.877cm" svg:y="9.255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4.422cm" svg:y1="14.885cm" svg:x2="15.69cm" svg:y2="13.652cm">
          <text:p/>
        </draw:line>
        <draw:line draw:style-name="gr1" draw:text-style-name="P1" draw:layer="layout" svg:x1="15.424cm" svg:y1="13.26cm" svg:x2="14.371cm" svg:y2="12.127cm">
          <text:p/>
        </draw:line>
        <draw:frame draw:style-name="gr5" draw:text-style-name="P4" draw:layer="layout" svg:width="0.714cm" svg:height="0.675cm" svg:x="13.867cm" svg:y="10.991cm">
          <draw:text-box>
            <text:p><text:span text:style-name="T2">2</text:span></text:p>
          </draw:text-box>
        </draw:frame>
        <draw:ellipse draw:style-name="gr11" draw:text-style-name="P2" draw:layer="layout" svg:width="1.859cm" svg:height="1.072cm" svg:x="13.454cm" svg:y="11.626cm">
          <text:p text:style-name="P1"><text:span text:style-name="T1">Galois</text:span></text:p>
        </draw:ellipse>
        <draw:ellipse draw:style-name="gr2" draw:text-style-name="P2" draw:layer="layout" svg:width="1.859cm" svg:height="0.968cm" svg:x="13.523cm" svg:y="14.598cm">
          <text:p text:style-name="P1"><text:span text:style-name="T1">Thor</text:span></text:p>
        </draw:ellipse>
        <draw:frame draw:style-name="gr5" draw:text-style-name="P4" draw:layer="layout" svg:width="0.714cm" svg:height="0.675cm" svg:x="15.685cm" svg:y="12.409cm">
          <draw:text-box>
            <text:p><text:span text:style-name="T2">1</text:span></text:p>
          </draw:text-box>
        </draw:frame>
        <draw:line draw:style-name="gr1" draw:text-style-name="P1" draw:layer="layout" svg:x1="17.019cm" svg:y1="14.838cm" svg:x2="16.024cm" svg:y2="13.582cm">
          <text:p/>
        </draw:line>
        <draw:ellipse draw:style-name="gr2" draw:text-style-name="P2" draw:layer="layout" svg:width="1.727cm" svg:height="0.913cm" svg:x="14.876cm" svg:y="12.972cm">
          <text:p text:style-name="P1"><text:span text:style-name="T1">Xavier</text:span></text:p>
        </draw:ellipse>
        <draw:ellipse draw:style-name="gr2" draw:text-style-name="P2" draw:layer="layout" svg:width="1.859cm" svg:height="0.968cm" svg:x="16.324cm" svg:y="14.598cm">
          <text:p text:style-name="P1"><text:span text:style-name="T1">Xerxes</text:span></text:p>
        </draw:ellipse>
        <draw:frame draw:style-name="gr5" draw:text-style-name="P4" draw:layer="layout" svg:width="0.714cm" svg:height="0.675cm" svg:x="16.942cm" svg:y="13.955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4.114cm" svg:y="14.033cm">
          <draw:text-box>
            <text:p><text:span text:style-name="T2">0</text:span></text:p>
          </draw:text-box>
        </draw:frame>
        <draw:path draw:style-name="gr26" draw:text-style-name="P1" draw:layer="layout" svg:width="1.433cm" svg:height="1.182cm" svg:x="12.309cm" svg:y="12.804cm" svg:viewBox="0 0 1434 1183" svg:d="m1070 105c-289-1-601-117-864 0-311 138-228 651-26 890 200 236 598 246 864 52 202-147 614-502 236-733l-236-262-26-52z">
          <text:p/>
        </draw:path>
        <draw:frame draw:style-name="gr5" draw:text-style-name="P4" draw:layer="layout" svg:width="0.853cm" svg:height="0.675cm" svg:x="12.596cm" svg:y="13.039cm">
          <draw:text-box>
            <text:p><text:span text:style-name="T2">-1</text:span></text:p>
          </draw:text-box>
        </draw:frame>
        <draw:line draw:style-name="gr1" draw:text-style-name="P1" draw:layer="layout" svg:x1="14.524cm" svg:y1="20.27cm" svg:x2="8.516cm" svg:y2="18.509cm">
          <text:p/>
        </draw:line>
        <draw:line draw:style-name="gr1" draw:text-style-name="P1" draw:layer="layout" svg:x1="2.254cm" svg:y1="23.73cm" svg:x2="3.522cm" svg:y2="22.497cm">
          <text:p/>
        </draw:line>
        <draw:line draw:style-name="gr1" draw:text-style-name="P1" draw:layer="layout" svg:x1="5.956cm" svg:y1="22.105cm" svg:x2="4.903cm" svg:y2="20.972cm">
          <text:p/>
        </draw:line>
        <draw:line draw:style-name="gr1" draw:text-style-name="P1" draw:layer="layout" svg:x1="8.314cm" svg:y1="18.485cm" svg:x2="6.575cm" svg:y2="19.684cm">
          <text:p/>
        </draw:line>
        <draw:line draw:style-name="gr1" draw:text-style-name="P1" draw:layer="layout" svg:x1="5.056cm" svg:y1="21.014cm" svg:x2="6.324cm" svg:y2="19.781cm">
          <text:p/>
        </draw:line>
        <draw:frame draw:style-name="gr5" draw:text-style-name="P4" draw:layer="layout" svg:width="0.714cm" svg:height="0.675cm" svg:x="9.058cm" svg:y="20.11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2.888cm" svg:y="21.361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5.547cm" svg:y="18.736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4.399cm" svg:y="19.836cm">
          <draw:text-box>
            <text:p><text:span text:style-name="T2">2</text:span></text:p>
          </draw:text-box>
        </draw:frame>
        <draw:line draw:style-name="gr1" draw:text-style-name="P1" draw:layer="layout" svg:x1="3.635cm" svg:y1="22.204cm" svg:x2="4.903cm" svg:y2="20.971cm">
          <text:p/>
        </draw:line>
        <draw:ellipse draw:style-name="gr2" draw:text-style-name="P2" draw:layer="layout" svg:width="1.859cm" svg:height="1.072cm" svg:x="3.986cm" svg:y="20.47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21.871cm">
          <text:p text:style-name="P1"><text:span text:style-name="T1">Ahmad</text:span></text:p>
        </draw:ellipse>
        <draw:frame draw:style-name="gr5" draw:text-style-name="P4" draw:layer="layout" svg:width="0.714cm" svg:height="0.675cm" svg:x="1.758cm" svg:y="22.865cm">
          <draw:text-box>
            <text:p><text:span text:style-name="T2">0</text:span></text:p>
          </draw:text-box>
        </draw:frame>
        <draw:line draw:style-name="gr1" draw:text-style-name="P1" draw:layer="layout" svg:x1="6.421cm" svg:y1="19.76cm" svg:x2="9.408cm" svg:y2="21.098cm">
          <text:p/>
        </draw:line>
        <draw:ellipse draw:style-name="gr2" draw:text-style-name="P2" draw:layer="layout" svg:width="1.583cm" svg:height="0.913cm" svg:x="7.671cm" svg:y="18.055cm">
          <text:p text:style-name="P1"><text:span text:style-name="T1">Daisy</text:span></text:p>
        </draw:ellipse>
        <draw:line draw:style-name="gr1" draw:text-style-name="P1" draw:layer="layout" svg:x1="9.424cm" svg:y1="21.358cm" svg:x2="7.934cm" svg:y2="22.654cm">
          <text:p/>
        </draw:line>
        <draw:ellipse draw:style-name="gr2" draw:text-style-name="P2" draw:layer="layout" svg:width="1.583cm" svg:height="0.913cm" svg:x="7.134cm" svg:y="22.249cm">
          <text:p text:style-name="P1"><text:span text:style-name="T1">Boo</text:span></text:p>
        </draw:ellipse>
        <draw:frame draw:style-name="gr5" draw:text-style-name="P4" draw:layer="layout" svg:width="0.714cm" svg:height="0.675cm" svg:x="7.789cm" svg:y="21.655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8.634cm" svg:y="20.749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19.376cm">
          <text:p text:style-name="P1"><text:span text:style-name="T1">Binky</text:span></text:p>
        </draw:ellipse>
        <draw:frame draw:style-name="gr5" draw:text-style-name="P4" draw:layer="layout" svg:width="0.714cm" svg:height="0.675cm" svg:x="6.293cm" svg:y="21.598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5.121cm" svg:y="22.019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23.626cm">
          <text:p text:style-name="P1"><text:span text:style-name="T1">Abdul</text:span></text:p>
        </draw:ellipse>
        <draw:frame draw:style-name="gr5" draw:text-style-name="P4" draw:layer="layout" svg:width="0.714cm" svg:height="1.099cm" svg:x="7.877cm" svg:y="17.356cm">
          <draw:text-box>
            <text:p><text:span text:style-name="T2">4</text:span></text:p>
            <text:p><text:span text:style-name="T2"/></text:p>
          </draw:text-box>
        </draw:frame>
        <draw:line draw:style-name="gr1" draw:text-style-name="P1" draw:layer="layout" svg:x1="14.422cm" svg:y1="22.986cm" svg:x2="12.934cm" svg:y2="21.496cm">
          <text:p/>
        </draw:line>
        <draw:line draw:style-name="gr1" draw:text-style-name="P1" draw:layer="layout" svg:x1="12.934cm" svg:y1="21.47cm" svg:x2="14.371cm" svg:y2="20.228cm">
          <text:p/>
        </draw:line>
        <draw:frame draw:style-name="gr5" draw:text-style-name="P4" draw:layer="layout" svg:width="0.714cm" svg:height="0.675cm" svg:x="13.867cm" svg:y="19.092cm">
          <draw:text-box>
            <text:p><text:span text:style-name="T2">2</text:span></text:p>
          </draw:text-box>
        </draw:frame>
        <draw:ellipse draw:style-name="gr2" draw:text-style-name="P2" draw:layer="layout" svg:width="1.859cm" svg:height="1.072cm" svg:x="11.83cm" svg:y="20.984cm">
          <text:p text:style-name="P1"><text:span text:style-name="T1">Galois</text:span></text:p>
        </draw:ellipse>
        <draw:ellipse draw:style-name="gr2" draw:text-style-name="P2" draw:layer="layout" svg:width="1.859cm" svg:height="0.968cm" svg:x="13.523cm" svg:y="22.699cm">
          <text:p text:style-name="P1"><text:span text:style-name="T1">Thor</text:span></text:p>
        </draw:ellipse>
        <draw:frame draw:style-name="gr5" draw:text-style-name="P4" draw:layer="layout" svg:width="0.714cm" svg:height="0.675cm" svg:x="11.762cm" svg:y="20.466cm">
          <draw:text-box>
            <text:p><text:span text:style-name="T2">1</text:span></text:p>
          </draw:text-box>
        </draw:frame>
        <draw:line draw:style-name="gr1" draw:text-style-name="P1" draw:layer="layout" svg:x1="15.819cm" svg:y1="21.639cm" svg:x2="14.824cm" svg:y2="20.383cm">
          <text:p/>
        </draw:line>
        <draw:ellipse draw:style-name="gr2" draw:text-style-name="P2" draw:layer="layout" svg:width="1.727cm" svg:height="0.913cm" svg:x="13.676cm" svg:y="19.773cm">
          <text:p text:style-name="P1"><text:span text:style-name="T1">Xavier</text:span></text:p>
        </draw:ellipse>
        <draw:ellipse draw:style-name="gr2" draw:text-style-name="P2" draw:layer="layout" svg:width="1.859cm" svg:height="0.968cm" svg:x="15.124cm" svg:y="21.399cm">
          <text:p text:style-name="P1"><text:span text:style-name="T1">Xerxes</text:span></text:p>
        </draw:ellipse>
        <draw:frame draw:style-name="gr5" draw:text-style-name="P4" draw:layer="layout" svg:width="0.714cm" svg:height="0.675cm" svg:x="15.742cm" svg:y="20.756cm">
          <draw:text-box>
            <text:p><text:span text:style-name="T2">0</text:span></text:p>
          </draw:text-box>
        </draw:frame>
        <draw:frame draw:style-name="gr5" draw:text-style-name="P4" draw:layer="layout" svg:width="0.714cm" svg:height="0.675cm" svg:x="14.114cm" svg:y="22.134cm">
          <draw:text-box>
            <text:p><text:span text:style-name="T2">0</text:span></text:p>
          </draw:text-box>
        </draw:frame>
      </draw:page>
      <draw:page draw:name="page11" draw:style-name="dp1" draw:master-page-name="Default">
        <draw:line draw:style-name="gr1" draw:text-style-name="P1" draw:layer="layout" svg:x1="14.31cm" svg:y1="5.132cm" svg:x2="11.442cm" svg:y2="3.194cm">
          <text:p/>
        </draw:line>
        <draw:line draw:style-name="gr1" draw:text-style-name="P1" draw:layer="layout" svg:x1="3.898cm" svg:y1="6.245cm" svg:x2="5.166cm" svg:y2="5.012cm">
          <text:p/>
        </draw:line>
        <draw:line draw:style-name="gr1" draw:text-style-name="P1" draw:layer="layout" svg:x1="7.6cm" svg:y1="4.62cm" svg:x2="6.547cm" svg:y2="3.487cm">
          <text:p/>
        </draw:line>
        <draw:line draw:style-name="gr1" draw:text-style-name="P1" draw:layer="layout" svg:x1="11.285cm" svg:y1="3.272cm" svg:x2="8.954cm" svg:y2="2.173cm">
          <text:p/>
        </draw:line>
        <draw:line draw:style-name="gr1" draw:text-style-name="P1" draw:layer="layout" svg:x1="6.7cm" svg:y1="3.529cm" svg:x2="8.719cm" svg:y2="2.33cm">
          <text:p/>
        </draw:line>
        <draw:frame draw:style-name="gr5" draw:text-style-name="P4" draw:layer="layout" svg:width="0.714cm" svg:height="0.675cm" svg:x="9.42cm" svg:y="4.163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4.532cm" svg:y="3.876cm">
          <draw:text-box>
            <text:p><text:span text:style-name="T2">1</text:span></text:p>
          </draw:text-box>
        </draw:frame>
        <draw:frame draw:style-name="gr5" draw:text-style-name="P4" draw:layer="layout" svg:width="0.714cm" svg:height="0.675cm" svg:x="7.967cm" svg:y="1.408cm">
          <draw:text-box>
            <text:p><text:span text:style-name="T2">3</text:span></text:p>
          </draw:text-box>
        </draw:frame>
        <draw:frame draw:style-name="gr5" draw:text-style-name="P4" draw:layer="layout" svg:width="0.714cm" svg:height="0.675cm" svg:x="6.043cm" svg:y="2.351cm">
          <draw:text-box>
            <text:p><text:span text:style-name="T2">2</text:span></text:p>
          </draw:text-box>
        </draw:frame>
        <draw:line draw:style-name="gr1" draw:text-style-name="P1" draw:layer="layout" svg:x1="5.279cm" svg:y1="4.719cm" svg:x2="6.547cm" svg:y2="3.486cm">
          <text:p/>
        </draw:line>
        <draw:ellipse draw:style-name="gr2" draw:text-style-name="P2" draw:layer="layout" svg:width="1.859cm" svg:height="1.072cm" svg:x="5.63cm" svg:y="2.986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4.131cm" svg:y="4.386cm">
          <text:p text:style-name="P1"><text:span text:style-name="T1">Ahmad</text:span></text:p>
        </draw:ellipse>
        <draw:frame draw:style-name="gr5" draw:text-style-name="P4" draw:layer="layout" svg:width="0.714cm" svg:height="0.675cm" svg:x="3.402cm" svg:y="5.38cm">
          <draw:text-box>
            <text:p><text:span text:style-name="T2">0</text:span></text:p>
          </draw:text-box>
        </draw:frame>
        <draw:line draw:style-name="gr1" draw:text-style-name="P1" draw:layer="layout" svg:x1="11.599cm" svg:y1="3.299cm" svg:x2="9.77cm" svg:y2="5.148cm">
          <text:p/>
        </draw:line>
        <draw:ellipse draw:style-name="gr2" draw:text-style-name="P2" draw:layer="layout" svg:width="1.583cm" svg:height="0.913cm" svg:x="10.73cm" svg:y="2.864cm">
          <text:p text:style-name="P1"><text:span text:style-name="T1">Daisy</text:span></text:p>
        </draw:ellipse>
        <draw:line draw:style-name="gr1" draw:text-style-name="P1" draw:layer="layout" svg:x1="9.786cm" svg:y1="5.408cm" svg:x2="8.296cm" svg:y2="6.704cm">
          <text:p/>
        </draw:line>
        <draw:ellipse draw:style-name="gr2" draw:text-style-name="P2" draw:layer="layout" svg:width="1.583cm" svg:height="0.913cm" svg:x="7.496cm" svg:y="6.299cm">
          <text:p text:style-name="P1"><text:span text:style-name="T1">Boo</text:span></text:p>
        </draw:ellipse>
        <draw:frame draw:style-name="gr5" draw:text-style-name="P4" draw:layer="layout" svg:width="0.714cm" svg:height="0.675cm" svg:x="8.151cm" svg:y="5.705cm">
          <draw:text-box>
            <text:p><text:span text:style-name="T2">0</text:span></text:p>
          </draw:text-box>
        </draw:frame>
        <draw:ellipse draw:style-name="gr2" draw:text-style-name="P2" draw:layer="layout" svg:width="1.583cm" svg:height="0.913cm" svg:x="8.996cm" svg:y="4.799cm">
          <text:p text:style-name="P1"><text:span text:style-name="T1">Calista</text:span></text:p>
        </draw:ellipse>
        <draw:ellipse draw:style-name="gr2" draw:text-style-name="P2" draw:layer="layout" svg:width="1.583cm" svg:height="0.913cm" svg:x="8.189cm" svg:y="1.786cm">
          <text:p text:style-name="P1"><text:span text:style-name="T1">Binky</text:span></text:p>
        </draw:ellipse>
        <draw:frame draw:style-name="gr5" draw:text-style-name="P4" draw:layer="layout" svg:width="0.714cm" svg:height="0.675cm" svg:x="7.937cm" svg:y="4.113cm">
          <draw:text-box>
            <text:p><text:span text:style-name="T2">0</text:span></text:p>
          </draw:text-box>
        </draw:frame>
        <draw:ellipse draw:style-name="gr2" draw:text-style-name="P2" draw:layer="layout" svg:width="1.727cm" svg:height="0.913cm" svg:x="6.765cm" svg:y="4.534cm">
          <text:p text:style-name="P1"><text:span text:style-name="T1">Bethany</text:span></text:p>
        </draw:ellipse>
        <draw:ellipse draw:style-name="gr2" draw:text-style-name="P2" draw:layer="layout" svg:width="1.859cm" svg:height="0.968cm" svg:x="2.923cm" svg:y="6.141cm">
          <text:p text:style-name="P1"><text:span text:style-name="T1">Abdul</text:span></text:p>
        </draw:ellipse>
        <draw:frame draw:style-name="gr27" draw:text-style-name="P4" draw:layer="layout" svg:width="3.491cm" svg:height="2.05cm" svg:x="11.459cm" svg:y="2.192cm">
          <draw:text-box>
            <text:p><text:span text:style-name="T2">2</text:span></text:p>
            <text:p><text:span text:style-name="T2"/></text:p>
          </draw:text-box>
        </draw:frame>
        <draw:line draw:style-name="gr1" draw:text-style-name="P1" draw:layer="layout" svg:x1="12.72cm" svg:y1="6.332cm" svg:x2="14.157cm" svg:y2="5.09cm">
          <text:p/>
        </draw:line>
        <draw:frame draw:style-name="gr5" draw:text-style-name="P4" draw:layer="layout" svg:width="0.714cm" svg:height="0.675cm" svg:x="13.653cm" svg:y="3.954cm">
          <draw:text-box>
            <text:p><text:span text:style-name="T2">1</text:span></text:p>
          </draw:text-box>
        </draw:frame>
        <draw:ellipse draw:style-name="gr2" draw:text-style-name="P2" draw:layer="layout" svg:width="1.859cm" svg:height="1.072cm" svg:x="11.616cm" svg:y="5.846cm">
          <text:p text:style-name="P1"><text:span text:style-name="T1">Galois</text:span></text:p>
        </draw:ellipse>
        <draw:frame draw:style-name="gr5" draw:text-style-name="P4" draw:layer="layout" svg:width="0.714cm" svg:height="0.675cm" svg:x="11.548cm" svg:y="5.328cm">
          <draw:text-box>
            <text:p><text:span text:style-name="T2">0</text:span></text:p>
          </draw:text-box>
        </draw:frame>
        <draw:line draw:style-name="gr1" draw:text-style-name="P1" draw:layer="layout" svg:x1="15.605cm" svg:y1="6.501cm" svg:x2="14.61cm" svg:y2="5.245cm">
          <text:p/>
        </draw:line>
        <draw:ellipse draw:style-name="gr2" draw:text-style-name="P2" draw:layer="layout" svg:width="1.727cm" svg:height="0.913cm" svg:x="13.462cm" svg:y="4.635cm">
          <text:p text:style-name="P1"><text:span text:style-name="T1">Thor</text:span></text:p>
        </draw:ellipse>
        <draw:ellipse draw:style-name="gr2" draw:text-style-name="P2" draw:layer="layout" svg:width="1.859cm" svg:height="0.968cm" svg:x="14.91cm" svg:y="6.261cm">
          <text:p text:style-name="P1"><text:span text:style-name="T1">Xavier</text:span></text:p>
        </draw:ellipse>
        <draw:frame draw:style-name="gr5" draw:text-style-name="P4" draw:layer="layout" svg:width="0.714cm" svg:height="0.675cm" svg:x="15.528cm" svg:y="5.618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4-10T17:20:35</meta:creation-date>
    <dc:date>2014-04-22T12:06:17.538104000</dc:date>
    <meta:editing-duration>P2DT5H30M4S</meta:editing-duration>
    <meta:editing-cycles>19</meta:editing-cycles>
    <meta:generator>LibreOffice/4.1.4.2$MacOSX_x86 LibreOffice_project/0a0440ccc0227ad9829de5f46be37cfb6edcf72</meta:generator>
    <meta:document-statistic meta:object-count="996"/>
  </office:meta>
</office:document-meta>
</file>